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0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1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3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6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47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4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1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52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1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6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9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0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6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7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2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9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2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3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9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6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7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8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0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1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2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3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24">
            <text:p>民 國 114 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25">
            <text:p>民 國 114 年 2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319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385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385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385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386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386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387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387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389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0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385">
            <text:p><text:span text:style-name="T6">計</text:span></text:p>
          </table:table-cell>
          <table:table-cell office:value-type="string" table:number-columns-spanned="1" table:number-rows-spanned="3" table:style-name="ce385">
            <text:p><text:span text:style-name="T6">男</text:span></text:p>
          </table:table-cell>
          <table:table-cell office:value-type="string" table:number-columns-spanned="1" table:number-rows-spanned="3" table:style-name="ce385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385">
            <text:p><text:span text:style-name="T6">計</text:span></text:p>
          </table:table-cell>
          <table:table-cell office:value-type="string" table:number-columns-spanned="1" table:number-rows-spanned="3" table:style-name="ce385">
            <text:p><text:span text:style-name="T6">男</text:span></text:p>
          </table:table-cell>
          <table:table-cell office:value-type="string" table:number-columns-spanned="1" table:number-rows-spanned="3" table:style-name="ce385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385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87">
            <text:p><text:span text:style-name="T6">不同性別</text:span></text:p>
          </table:table-cell>
          <table:table-cell office:value-type="string" table:number-columns-spanned="3" table:number-rows-spanned="1" table:style-name="ce385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385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387">
            <text:p><text:span text:style-name="T6">不同性別</text:span></text:p>
          </table:table-cell>
          <table:table-cell office:value-type="string" table:number-columns-spanned="3" table:number-rows-spanned="1" table:style-name="ce385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85">
            <text:p><text:span text:style-name="T6">計</text:span></text:p>
          </table:table-cell>
          <table:table-cell office:value-type="string" table:number-columns-spanned="1" table:number-rows-spanned="2" table:style-name="ce385">
            <text:p><text:span text:style-name="T6">男</text:span></text:p>
          </table:table-cell>
          <table:table-cell office:value-type="string" table:number-columns-spanned="1" table:number-rows-spanned="2" table:style-name="ce388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85">
            <text:p><text:span text:style-name="T6">計</text:span></text:p>
          </table:table-cell>
          <table:table-cell office:value-type="string" table:number-columns-spanned="1" table:number-rows-spanned="2" table:style-name="ce385">
            <text:p><text:span text:style-name="T6">男</text:span></text:p>
          </table:table-cell>
          <table:table-cell office:value-type="string" table:number-columns-spanned="1" table:number-rows-spanned="2" table:style-name="ce388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95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04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5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6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07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8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9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0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1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2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93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2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3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4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5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6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7">
            <text:p>114年1~2月</text:p>
          </table:table-cell>
          <table:covered-table-cell/>
          <table:table-cell office:value-type="float" office:value="9587516" table:style-name="ce171">
            <text:p><text:s text:c="3"/>9,587,516</text:p>
          </table:table-cell>
          <table:table-cell office:value-type="float" office:value="23384614" table:style-name="ce171">
            <text:p><text:s text:c="3"/>23,384,614</text:p>
          </table:table-cell>
          <table:table-cell office:value-type="float" office:value="11515767" table:style-name="ce171">
            <text:p><text:s text:c="3"/>11,515,767</text:p>
          </table:table-cell>
          <table:table-cell office:value-type="float" office:value="11868847" table:style-name="ce171">
            <text:p><text:s text:c="3"/>11,868,847</text:p>
          </table:table-cell>
          <table:table-cell office:value-type="float" office:value="19902" table:style-name="ce171">
            <text:p><text:s text:c="3"/>19,902</text:p>
          </table:table-cell>
          <table:table-cell office:value-type="float" office:value="10289" table:style-name="ce171">
            <text:p><text:s text:c="3"/>10,289</text:p>
          </table:table-cell>
          <table:table-cell office:value-type="float" office:value="9613" table:style-name="ce171">
            <text:p><text:s text:c="3"/>9,613</text:p>
          </table:table-cell>
          <table:table-cell office:value-type="float" office:value="5.2633527511450096" table:style-name="ce172">
            <text:p>5.26</text:p>
          </table:table-cell>
          <table:table-cell office:value-type="float" office:value="36906" table:style-name="ce171">
            <text:p><text:s text:c="3"/>36,906</text:p>
          </table:table-cell>
          <table:table-cell office:value-type="float" office:value="21358" table:style-name="ce171">
            <text:p><text:s text:c="3"/>21,358</text:p>
          </table:table-cell>
          <table:table-cell office:value-type="float" office:value="15548" table:style-name="ce171">
            <text:p><text:s text:c="3"/>15,548</text:p>
          </table:table-cell>
          <table:table-cell office:value-type="float" office:value="9.7602902539321601" table:style-name="ce172">
            <text:p>9.76</text:p>
          </table:table-cell>
          <table:table-cell office:value-type="float" office:value="-17004" table:style-name="ce171">
            <text:p>－ <text:s/>17,004</text:p>
          </table:table-cell>
          <table:table-cell office:value-type="float" office:value="-4.4969375027871497" table:style-name="ce173">
            <text:p>－ <text:s/>4.50</text:p>
          </table:table-cell>
          <table:table-cell office:value-type="float" office:value="17420" table:style-name="ce171">
            <text:p><text:s text:c="3"/>17,420</text:p>
          </table:table-cell>
          <table:table-cell office:value-type="float" office:value="16950" table:style-name="ce171">
            <text:p><text:s text:c="3"/>16,950</text:p>
          </table:table-cell>
          <table:table-cell office:value-type="float" office:value="470" table:style-name="ce171">
            <text:p><text:s text:c="3"/>470</text:p>
          </table:table-cell>
          <table:table-cell office:value-type="float" office:value="148" table:style-name="ce171">
            <text:p><text:s text:c="3"/>148</text:p>
          </table:table-cell>
          <table:table-cell office:value-type="float" office:value="322" table:style-name="ce171">
            <text:p><text:s text:c="3"/>322</text:p>
          </table:table-cell>
          <table:table-cell office:value-type="float" office:value="4.6069543224271996" table:style-name="ce172">
            <text:p>4.61</text:p>
          </table:table-cell>
          <table:table-cell office:value-type="float" office:value="7601" table:style-name="ce171">
            <text:p><text:s text:c="3"/>7,601</text:p>
          </table:table-cell>
          <table:table-cell office:value-type="float" office:value="7475" table:style-name="ce171">
            <text:p><text:s text:c="3"/>7,475</text:p>
          </table:table-cell>
          <table:table-cell office:value-type="float" office:value="126" table:style-name="ce171">
            <text:p><text:s text:c="3"/>126</text:p>
          </table:table-cell>
          <table:table-cell office:value-type="float" office:value="30" table:style-name="ce171">
            <text:p><text:s text:c="3"/>30</text:p>
          </table:table-cell>
          <table:table-cell office:value-type="float" office:value="96" table:style-name="ce171">
            <text:p><text:s text:c="3"/>96</text:p>
          </table:table-cell>
          <table:table-cell office:value-type="float" office:value="2.0101871300097098" table:style-name="ce172">
            <text:p>2.01</text:p>
          </table:table-cell>
          <table:table-cell office:value-type="float" office:value="193487" table:style-name="ce171">
            <text:p><text:s text:c="3"/>193,487</text:p>
          </table:table-cell>
          <table:table-cell office:value-type="float" office:value="192089" table:style-name="ce171">
            <text:p><text:s text:c="3"/>192,089</text:p>
          </table:table-cell>
          <table:table-cell office:value-type="float" office:value="614152" table:style-name="ce171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280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94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91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3.5649172443427997" table:style-name="ce38">
            <text:p>3.56</text:p>
          </table:table-cell>
          <table:table-cell office:value-type="float" office:value="-0.14279154633393304" table:style-name="ce38">
            <text:p>–0.14</text:p>
          </table:table-cell>
          <table:table-cell office:value-type="float" office:value="-0.28900840711585141" table:style-name="ce38">
            <text:p>–0.29</text:p>
          </table:table-cell>
          <table:table-cell office:value-type="float" office:value="-5.13947871194216E-4" table:style-name="ce38">
            <text:p>–0.00</text:p>
          </table:table-cell>
          <table:table-cell office:value-type="float" office:value="7.6994722135982618" table:style-name="ce38">
            <text:p>7.70</text:p>
          </table:table-cell>
          <table:table-cell office:value-type="float" office:value="7.7882873817669545" table:style-name="ce38">
            <text:p>7.79</text:p>
          </table:table-cell>
          <table:table-cell office:value-type="float" office:value="7.6054537707711978" table:style-name="ce38">
            <text:p>7.61</text:p>
          </table:table-cell>
          <table:table-cell office:value-type="float" office:value="0.59246480986163996" table:style-name="ce38">
            <text:p>0.59</text:p>
          </table:table-cell>
          <table:table-cell office:value-type="float" office:value="25.346466613217274" table:style-name="ce38">
            <text:p>25.35</text:p>
          </table:table-cell>
          <table:table-cell office:value-type="float" office:value="25.980975029726515" table:style-name="ce38">
            <text:p>25.98</text:p>
          </table:table-cell>
          <table:table-cell office:value-type="float" office:value="24.477611940298509" table:style-name="ce38">
            <text:p>24.48</text:p>
          </table:table-cell>
          <table:table-cell office:value-type="float" office:value="2.78801000487198" table:style-name="ce38">
            <text:p>2.79</text:p>
          </table:table-cell>
          <table:table-cell office:value-type="string" table:style-name="ce38">
            <text:p>--</text:p>
          </table:table-cell>
          <table:table-cell office:value-type="float" office:value="-2.1955451950103302" table:style-name="ce39">
            <text:p>–2.20</text:p>
          </table:table-cell>
          <table:table-cell office:value-type="float" office:value="0.85879033247454295" table:style-name="ce38">
            <text:p>0.86</text:p>
          </table:table-cell>
          <table:table-cell office:value-type="float" office:value="0.31474254060178775" table:style-name="ce38">
            <text:p>0.31</text:p>
          </table:table-cell>
          <table:table-cell office:value-type="float" office:value="21.634615384615387" table:style-name="ce38">
            <text:p>21.63</text:p>
          </table:table-cell>
          <table:table-cell office:value-type="float" office:value="28.333333333333332" table:style-name="ce38">
            <text:p>28.33</text:p>
          </table:table-cell>
          <table:table-cell office:value-type="float" office:value="18.918918918918919" table:style-name="ce38">
            <text:p>18.92</text:p>
          </table:table-cell>
          <table:table-cell office:value-type="float" office:value="0.18901169037212001" table:style-name="ce38">
            <text:p>0.19</text:p>
          </table:table-cell>
          <table:table-cell office:value-type="float" office:value="9.9661722612542292" table:style-name="ce38">
            <text:p>9.97</text:p>
          </table:table-cell>
          <table:table-cell office:value-type="float" office:value="10.659223817118555" table:style-name="ce38">
            <text:p>10.66</text:p>
          </table:table-cell>
          <table:table-cell office:value-type="float" office:value="-22.222222222222221" table:style-name="ce38">
            <text:p>–22.22</text:p>
          </table:table-cell>
          <table:table-cell office:value-type="float" office:value="-26.315789473684209" table:style-name="ce38">
            <text:p>–26.32</text:p>
          </table:table-cell>
          <table:table-cell office:value-type="float" office:value="-20.967741935483872" table:style-name="ce38">
            <text:p>–20.97</text:p>
          </table:table-cell>
          <table:table-cell office:value-type="float" office:value="0.284171837117" table:style-name="ce38">
            <text:p>0.28</text:p>
          </table:table-cell>
          <table:table-cell office:value-type="float" office:value="58.083339759903339" table:style-name="ce38">
            <text:p>58.08</text:p>
          </table:table-cell>
          <table:table-cell office:value-type="float" office:value="71.274535753590683" table:style-name="ce38">
            <text:p>71.27</text:p>
          </table:table-cell>
          <table:table-cell office:value-type="float" office:value="3.6629189586986937" table:style-name="ce38">
            <text:p>3.66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392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0.83004946054041662" table:style-name="ce40">
            <text:p>0.83</text:p>
          </table:table-cell>
          <table:table-cell office:value-type="float" office:value="-4.8875773853952864E-2" table:style-name="ce40">
            <text:p>–0.05</text:p>
          </table:table-cell>
          <table:table-cell office:value-type="float" office:value="-6.3489953166179572E-2" table:style-name="ce40">
            <text:p>–0.06</text:p>
          </table:table-cell>
          <table:table-cell office:value-type="float" office:value="-3.4692258025500959E-2" table:style-name="ce40">
            <text:p>–0.03</text:p>
          </table:table-cell>
          <table:table-cell office:value-type="float" office:value="9.6050552922590828" table:style-name="ce40">
            <text:p>9.61</text:p>
          </table:table-cell>
          <table:table-cell office:value-type="float" office:value="8.5749037097101155" table:style-name="ce40">
            <text:p>8.57</text:p>
          </table:table-cell>
          <table:table-cell office:value-type="float" office:value="10.718982902235862" table:style-name="ce40">
            <text:p>10.72</text:p>
          </table:table-cell>
          <table:table-cell office:value-type="float" office:value="1.0219604393868398" table:style-name="ce40">
            <text:p>1.02</text:p>
          </table:table-cell>
          <table:table-cell office:value-type="float" office:value="45.745105872952458" table:style-name="ce40">
            <text:p>45.75</text:p>
          </table:table-cell>
          <table:table-cell office:value-type="float" office:value="47.084683017121705" table:style-name="ce40">
            <text:p>47.08</text:p>
          </table:table-cell>
          <table:table-cell office:value-type="float" office:value="43.92845936617509" table:style-name="ce40">
            <text:p>43.93</text:p>
          </table:table-cell>
          <table:table-cell office:value-type="float" office:value="4.641227276318399" table:style-name="ce40">
            <text:p>4.64</text:p>
          </table:table-cell>
          <table:table-cell office:value-type="string" table:style-name="ce40">
            <text:p>--</text:p>
          </table:table-cell>
          <table:table-cell office:value-type="float" office:value="-3.6192668369315601" table:style-name="ce41">
            <text:p>–3.62</text:p>
          </table:table-cell>
          <table:table-cell office:value-type="float" office:value="-10.631590390259811" table:style-name="ce40">
            <text:p>–10.63</text:p>
          </table:table-cell>
          <table:table-cell office:value-type="float" office:value="-11.289245156980627" table:style-name="ce40">
            <text:p>–11.29</text:p>
          </table:table-cell>
          <table:table-cell office:value-type="float" office:value="16.589861751152075" table:style-name="ce40">
            <text:p>16.59</text:p>
          </table:table-cell>
          <table:table-cell office:value-type="float" office:value="8.4507042253521121" table:style-name="ce40">
            <text:p>8.45</text:p>
          </table:table-cell>
          <table:table-cell office:value-type="float" office:value="20.547945205479451" table:style-name="ce40">
            <text:p>20.55</text:p>
          </table:table-cell>
          <table:table-cell office:value-type="float" office:value="-4.7373374806959134E-2" table:style-name="ce40">
            <text:p>–0.05</text:p>
          </table:table-cell>
          <table:table-cell office:value-type="float" office:value="25.214814814814812" table:style-name="ce40">
            <text:p>25.21</text:p>
          </table:table-cell>
          <table:table-cell office:value-type="float" office:value="25.694444444444443" table:style-name="ce40">
            <text:p>25.69</text:p>
          </table:table-cell>
          <table:table-cell office:value-type="float" office:value="0" table:style-name="ce40">
            <text:p>—</text:p>
          </table:table-cell>
          <table:table-cell office:value-type="float" office:value="-12.5" table:style-name="ce40">
            <text:p>–12.50</text:p>
          </table:table-cell>
          <table:table-cell office:value-type="float" office:value="4.2553191489361701" table:style-name="ce40">
            <text:p>4.26</text:p>
          </table:table-cell>
          <table:table-cell office:value-type="float" office:value="0.65686445976430008" table:style-name="ce40">
            <text:p>0.66</text:p>
          </table:table-cell>
          <table:table-cell office:value-type="float" office:value="74.469111284488264" table:style-name="ce40">
            <text:p>74.47</text:p>
          </table:table-cell>
          <table:table-cell office:value-type="float" office:value="77.814095425422678" table:style-name="ce40">
            <text:p>77.81</text:p>
          </table:table-cell>
          <table:table-cell office:value-type="float" office:value="0.24205566137669768" table:style-name="ce40">
            <text:p>0.24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390">
            <text:p>本年1~2月</text:p>
            <text:p>較上年1~2月</text:p>
            <text:p>増減</text:p>
          </table:table-cell>
          <table:table-cell office:value-type="string" table:number-columns-spanned="1" table:number-rows-spanned="2" table:style-name="ce393">
            <text:p><text:span text:style-name="T13">實數</text:span></text:p>
            <text:p>%<text:s/><text:span text:style-name="T19">△</text:span></text:p>
          </table:table-cell>
          <table:table-cell office:value-type="float" office:value="330022" table:style-name="ce42">
            <text:p>330,022</text:p>
          </table:table-cell>
          <table:table-cell office:value-type="float" office:value="-33439" table:style-name="ce42">
            <text:p>–33,439</text:p>
          </table:table-cell>
          <table:table-cell office:value-type="float" office:value="-33378" table:style-name="ce42">
            <text:p>–33,378</text:p>
          </table:table-cell>
          <table:table-cell office:value-type="float" office:value="-61" table:style-name="ce42">
            <text:p>–61</text:p>
          </table:table-cell>
          <table:table-cell office:value-type="float" office:value="-784" table:style-name="ce42">
            <text:p>–784</text:p>
          </table:table-cell>
          <table:table-cell office:value-type="float" office:value="-468" table:style-name="ce42">
            <text:p>–468</text:p>
          </table:table-cell>
          <table:table-cell office:value-type="float" office:value="-316" table:style-name="ce42">
            <text:p>–316</text:p>
          </table:table-cell>
          <table:table-cell office:value-type="string" table:style-name="ce42">
            <text:p/>
          </table:table-cell>
          <table:table-cell office:value-type="float" office:value="-20" table:style-name="ce42">
            <text:p>–20</text:p>
          </table:table-cell>
          <table:table-cell office:value-type="float" office:value="112" table:style-name="ce42">
            <text:p>112</text:p>
          </table:table-cell>
          <table:table-cell office:value-type="float" office:value="-132" table:style-name="ce42">
            <text:p>–132</text:p>
          </table:table-cell>
          <table:table-cell office:value-type="string" table:style-name="ce42">
            <text:p/>
          </table:table-cell>
          <table:table-cell office:value-type="float" office:value="-764" table:style-name="ce42">
            <text:p>–764</text:p>
          </table:table-cell>
          <table:table-cell office:value-type="string" table:style-name="ce43">
            <text:p/>
          </table:table-cell>
          <table:table-cell office:value-type="float" office:value="-4677" table:style-name="ce42">
            <text:p>–4,677</text:p>
          </table:table-cell>
          <table:table-cell office:value-type="float" office:value="-4661" table:style-name="ce42">
            <text:p>–4,661</text:p>
          </table:table-cell>
          <table:table-cell office:value-type="float" office:value="-16" table:style-name="ce42">
            <text:p>–16</text:p>
          </table:table-cell>
          <table:table-cell office:value-type="float" office:value="8" table:style-name="ce42">
            <text:p>8</text:p>
          </table:table-cell>
          <table:table-cell office:value-type="float" office:value="-24" table:style-name="ce42">
            <text:p>–24</text:p>
          </table:table-cell>
          <table:table-cell office:value-type="string" table:style-name="ce42">
            <text:p/>
          </table:table-cell>
          <table:table-cell office:value-type="float" office:value="-745" table:style-name="ce42">
            <text:p>–745</text:p>
          </table:table-cell>
          <table:table-cell office:value-type="float" office:value="-714" table:style-name="ce42">
            <text:p>–714</text:p>
          </table:table-cell>
          <table:table-cell office:value-type="float" office:value="-31" table:style-name="ce42">
            <text:p>–31</text:p>
          </table:table-cell>
          <table:table-cell office:value-type="float" office:value="-16" table:style-name="ce42">
            <text:p>–16</text:p>
          </table:table-cell>
          <table:table-cell office:value-type="float" office:value="-15" table:style-name="ce42">
            <text:p>–15</text:p>
          </table:table-cell>
          <table:table-cell office:value-type="string" table:style-name="ce42">
            <text:p/>
          </table:table-cell>
          <table:table-cell office:value-type="float" office:value="27942" table:style-name="ce42">
            <text:p>27,942</text:p>
          </table:table-cell>
          <table:table-cell office:value-type="float" office:value="40395" table:style-name="ce42">
            <text:p>40,395</text:p>
          </table:table-cell>
          <table:table-cell office:value-type="float" office:value="21701" table:style-name="ce42">
            <text:p>21,701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3.5649172443427997" table:style-name="ce44">
            <text:p>3.56</text:p>
          </table:table-cell>
          <table:table-cell office:value-type="float" office:value="-0.14279154633393304" table:style-name="ce44">
            <text:p>–0.14</text:p>
          </table:table-cell>
          <table:table-cell office:value-type="float" office:value="-0.28900840711585141" table:style-name="ce44">
            <text:p>–0.29</text:p>
          </table:table-cell>
          <table:table-cell office:value-type="float" office:value="-5.13947871194216E-4" table:style-name="ce44">
            <text:p>–0.00</text:p>
          </table:table-cell>
          <table:table-cell office:value-type="float" office:value="-3.7900029005124236" table:style-name="ce44">
            <text:p>–3.79</text:p>
          </table:table-cell>
          <table:table-cell office:value-type="float" office:value="-4.3506553871897369" table:style-name="ce44">
            <text:p>–4.35</text:p>
          </table:table-cell>
          <table:table-cell office:value-type="float" office:value="-3.1825964346862725" table:style-name="ce44">
            <text:p>–3.18</text:p>
          </table:table-cell>
          <table:table-cell office:value-type="float" office:value="-0.12471960258881" table:style-name="ce44">
            <text:p>–0.12</text:p>
          </table:table-cell>
          <table:table-cell office:value-type="float" office:value="-5.416237881167741E-2" table:style-name="ce44">
            <text:p>–0.05</text:p>
          </table:table-cell>
          <table:table-cell office:value-type="float" office:value="0.5271580532806176" table:style-name="ce44">
            <text:p>0.53</text:p>
          </table:table-cell>
          <table:table-cell office:value-type="float" office:value="-0.84183673469387754" table:style-name="ce44">
            <text:p>–0.84</text:p>
          </table:table-cell>
          <table:table-cell office:value-type="float" office:value="0.14219300294234999" table:style-name="ce44">
            <text:p>0.14</text:p>
          </table:table-cell>
          <table:table-cell office:value-type="string" table:style-name="ce44">
            <text:p>--</text:p>
          </table:table-cell>
          <table:table-cell office:value-type="float" office:value="-0.26691260553115997" table:style-name="ce45">
            <text:p>–0.27</text:p>
          </table:table-cell>
          <table:table-cell office:value-type="float" office:value="-21.165769108928814" table:style-name="ce44">
            <text:p>–21.17</text:p>
          </table:table-cell>
          <table:table-cell office:value-type="float" office:value="-21.567720142520013" table:style-name="ce44">
            <text:p>–21.57</text:p>
          </table:table-cell>
          <table:table-cell office:value-type="float" office:value="-3.2921810699588478" table:style-name="ce44">
            <text:p>–3.29</text:p>
          </table:table-cell>
          <table:table-cell office:value-type="float" office:value="5.7142857142857144" table:style-name="ce44">
            <text:p>5.71</text:p>
          </table:table-cell>
          <table:table-cell office:value-type="float" office:value="-6.9364161849710975" table:style-name="ce44">
            <text:p>–6.94</text:p>
          </table:table-cell>
          <table:table-cell office:value-type="float" office:value="-1.1486405146827501" table:style-name="ce44">
            <text:p>–1.15</text:p>
          </table:table-cell>
          <table:table-cell office:value-type="float" office:value="-8.9264318236280857" table:style-name="ce44">
            <text:p>–8.93</text:p>
          </table:table-cell>
          <table:table-cell office:value-type="float" office:value="-8.7190133105385268" table:style-name="ce44">
            <text:p>–8.72</text:p>
          </table:table-cell>
          <table:table-cell office:value-type="float" office:value="-19.745222929936308" table:style-name="ce44">
            <text:p>–19.75</text:p>
          </table:table-cell>
          <table:table-cell office:value-type="float" office:value="-34.782608695652172" table:style-name="ce44">
            <text:p>–34.78</text:p>
          </table:table-cell>
          <table:table-cell office:value-type="float" office:value="-13.513513513513514" table:style-name="ce44">
            <text:p>–13.51</text:p>
          </table:table-cell>
          <table:table-cell office:value-type="float" office:value="-0.16369142864166999" table:style-name="ce44">
            <text:p>–0.16</text:p>
          </table:table-cell>
          <table:table-cell office:value-type="float" office:value="16.878794285541694" table:style-name="ce44">
            <text:p>16.88</text:p>
          </table:table-cell>
          <table:table-cell office:value-type="float" office:value="26.629266813453402" table:style-name="ce44">
            <text:p>26.63</text:p>
          </table:table-cell>
          <table:table-cell office:value-type="float" office:value="3.6629189586986937" table:style-name="ce44">
            <text:p>3.66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8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25">
            <text:p>民 國 114 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36">
            <text:p>民 國 114 年 2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395">
            <text:p>自 然 增 加</text:p>
          </table:table-cell>
          <table:covered-table-cell/>
          <table:table-cell office:value-type="string" table:number-columns-spanned="6" table:number-rows-spanned="1" table:style-name="ce395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99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98">
            <text:p>遷入</text:p>
            <text:p>人數</text:p>
          </table:table-cell>
          <table:table-cell office:value-type="string" table:number-columns-spanned="1" table:number-rows-spanned="4" table:style-name="ce398">
            <text:p>遷出</text:p>
            <text:p>人數</text:p>
          </table:table-cell>
          <table:table-cell office:value-type="string" table:number-columns-spanned="1" table:number-rows-spanned="4" table:style-name="ce389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48">
            <text:p>區 域 別</text:p>
          </table:table-cell>
          <table:table-cell office:value-type="string" table:number-columns-spanned="1" table:number-rows-spanned="2" table:style-name="ce350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395">
            <text:p>計</text:p>
          </table:table-cell>
          <table:table-cell office:value-type="string" table:number-columns-spanned="1" table:number-rows-spanned="3" table:style-name="ce395">
            <text:p>男</text:p>
          </table:table-cell>
          <table:table-cell office:value-type="string" table:number-columns-spanned="1" table:number-rows-spanned="3" table:style-name="ce395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395">
            <text:p>計</text:p>
          </table:table-cell>
          <table:table-cell office:value-type="string" table:number-columns-spanned="1" table:number-rows-spanned="3" table:style-name="ce395">
            <text:p>男</text:p>
          </table:table-cell>
          <table:table-cell office:value-type="string" table:number-columns-spanned="1" table:number-rows-spanned="3" table:style-name="ce395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397">
            <text:p>合 計</text:p>
          </table:table-cell>
          <table:table-cell office:value-type="string" table:number-columns-spanned="1" table:number-rows-spanned="3" table:style-name="ce398">
            <text:p>不同性別</text:p>
          </table:table-cell>
          <table:table-cell office:value-type="string" table:number-columns-spanned="3" table:number-rows-spanned="1" table:style-name="ce395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395">
            <text:p>合 計</text:p>
          </table:table-cell>
          <table:table-cell office:value-type="string" table:number-columns-spanned="1" table:number-rows-spanned="3" table:style-name="ce398">
            <text:p>不同性別</text:p>
          </table:table-cell>
          <table:table-cell office:value-type="string" table:number-columns-spanned="3" table:number-rows-spanned="1" table:style-name="ce395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95">
            <text:p>計</text:p>
          </table:table-cell>
          <table:table-cell office:value-type="string" table:number-columns-spanned="1" table:number-rows-spanned="2" table:style-name="ce395">
            <text:p>男</text:p>
          </table:table-cell>
          <table:table-cell office:value-type="string" table:number-columns-spanned="1" table:number-rows-spanned="2" table:style-name="ce396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95">
            <text:p>計</text:p>
          </table:table-cell>
          <table:table-cell office:value-type="string" table:number-columns-spanned="1" table:number-rows-spanned="2" table:style-name="ce395">
            <text:p>男</text:p>
          </table:table-cell>
          <table:table-cell office:value-type="string" table:number-columns-spanned="1" table:number-rows-spanned="2" table:style-name="ce396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587516" table:style-name="ce180">
            <text:p><text:s text:c="3"/>9,587,516</text:p>
          </table:table-cell>
          <table:table-cell office:value-type="float" office:value="23384614" table:style-name="ce180">
            <text:p><text:s text:c="3"/>23,384,614</text:p>
          </table:table-cell>
          <table:table-cell office:value-type="float" office:value="11515767" table:style-name="ce180">
            <text:p><text:s text:c="3"/>11,515,767</text:p>
          </table:table-cell>
          <table:table-cell office:value-type="float" office:value="11868847" table:style-name="ce180">
            <text:p><text:s text:c="3"/>11,868,847</text:p>
          </table:table-cell>
          <table:table-cell office:value-type="float" office:value="10407" table:style-name="ce180">
            <text:p><text:s text:c="3"/>10,407</text:p>
          </table:table-cell>
          <table:table-cell office:value-type="float" office:value="5356" table:style-name="ce180">
            <text:p><text:s text:c="3"/>5,356</text:p>
          </table:table-cell>
          <table:table-cell office:value-type="float" office:value="5051" table:style-name="ce180">
            <text:p><text:s text:c="3"/>5,051</text:p>
          </table:table-cell>
          <table:table-cell office:value-type="float" office:value="5.7999468101351397" table:style-name="ce181">
            <text:p>5.80</text:p>
          </table:table-cell>
          <table:table-cell office:value-type="float" office:value="21888" table:style-name="ce180">
            <text:p><text:s text:c="3"/>21,888</text:p>
          </table:table-cell>
          <table:table-cell office:value-type="float" office:value="12714" table:style-name="ce180">
            <text:p><text:s text:c="3"/>12,714</text:p>
          </table:table-cell>
          <table:table-cell office:value-type="float" office:value="9174" table:style-name="ce180">
            <text:p><text:s text:c="3"/>9,174</text:p>
          </table:table-cell>
          <table:table-cell office:value-type="float" office:value="12.198446793527239" table:style-name="ce181">
            <text:p>12.20</text:p>
          </table:table-cell>
          <table:table-cell office:value-type="float" office:value="-11481" table:style-name="ce180">
            <text:p>－ <text:s/>11,481</text:p>
          </table:table-cell>
          <table:table-cell office:value-type="float" office:value="-6.3984999833921004" table:style-name="ce67">
            <text:p>–6.40</text:p>
          </table:table-cell>
          <table:table-cell office:value-type="float" office:value="8221" table:style-name="ce180">
            <text:p><text:s text:c="3"/>8,221</text:p>
          </table:table-cell>
          <table:table-cell office:value-type="float" office:value="7968" table:style-name="ce180">
            <text:p><text:s text:c="3"/>7,968</text:p>
          </table:table-cell>
          <table:table-cell office:value-type="float" office:value="253" table:style-name="ce180">
            <text:p><text:s text:c="3"/>253</text:p>
          </table:table-cell>
          <table:table-cell office:value-type="float" office:value="77" table:style-name="ce180">
            <text:p><text:s text:c="3"/>77</text:p>
          </table:table-cell>
          <table:table-cell office:value-type="float" office:value="176" table:style-name="ce180">
            <text:p><text:s text:c="3"/>176</text:p>
          </table:table-cell>
          <table:table-cell office:value-type="float" office:value="4.5816626046046904" table:style-name="ce181">
            <text:p>4.58</text:p>
          </table:table-cell>
          <table:table-cell office:value-type="float" office:value="4226" table:style-name="ce180">
            <text:p><text:s text:c="3"/>4,226</text:p>
          </table:table-cell>
          <table:table-cell office:value-type="float" office:value="4163" table:style-name="ce72">
            <text:p>4,163</text:p>
          </table:table-cell>
          <table:table-cell office:value-type="float" office:value="63" table:style-name="ce72">
            <text:p>63</text:p>
          </table:table-cell>
          <table:table-cell office:value-type="float" office:value="14" table:style-name="ce72">
            <text:p>14</text:p>
          </table:table-cell>
          <table:table-cell office:value-type="float" office:value="49" table:style-name="ce72">
            <text:p>49</text:p>
          </table:table-cell>
          <table:table-cell office:value-type="float" office:value="2.35520084747104" table:style-name="ce65">
            <text:p>2.36</text:p>
          </table:table-cell>
          <table:table-cell office:value-type="float" office:value="122992" table:style-name="ce72">
            <text:p>122,992</text:p>
          </table:table-cell>
          <table:table-cell office:value-type="float" office:value="122946" table:style-name="ce72">
            <text:p>122,946</text:p>
          </table:table-cell>
          <table:table-cell office:value-type="float" office:value="614152" table:style-name="ce72">
            <text:p>614,152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35140" table:style-name="ce182">
            <text:p><text:s text:c="3"/>1,735,140</text:p>
          </table:table-cell>
          <table:table-cell office:value-type="float" office:value="4047095" table:style-name="ce182">
            <text:p><text:s text:c="3"/>4,047,095</text:p>
          </table:table-cell>
          <table:table-cell office:value-type="float" office:value="1964964" table:style-name="ce182">
            <text:p><text:s text:c="3"/>1,964,964</text:p>
          </table:table-cell>
          <table:table-cell office:value-type="float" office:value="2082131" table:style-name="ce182">
            <text:p><text:s text:c="3"/>2,082,131</text:p>
          </table:table-cell>
          <table:table-cell office:value-type="float" office:value="1496" table:style-name="ce182">
            <text:p><text:s text:c="3"/>1,496</text:p>
          </table:table-cell>
          <table:table-cell office:value-type="float" office:value="775" table:style-name="ce182">
            <text:p><text:s text:c="3"/>775</text:p>
          </table:table-cell>
          <table:table-cell office:value-type="float" office:value="721" table:style-name="ce182">
            <text:p><text:s text:c="3"/>721</text:p>
          </table:table-cell>
          <table:table-cell office:value-type="float" office:value="4.8189400051147597" table:style-name="ce183">
            <text:p>4.82</text:p>
          </table:table-cell>
          <table:table-cell office:value-type="float" office:value="3182" table:style-name="ce182">
            <text:p><text:s text:c="3"/>3,182</text:p>
          </table:table-cell>
          <table:table-cell office:value-type="float" office:value="1831" table:style-name="ce182">
            <text:p><text:s text:c="3"/>1,831</text:p>
          </table:table-cell>
          <table:table-cell office:value-type="float" office:value="1351" table:style-name="ce182">
            <text:p><text:s text:c="3"/>1,351</text:p>
          </table:table-cell>
          <table:table-cell office:value-type="float" office:value="10.249911160611751" table:style-name="ce183">
            <text:p>10.25</text:p>
          </table:table-cell>
          <table:table-cell office:value-type="float" office:value="-1686" table:style-name="ce182">
            <text:p>－ <text:s/>1,686</text:p>
          </table:table-cell>
          <table:table-cell office:value-type="float" office:value="-5.4309711554969802" table:style-name="ce67">
            <text:p>–5.43</text:p>
          </table:table-cell>
          <table:table-cell office:value-type="float" office:value="1346" table:style-name="ce182">
            <text:p><text:s text:c="3"/>1,346</text:p>
          </table:table-cell>
          <table:table-cell office:value-type="float" office:value="1299" table:style-name="ce182">
            <text:p><text:s text:c="3"/>1,299</text:p>
          </table:table-cell>
          <table:table-cell office:value-type="float" office:value="47" table:style-name="ce182">
            <text:p><text:s text:c="3"/>47</text:p>
          </table:table-cell>
          <table:table-cell office:value-type="float" office:value="19" table:style-name="ce182">
            <text:p><text:s text:c="3"/>19</text:p>
          </table:table-cell>
          <table:table-cell office:value-type="float" office:value="28" table:style-name="ce182">
            <text:p><text:s text:c="3"/>28</text:p>
          </table:table-cell>
          <table:table-cell office:value-type="float" office:value="4.3357575179709" table:style-name="ce183">
            <text:p>4.34</text:p>
          </table:table-cell>
          <table:table-cell office:value-type="float" office:value="721" table:style-name="ce182">
            <text:p><text:s text:c="3"/>721</text:p>
          </table:table-cell>
          <table:table-cell office:value-type="float" office:value="711" table:style-name="ce70">
            <text:p>711</text:p>
          </table:table-cell>
          <table:table-cell office:value-type="float" office:value="10" table:style-name="ce70">
            <text:p>10</text:p>
          </table:table-cell>
          <table:table-cell office:value-type="float" office:value="2" table:style-name="ce72">
            <text:p>2</text:p>
          </table:table-cell>
          <table:table-cell office:value-type="float" office:value="8" table:style-name="ce72">
            <text:p>8</text:p>
          </table:table-cell>
          <table:table-cell office:value-type="float" office:value="2.3224971548714901" table:style-name="ce65">
            <text:p>2.32</text:p>
          </table:table-cell>
          <table:table-cell office:value-type="float" office:value="21790" table:style-name="ce72">
            <text:p>21,790</text:p>
          </table:table-cell>
          <table:table-cell office:value-type="float" office:value="19573" table:style-name="ce72">
            <text:p>19,573</text:p>
          </table:table-cell>
          <table:table-cell office:value-type="float" office:value="62211" table:style-name="ce72">
            <text:p>62,21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73266" table:style-name="ce184">
            <text:p><text:s text:c="3"/>1,073,266</text:p>
          </table:table-cell>
          <table:table-cell office:value-type="float" office:value="2480881" table:style-name="ce184">
            <text:p><text:s text:c="3"/>2,480,881</text:p>
          </table:table-cell>
          <table:table-cell office:value-type="float" office:value="1169575" table:style-name="ce184">
            <text:p><text:s text:c="3"/>1,169,575</text:p>
          </table:table-cell>
          <table:table-cell office:value-type="float" office:value="1311306" table:style-name="ce184">
            <text:p><text:s text:c="3"/>1,311,306</text:p>
          </table:table-cell>
          <table:table-cell office:value-type="float" office:value="1192" table:style-name="ce184">
            <text:p><text:s text:c="3"/>1,192</text:p>
          </table:table-cell>
          <table:table-cell office:value-type="float" office:value="618" table:style-name="ce184">
            <text:p><text:s text:c="3"/>618</text:p>
          </table:table-cell>
          <table:table-cell office:value-type="float" office:value="574" table:style-name="ce184">
            <text:p><text:s text:c="3"/>574</text:p>
          </table:table-cell>
          <table:table-cell office:value-type="float" office:value="6.2534986203294096" table:style-name="ce185">
            <text:p>6.25</text:p>
          </table:table-cell>
          <table:table-cell office:value-type="float" office:value="2088" table:style-name="ce184">
            <text:p><text:s text:c="3"/>2,088</text:p>
          </table:table-cell>
          <table:table-cell office:value-type="float" office:value="1132" table:style-name="ce184">
            <text:p><text:s text:c="3"/>1,132</text:p>
          </table:table-cell>
          <table:table-cell office:value-type="float" office:value="956" table:style-name="ce184">
            <text:p><text:s text:c="3"/>956</text:p>
          </table:table-cell>
          <table:table-cell office:value-type="float" office:value="10.954115032926021" table:style-name="ce185">
            <text:p>10.95</text:p>
          </table:table-cell>
          <table:table-cell office:value-type="float" office:value="-896" table:style-name="ce184">
            <text:p>－ <text:s/>896</text:p>
          </table:table-cell>
          <table:table-cell office:value-type="float" office:value="-4.7006164125966103" table:style-name="ce67">
            <text:p>–4.70</text:p>
          </table:table-cell>
          <table:table-cell office:value-type="float" office:value="888" table:style-name="ce184">
            <text:p><text:s text:c="3"/>888</text:p>
          </table:table-cell>
          <table:table-cell office:value-type="float" office:value="850" table:style-name="ce184">
            <text:p><text:s text:c="3"/>850</text:p>
          </table:table-cell>
          <table:table-cell office:value-type="float" office:value="38" table:style-name="ce184">
            <text:p><text:s text:c="3"/>38</text:p>
          </table:table-cell>
          <table:table-cell office:value-type="float" office:value="11" table:style-name="ce184">
            <text:p><text:s text:c="3"/>11</text:p>
          </table:table-cell>
          <table:table-cell office:value-type="float" office:value="27" table:style-name="ce184">
            <text:p><text:s text:c="3"/>27</text:p>
          </table:table-cell>
          <table:table-cell office:value-type="float" office:value="4.65864662319842" table:style-name="ce185">
            <text:p>4.66</text:p>
          </table:table-cell>
          <table:table-cell office:value-type="float" office:value="368" table:style-name="ce184">
            <text:p><text:s text:c="3"/>368</text:p>
          </table:table-cell>
          <table:table-cell office:value-type="float" office:value="363" table:style-name="ce70">
            <text:p>363</text:p>
          </table:table-cell>
          <table:table-cell office:value-type="float" office:value="5" table:style-name="ce70">
            <text:p>5</text:p>
          </table:table-cell>
          <table:table-cell office:value-type="float" office:value="2" table:style-name="ce72">
            <text:p>2</text:p>
          </table:table-cell>
          <table:table-cell office:value-type="float" office:value="3" table:style-name="ce72">
            <text:p>3</text:p>
          </table:table-cell>
          <table:table-cell office:value-type="float" office:value="1.93061031231646" table:style-name="ce65">
            <text:p>1.93</text:p>
          </table:table-cell>
          <table:table-cell office:value-type="float" office:value="10081" table:style-name="ce72">
            <text:p>10,081</text:p>
          </table:table-cell>
          <table:table-cell office:value-type="float" office:value="16984" table:style-name="ce72">
            <text:p>16,984</text:p>
          </table:table-cell>
          <table:table-cell office:value-type="float" office:value="18678" table:style-name="ce72">
            <text:p>18,67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51084" table:style-name="ce186">
            <text:p><text:s text:c="3"/>951,084</text:p>
          </table:table-cell>
          <table:table-cell office:value-type="float" office:value="2341566" table:style-name="ce186">
            <text:p><text:s text:c="3"/>2,341,566</text:p>
          </table:table-cell>
          <table:table-cell office:value-type="float" office:value="1152825" table:style-name="ce186">
            <text:p><text:s text:c="3"/>1,152,825</text:p>
          </table:table-cell>
          <table:table-cell office:value-type="float" office:value="1188741" table:style-name="ce186">
            <text:p><text:s text:c="3"/>1,188,741</text:p>
          </table:table-cell>
          <table:table-cell office:value-type="float" office:value="1245" table:style-name="ce186">
            <text:p><text:s text:c="3"/>1,245</text:p>
          </table:table-cell>
          <table:table-cell office:value-type="float" office:value="633" table:style-name="ce186">
            <text:p><text:s text:c="3"/>633</text:p>
          </table:table-cell>
          <table:table-cell office:value-type="float" office:value="612" table:style-name="ce186">
            <text:p><text:s text:c="3"/>612</text:p>
          </table:table-cell>
          <table:table-cell office:value-type="float" office:value="6.9337572702029897" table:style-name="ce187">
            <text:p>6.93</text:p>
          </table:table-cell>
          <table:table-cell office:value-type="float" office:value="1792" table:style-name="ce186">
            <text:p><text:s text:c="3"/>1,792</text:p>
          </table:table-cell>
          <table:table-cell office:value-type="float" office:value="1076" table:style-name="ce186">
            <text:p><text:s text:c="3"/>1,076</text:p>
          </table:table-cell>
          <table:table-cell office:value-type="float" office:value="716" table:style-name="ce186">
            <text:p><text:s text:c="3"/>716</text:p>
          </table:table-cell>
          <table:table-cell office:value-type="float" office:value="9.9801550427339496" table:style-name="ce187">
            <text:p>9.98</text:p>
          </table:table-cell>
          <table:table-cell office:value-type="float" office:value="-547" table:style-name="ce186">
            <text:p>－ <text:s/>547</text:p>
          </table:table-cell>
          <table:table-cell office:value-type="float" office:value="-3.0463977725309501" table:style-name="ce67">
            <text:p>–3.05</text:p>
          </table:table-cell>
          <table:table-cell office:value-type="float" office:value="881" table:style-name="ce186">
            <text:p><text:s text:c="3"/>881</text:p>
          </table:table-cell>
          <table:table-cell office:value-type="float" office:value="847" table:style-name="ce186">
            <text:p><text:s text:c="3"/>847</text:p>
          </table:table-cell>
          <table:table-cell office:value-type="float" office:value="34" table:style-name="ce186">
            <text:p><text:s text:c="3"/>34</text:p>
          </table:table-cell>
          <table:table-cell office:value-type="float" office:value="14" table:style-name="ce186">
            <text:p><text:s text:c="3"/>14</text:p>
          </table:table-cell>
          <table:table-cell office:value-type="float" office:value="20" table:style-name="ce186">
            <text:p><text:s text:c="3"/>20</text:p>
          </table:table-cell>
          <table:table-cell office:value-type="float" office:value="4.9065382771476598" table:style-name="ce187">
            <text:p>4.91</text:p>
          </table:table-cell>
          <table:table-cell office:value-type="float" office:value="469" table:style-name="ce186">
            <text:p><text:s text:c="3"/>469</text:p>
          </table:table-cell>
          <table:table-cell office:value-type="float" office:value="462" table:style-name="ce70">
            <text:p>462</text:p>
          </table:table-cell>
          <table:table-cell office:value-type="float" office:value="7" table:style-name="ce70">
            <text:p>7</text:p>
          </table:table-cell>
          <table:table-cell office:value-type="float" office:value="2" table:style-name="ce72">
            <text:p>2</text:p>
          </table:table-cell>
          <table:table-cell office:value-type="float" office:value="5" table:style-name="ce72">
            <text:p>5</text:p>
          </table:table-cell>
          <table:table-cell office:value-type="float" office:value="2.6119937025905302" table:style-name="ce65">
            <text:p>2.61</text:p>
          </table:table-cell>
          <table:table-cell office:value-type="float" office:value="14125" table:style-name="ce72">
            <text:p>14,125</text:p>
          </table:table-cell>
          <table:table-cell office:value-type="float" office:value="11736" table:style-name="ce72">
            <text:p>11,736</text:p>
          </table:table-cell>
          <table:table-cell office:value-type="float" office:value="87056" table:style-name="ce72">
            <text:p>87,05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23946" table:style-name="ce188">
            <text:p><text:s text:c="3"/>1,123,946</text:p>
          </table:table-cell>
          <table:table-cell office:value-type="float" office:value="2863285" table:style-name="ce188">
            <text:p><text:s text:c="3"/>2,863,285</text:p>
          </table:table-cell>
          <table:table-cell office:value-type="float" office:value="1397337" table:style-name="ce188">
            <text:p><text:s text:c="3"/>1,397,337</text:p>
          </table:table-cell>
          <table:table-cell office:value-type="float" office:value="1465948" table:style-name="ce188">
            <text:p><text:s text:c="3"/>1,465,948</text:p>
          </table:table-cell>
          <table:table-cell office:value-type="float" office:value="1187" table:style-name="ce188">
            <text:p><text:s text:c="3"/>1,187</text:p>
          </table:table-cell>
          <table:table-cell office:value-type="float" office:value="634" table:style-name="ce188">
            <text:p><text:s text:c="3"/>634</text:p>
          </table:table-cell>
          <table:table-cell office:value-type="float" office:value="553" table:style-name="ce188">
            <text:p><text:s text:c="3"/>553</text:p>
          </table:table-cell>
          <table:table-cell office:value-type="float" office:value="5.4055332058727696" table:style-name="ce189">
            <text:p>5.41</text:p>
          </table:table-cell>
          <table:table-cell office:value-type="float" office:value="2277" table:style-name="ce188">
            <text:p><text:s text:c="3"/>2,277</text:p>
          </table:table-cell>
          <table:table-cell office:value-type="float" office:value="1348" table:style-name="ce188">
            <text:p><text:s text:c="3"/>1,348</text:p>
          </table:table-cell>
          <table:table-cell office:value-type="float" office:value="929" table:style-name="ce188">
            <text:p><text:s text:c="3"/>929</text:p>
          </table:table-cell>
          <table:table-cell office:value-type="float" office:value="10.369333706632091" table:style-name="ce189">
            <text:p>10.37</text:p>
          </table:table-cell>
          <table:table-cell office:value-type="float" office:value="-1090" table:style-name="ce188">
            <text:p>－ <text:s/>1,090</text:p>
          </table:table-cell>
          <table:table-cell office:value-type="float" office:value="-4.9638005007593202" table:style-name="ce67">
            <text:p>–4.96</text:p>
          </table:table-cell>
          <table:table-cell office:value-type="float" office:value="1019" table:style-name="ce188">
            <text:p><text:s text:c="3"/>1,019</text:p>
          </table:table-cell>
          <table:table-cell office:value-type="float" office:value="990" table:style-name="ce188">
            <text:p><text:s text:c="3"/>990</text:p>
          </table:table-cell>
          <table:table-cell office:value-type="float" office:value="29" table:style-name="ce188">
            <text:p><text:s text:c="3"/>29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20" table:style-name="ce188">
            <text:p><text:s text:c="3"/>20</text:p>
          </table:table-cell>
          <table:table-cell office:value-type="float" office:value="4.64047037639794" table:style-name="ce189">
            <text:p>4.64</text:p>
          </table:table-cell>
          <table:table-cell office:value-type="float" office:value="540" table:style-name="ce188">
            <text:p><text:s text:c="3"/>540</text:p>
          </table:table-cell>
          <table:table-cell office:value-type="float" office:value="530" table:style-name="ce70">
            <text:p>530</text:p>
          </table:table-cell>
          <table:table-cell office:value-type="float" office:value="10" table:style-name="ce70">
            <text:p>10</text:p>
          </table:table-cell>
          <table:table-cell office:value-type="float" office:value="2" table:style-name="ce72">
            <text:p>2</text:p>
          </table:table-cell>
          <table:table-cell office:value-type="float" office:value="8" table:style-name="ce72">
            <text:p>8</text:p>
          </table:table-cell>
          <table:table-cell office:value-type="float" office:value="2.45913052331196" table:style-name="ce65">
            <text:p>2.46</text:p>
          </table:table-cell>
          <table:table-cell office:value-type="float" office:value="17899" table:style-name="ce72">
            <text:p>17,899</text:p>
          </table:table-cell>
          <table:table-cell office:value-type="float" office:value="15259" table:style-name="ce72">
            <text:p>15,259</text:p>
          </table:table-cell>
          <table:table-cell office:value-type="float" office:value="40606" table:style-name="ce72">
            <text:p>40,60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54689" table:style-name="ce190">
            <text:p><text:s text:c="3"/>754,689</text:p>
          </table:table-cell>
          <table:table-cell office:value-type="float" office:value="1858302" table:style-name="ce190">
            <text:p><text:s text:c="3"/>1,858,302</text:p>
          </table:table-cell>
          <table:table-cell office:value-type="float" office:value="921241" table:style-name="ce190">
            <text:p><text:s text:c="3"/>921,241</text:p>
          </table:table-cell>
          <table:table-cell office:value-type="float" office:value="937061" table:style-name="ce190">
            <text:p><text:s text:c="3"/>937,061</text:p>
          </table:table-cell>
          <table:table-cell office:value-type="float" office:value="728" table:style-name="ce190">
            <text:p><text:s text:c="3"/>728</text:p>
          </table:table-cell>
          <table:table-cell office:value-type="float" office:value="356" table:style-name="ce190">
            <text:p><text:s text:c="3"/>356</text:p>
          </table:table-cell>
          <table:table-cell office:value-type="float" office:value="372" table:style-name="ce190">
            <text:p><text:s text:c="3"/>372</text:p>
          </table:table-cell>
          <table:table-cell office:value-type="float" office:value="5.10660234177268" table:style-name="ce191">
            <text:p>5.11</text:p>
          </table:table-cell>
          <table:table-cell office:value-type="float" office:value="1912" table:style-name="ce190">
            <text:p><text:s text:c="3"/>1,912</text:p>
          </table:table-cell>
          <table:table-cell office:value-type="float" office:value="1097" table:style-name="ce190">
            <text:p><text:s text:c="3"/>1,097</text:p>
          </table:table-cell>
          <table:table-cell office:value-type="float" office:value="815" table:style-name="ce190">
            <text:p><text:s text:c="3"/>815</text:p>
          </table:table-cell>
          <table:table-cell office:value-type="float" office:value="13.411845710809571" table:style-name="ce191">
            <text:p>13.41</text:p>
          </table:table-cell>
          <table:table-cell office:value-type="float" office:value="-1184" table:style-name="ce190">
            <text:p>－ <text:s/>1,184</text:p>
          </table:table-cell>
          <table:table-cell office:value-type="float" office:value="-8.3052433690368908" table:style-name="ce67">
            <text:p>–8.31</text:p>
          </table:table-cell>
          <table:table-cell office:value-type="float" office:value="685" table:style-name="ce190">
            <text:p><text:s text:c="3"/>685</text:p>
          </table:table-cell>
          <table:table-cell office:value-type="float" office:value="667" table:style-name="ce190">
            <text:p><text:s text:c="3"/>667</text:p>
          </table:table-cell>
          <table:table-cell office:value-type="float" office:value="18" table:style-name="ce190">
            <text:p><text:s text:c="3"/>18</text:p>
          </table:table-cell>
          <table:table-cell office:value-type="float" office:value="4" table:style-name="ce190">
            <text:p><text:s text:c="3"/>4</text:p>
          </table:table-cell>
          <table:table-cell office:value-type="float" office:value="14" table:style-name="ce190">
            <text:p><text:s text:c="3"/>14</text:p>
          </table:table-cell>
          <table:table-cell office:value-type="float" office:value="4.8049761045525896" table:style-name="ce191">
            <text:p>4.80</text:p>
          </table:table-cell>
          <table:table-cell office:value-type="float" office:value="352" table:style-name="ce190">
            <text:p><text:s text:c="3"/>352</text:p>
          </table:table-cell>
          <table:table-cell office:value-type="float" office:value="348" table:style-name="ce70">
            <text:p>348</text:p>
          </table:table-cell>
          <table:table-cell office:value-type="float" office:value="4" table:style-name="ce70">
            <text:p>4</text:p>
          </table:table-cell>
          <table:table-cell office:value-type="float" office:value="1" table:style-name="ce72">
            <text:p>1</text:p>
          </table:table-cell>
          <table:table-cell office:value-type="float" office:value="3" table:style-name="ce72">
            <text:p>3</text:p>
          </table:table-cell>
          <table:table-cell office:value-type="float" office:value="2.46912640701097" table:style-name="ce65">
            <text:p>2.47</text:p>
          </table:table-cell>
          <table:table-cell office:value-type="float" office:value="10527" table:style-name="ce72">
            <text:p>10,527</text:p>
          </table:table-cell>
          <table:table-cell office:value-type="float" office:value="9496" table:style-name="ce72">
            <text:p>9,496</text:p>
          </table:table-cell>
          <table:table-cell office:value-type="float" office:value="10328" table:style-name="ce72">
            <text:p>10,32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83816" table:style-name="ce192">
            <text:p><text:s text:c="3"/>1,183,816</text:p>
          </table:table-cell>
          <table:table-cell office:value-type="float" office:value="2729670" table:style-name="ce192">
            <text:p><text:s text:c="3"/>2,729,670</text:p>
          </table:table-cell>
          <table:table-cell office:value-type="float" office:value="1335856" table:style-name="ce192">
            <text:p><text:s text:c="3"/>1,335,856</text:p>
          </table:table-cell>
          <table:table-cell office:value-type="float" office:value="1393814" table:style-name="ce192">
            <text:p><text:s text:c="3"/>1,393,814</text:p>
          </table:table-cell>
          <table:table-cell office:value-type="float" office:value="1245" table:style-name="ce192">
            <text:p><text:s text:c="3"/>1,245</text:p>
          </table:table-cell>
          <table:table-cell office:value-type="float" office:value="632" table:style-name="ce192">
            <text:p><text:s text:c="3"/>632</text:p>
          </table:table-cell>
          <table:table-cell office:value-type="float" office:value="613" table:style-name="ce192">
            <text:p><text:s text:c="3"/>613</text:p>
          </table:table-cell>
          <table:table-cell office:value-type="float" office:value="5.9442033261952796" table:style-name="ce193">
            <text:p>5.94</text:p>
          </table:table-cell>
          <table:table-cell office:value-type="float" office:value="2654" table:style-name="ce192">
            <text:p><text:s text:c="3"/>2,654</text:p>
          </table:table-cell>
          <table:table-cell office:value-type="float" office:value="1586" table:style-name="ce192">
            <text:p><text:s text:c="3"/>1,586</text:p>
          </table:table-cell>
          <table:table-cell office:value-type="float" office:value="1068" table:style-name="ce192">
            <text:p><text:s text:c="3"/>1,068</text:p>
          </table:table-cell>
          <table:table-cell office:value-type="float" office:value="12.671418174877321" table:style-name="ce193">
            <text:p>12.67</text:p>
          </table:table-cell>
          <table:table-cell office:value-type="float" office:value="-1409" table:style-name="ce192">
            <text:p>－ <text:s/>1,409</text:p>
          </table:table-cell>
          <table:table-cell office:value-type="float" office:value="-6.7272148486820402" table:style-name="ce67">
            <text:p>–6.73</text:p>
          </table:table-cell>
          <table:table-cell office:value-type="float" office:value="1107" table:style-name="ce192">
            <text:p><text:s text:c="3"/>1,107</text:p>
          </table:table-cell>
          <table:table-cell office:value-type="float" office:value="1078" table:style-name="ce192">
            <text:p><text:s text:c="3"/>1,078</text:p>
          </table:table-cell>
          <table:table-cell office:value-type="float" office:value="29" table:style-name="ce192">
            <text:p><text:s text:c="3"/>29</text:p>
          </table:table-cell>
          <table:table-cell office:value-type="float" office:value="10" table:style-name="ce192">
            <text:p><text:s text:c="3"/>10</text:p>
          </table:table-cell>
          <table:table-cell office:value-type="float" office:value="19" table:style-name="ce192">
            <text:p><text:s text:c="3"/>19</text:p>
          </table:table-cell>
          <table:table-cell office:value-type="float" office:value="5.2853277767856799" table:style-name="ce193">
            <text:p>5.29</text:p>
          </table:table-cell>
          <table:table-cell office:value-type="float" office:value="511" table:style-name="ce192">
            <text:p><text:s text:c="3"/>511</text:p>
          </table:table-cell>
          <table:table-cell office:value-type="float" office:value="505" table:style-name="ce70">
            <text:p>505</text:p>
          </table:table-cell>
          <table:table-cell office:value-type="float" office:value="6" table:style-name="ce70">
            <text:p>6</text:p>
          </table:table-cell>
          <table:table-cell office:value-type="float" office:value="2" table:style-name="ce72">
            <text:p>2</text:p>
          </table:table-cell>
          <table:table-cell office:value-type="float" office:value="4" table:style-name="ce72">
            <text:p>4</text:p>
          </table:table-cell>
          <table:table-cell office:value-type="float" office:value="2.4397493170166999" table:style-name="ce65">
            <text:p>2.44</text:p>
          </table:table-cell>
          <table:table-cell office:value-type="float" office:value="14541" table:style-name="ce72">
            <text:p>14,541</text:p>
          </table:table-cell>
          <table:table-cell office:value-type="float" office:value="14394" table:style-name="ce72">
            <text:p>14,394</text:p>
          </table:table-cell>
          <table:table-cell office:value-type="float" office:value="39806" table:style-name="ce72">
            <text:p>39,80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16076" table:style-name="ce194">
            <text:p><text:s text:c="3"/>2,716,076</text:p>
          </table:table-cell>
          <table:table-cell office:value-type="float" office:value="6907453" table:style-name="ce194">
            <text:p><text:s text:c="3"/>6,907,453</text:p>
          </table:table-cell>
          <table:table-cell office:value-type="float" office:value="3495200" table:style-name="ce194">
            <text:p><text:s text:c="3"/>3,495,200</text:p>
          </table:table-cell>
          <table:table-cell office:value-type="float" office:value="3412253" table:style-name="ce194">
            <text:p><text:s text:c="3"/>3,412,253</text:p>
          </table:table-cell>
          <table:table-cell office:value-type="float" office:value="3245" table:style-name="ce194">
            <text:p><text:s text:c="3"/>3,245</text:p>
          </table:table-cell>
          <table:table-cell office:value-type="float" office:value="1665" table:style-name="ce194">
            <text:p><text:s text:c="3"/>1,665</text:p>
          </table:table-cell>
          <table:table-cell office:value-type="float" office:value="1580" table:style-name="ce194">
            <text:p><text:s text:c="3"/>1,580</text:p>
          </table:table-cell>
          <table:table-cell office:value-type="float" office:value="6.12167223147868" table:style-name="ce195">
            <text:p>6.12</text:p>
          </table:table-cell>
          <table:table-cell office:value-type="float" office:value="7880" table:style-name="ce194">
            <text:p><text:s text:c="3"/>7,880</text:p>
          </table:table-cell>
          <table:table-cell office:value-type="float" office:value="4576" table:style-name="ce194">
            <text:p><text:s text:c="3"/>4,576</text:p>
          </table:table-cell>
          <table:table-cell office:value-type="float" office:value="3304" table:style-name="ce194">
            <text:p><text:s text:c="3"/>3,304</text:p>
          </table:table-cell>
          <table:table-cell office:value-type="float" office:value="14.8655707809097" table:style-name="ce195">
            <text:p>14.87</text:p>
          </table:table-cell>
          <table:table-cell office:value-type="float" office:value="-4635" table:style-name="ce194">
            <text:p>－ <text:s/>4,635</text:p>
          </table:table-cell>
          <table:table-cell office:value-type="float" office:value="-8.7438985494310195" table:style-name="ce67">
            <text:p>–8.74</text:p>
          </table:table-cell>
          <table:table-cell office:value-type="float" office:value="2247" table:style-name="ce194">
            <text:p><text:s text:c="3"/>2,247</text:p>
          </table:table-cell>
          <table:table-cell office:value-type="float" office:value="2190" table:style-name="ce194">
            <text:p><text:s text:c="3"/>2,190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47" table:style-name="ce194">
            <text:p><text:s text:c="3"/>47</text:p>
          </table:table-cell>
          <table:table-cell office:value-type="float" office:value="4.2389514650639697" table:style-name="ce195">
            <text:p>4.24</text:p>
          </table:table-cell>
          <table:table-cell office:value-type="float" office:value="1249" table:style-name="ce194">
            <text:p><text:s text:c="3"/>1,249</text:p>
          </table:table-cell>
          <table:table-cell office:value-type="float" office:value="1228" table:style-name="ce72">
            <text:p>1,228</text:p>
          </table:table-cell>
          <table:table-cell office:value-type="float" office:value="21" table:style-name="ce70">
            <text:p>21</text:p>
          </table:table-cell>
          <table:table-cell office:value-type="float" office:value="3" table:style-name="ce72">
            <text:p>3</text:p>
          </table:table-cell>
          <table:table-cell office:value-type="float" office:value="18" table:style-name="ce72">
            <text:p>18</text:p>
          </table:table-cell>
          <table:table-cell office:value-type="float" office:value="2.35623069864927" table:style-name="ce65">
            <text:p>2.36</text:p>
          </table:table-cell>
          <table:table-cell office:value-type="float" office:value="33249" table:style-name="ce72">
            <text:p>33,249</text:p>
          </table:table-cell>
          <table:table-cell office:value-type="float" office:value="33753" table:style-name="ce72">
            <text:p>33,753</text:p>
          </table:table-cell>
          <table:table-cell office:value-type="float" office:value="353778" table:style-name="ce72">
            <text:p>353,77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86438" table:style-name="ce196">
            <text:p><text:s text:c="3"/>186,438</text:p>
          </table:table-cell>
          <table:table-cell office:value-type="float" office:value="449418" table:style-name="ce196">
            <text:p><text:s text:c="3"/>449,418</text:p>
          </table:table-cell>
          <table:table-cell office:value-type="float" office:value="225161" table:style-name="ce196">
            <text:p><text:s text:c="3"/>225,161</text:p>
          </table:table-cell>
          <table:table-cell office:value-type="float" office:value="224257" table:style-name="ce196">
            <text:p><text:s text:c="3"/>224,257</text:p>
          </table:table-cell>
          <table:table-cell office:value-type="float" office:value="171" table:style-name="ce196">
            <text:p><text:s text:c="3"/>171</text:p>
          </table:table-cell>
          <table:table-cell office:value-type="float" office:value="82" table:style-name="ce196">
            <text:p><text:s text:c="3"/>82</text:p>
          </table:table-cell>
          <table:table-cell office:value-type="float" office:value="89" table:style-name="ce196">
            <text:p><text:s text:c="3"/>89</text:p>
          </table:table-cell>
          <table:table-cell office:value-type="float" office:value="4.96101294799342" table:style-name="ce197">
            <text:p>4.96</text:p>
          </table:table-cell>
          <table:table-cell office:value-type="float" office:value="509" table:style-name="ce196">
            <text:p><text:s text:c="3"/>509</text:p>
          </table:table-cell>
          <table:table-cell office:value-type="float" office:value="320" table:style-name="ce196">
            <text:p><text:s text:c="3"/>320</text:p>
          </table:table-cell>
          <table:table-cell office:value-type="float" office:value="189" table:style-name="ce196">
            <text:p><text:s text:c="3"/>189</text:p>
          </table:table-cell>
          <table:table-cell office:value-type="float" office:value="14.76699175747749" table:style-name="ce197">
            <text:p>14.77</text:p>
          </table:table-cell>
          <table:table-cell office:value-type="float" office:value="-338" table:style-name="ce196">
            <text:p>－ <text:s/>338</text:p>
          </table:table-cell>
          <table:table-cell office:value-type="float" office:value="-9.8059788094840705" table:style-name="ce124">
            <text:p>–9.81</text:p>
          </table:table-cell>
          <table:table-cell office:value-type="float" office:value="165" table:style-name="ce196">
            <text:p><text:s text:c="3"/>165</text:p>
          </table:table-cell>
          <table:table-cell office:value-type="float" office:value="158" table:style-name="ce196">
            <text:p><text:s text:c="3"/>158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6" table:style-name="ce196">
            <text:p><text:s text:c="3"/>6</text:p>
          </table:table-cell>
          <table:table-cell office:value-type="float" office:value="4.7869423182392596" table:style-name="ce197">
            <text:p>4.79</text:p>
          </table:table-cell>
          <table:table-cell office:value-type="float" office:value="69" table:style-name="ce196">
            <text:p><text:s text:c="3"/>69</text:p>
          </table:table-cell>
          <table:table-cell office:value-type="float" office:value="66" table:style-name="ce66">
            <text:p>66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2.0018122421727802" table:style-name="ce123">
            <text:p>2.00</text:p>
          </table:table-cell>
          <table:table-cell office:value-type="float" office:value="2972" table:style-name="ce64">
            <text:p>2,972</text:p>
          </table:table-cell>
          <table:table-cell office:value-type="float" office:value="2448" table:style-name="ce64">
            <text:p>2,448</text:p>
          </table:table-cell>
          <table:table-cell office:value-type="float" office:value="19164" table:style-name="ce64">
            <text:p>19,16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33457" table:style-name="ce198">
            <text:p><text:s text:c="3"/>233,457</text:p>
          </table:table-cell>
          <table:table-cell office:value-type="float" office:value="595474" table:style-name="ce198">
            <text:p><text:s text:c="3"/>595,474</text:p>
          </table:table-cell>
          <table:table-cell office:value-type="float" office:value="303100" table:style-name="ce198">
            <text:p><text:s text:c="3"/>303,100</text:p>
          </table:table-cell>
          <table:table-cell office:value-type="float" office:value="292374" table:style-name="ce198">
            <text:p><text:s text:c="3"/>292,374</text:p>
          </table:table-cell>
          <table:table-cell office:value-type="float" office:value="283" table:style-name="ce198">
            <text:p><text:s text:c="3"/>283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128" table:style-name="ce198">
            <text:p><text:s text:c="3"/>128</text:p>
          </table:table-cell>
          <table:table-cell office:value-type="float" office:value="6.1981799870582002" table:style-name="ce199">
            <text:p>6.20</text:p>
          </table:table-cell>
          <table:table-cell office:value-type="float" office:value="496" table:style-name="ce198">
            <text:p><text:s text:c="3"/>496</text:p>
          </table:table-cell>
          <table:table-cell office:value-type="float" office:value="297" table:style-name="ce198">
            <text:p><text:s text:c="3"/>297</text:p>
          </table:table-cell>
          <table:table-cell office:value-type="float" office:value="199" table:style-name="ce198">
            <text:p><text:s text:c="3"/>199</text:p>
          </table:table-cell>
          <table:table-cell office:value-type="float" office:value="10.86324124940235" table:style-name="ce199">
            <text:p>10.86</text:p>
          </table:table-cell>
          <table:table-cell office:value-type="float" office:value="-213" table:style-name="ce198">
            <text:p>－ <text:s/>213</text:p>
          </table:table-cell>
          <table:table-cell office:value-type="float" office:value="-4.6650612623441603" table:style-name="ce124">
            <text:p>–4.67</text:p>
          </table:table-cell>
          <table:table-cell office:value-type="float" office:value="206" table:style-name="ce198">
            <text:p><text:s text:c="3"/>206</text:p>
          </table:table-cell>
          <table:table-cell office:value-type="float" office:value="204" table:style-name="ce198">
            <text:p><text:s text:c="3"/>204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4.5117493898727501" table:style-name="ce199">
            <text:p>4.51</text:p>
          </table:table-cell>
          <table:table-cell office:value-type="float" office:value="112" table:style-name="ce198">
            <text:p><text:s text:c="3"/>112</text:p>
          </table:table-cell>
          <table:table-cell office:value-type="float" office:value="111" table:style-name="ce66">
            <text:p>11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45298995954247" table:style-name="ce123">
            <text:p>2.45</text:p>
          </table:table-cell>
          <table:table-cell office:value-type="float" office:value="3361" table:style-name="ce64">
            <text:p>3,361</text:p>
          </table:table-cell>
          <table:table-cell office:value-type="float" office:value="2584" table:style-name="ce64">
            <text:p>2,584</text:p>
          </table:table-cell>
          <table:table-cell office:value-type="float" office:value="23135" table:style-name="ce64">
            <text:p>23,13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06946" table:style-name="ce200">
            <text:p><text:s text:c="3"/>206,946</text:p>
          </table:table-cell>
          <table:table-cell office:value-type="float" office:value="532672" table:style-name="ce200">
            <text:p><text:s text:c="3"/>532,672</text:p>
          </table:table-cell>
          <table:table-cell office:value-type="float" office:value="273724" table:style-name="ce200">
            <text:p><text:s text:c="3"/>273,724</text:p>
          </table:table-cell>
          <table:table-cell office:value-type="float" office:value="258948" table:style-name="ce200">
            <text:p><text:s text:c="3"/>258,948</text:p>
          </table:table-cell>
          <table:table-cell office:value-type="float" office:value="235" table:style-name="ce200">
            <text:p><text:s text:c="3"/>235</text:p>
          </table:table-cell>
          <table:table-cell office:value-type="float" office:value="126" table:style-name="ce200">
            <text:p><text:s text:c="3"/>126</text:p>
          </table:table-cell>
          <table:table-cell office:value-type="float" office:value="109" table:style-name="ce200">
            <text:p><text:s text:c="3"/>109</text:p>
          </table:table-cell>
          <table:table-cell office:value-type="float" office:value="5.7509388562728603" table:style-name="ce201">
            <text:p>5.75</text:p>
          </table:table-cell>
          <table:table-cell office:value-type="float" office:value="641" table:style-name="ce200">
            <text:p><text:s text:c="3"/>641</text:p>
          </table:table-cell>
          <table:table-cell office:value-type="float" office:value="371" table:style-name="ce200">
            <text:p><text:s text:c="3"/>371</text:p>
          </table:table-cell>
          <table:table-cell office:value-type="float" office:value="270" table:style-name="ce200">
            <text:p><text:s text:c="3"/>270</text:p>
          </table:table-cell>
          <table:table-cell office:value-type="float" office:value="15.6866034334932" table:style-name="ce201">
            <text:p>15.69</text:p>
          </table:table-cell>
          <table:table-cell office:value-type="float" office:value="-406" table:style-name="ce200">
            <text:p>－ <text:s/>406</text:p>
          </table:table-cell>
          <table:table-cell office:value-type="float" office:value="-9.93566457722034" table:style-name="ce124">
            <text:p>–9.94</text:p>
          </table:table-cell>
          <table:table-cell office:value-type="float" office:value="141" table:style-name="ce200">
            <text:p><text:s text:c="3"/>141</text:p>
          </table:table-cell>
          <table:table-cell office:value-type="float" office:value="137" table:style-name="ce200">
            <text:p><text:s text:c="3"/>137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3" table:style-name="ce200">
            <text:p><text:s text:c="3"/>3</text:p>
          </table:table-cell>
          <table:table-cell office:value-type="float" office:value="3.4505633137637099" table:style-name="ce201">
            <text:p>3.45</text:p>
          </table:table-cell>
          <table:table-cell office:value-type="float" office:value="96" table:style-name="ce200">
            <text:p><text:s text:c="3"/>96</text:p>
          </table:table-cell>
          <table:table-cell office:value-type="float" office:value="93" table:style-name="ce66">
            <text:p>93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3493197029880601" table:style-name="ce123">
            <text:p>2.35</text:p>
          </table:table-cell>
          <table:table-cell office:value-type="float" office:value="2332" table:style-name="ce64">
            <text:p>2,332</text:p>
          </table:table-cell>
          <table:table-cell office:value-type="float" office:value="1936" table:style-name="ce64">
            <text:p>1,936</text:p>
          </table:table-cell>
          <table:table-cell office:value-type="float" office:value="12191" table:style-name="ce64">
            <text:p>12,19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30172" table:style-name="ce202">
            <text:p><text:s text:c="3"/>430,172</text:p>
          </table:table-cell>
          <table:table-cell office:value-type="float" office:value="1222781" table:style-name="ce202">
            <text:p><text:s text:c="3"/>1,222,781</text:p>
          </table:table-cell>
          <table:table-cell office:value-type="float" office:value="619956" table:style-name="ce202">
            <text:p><text:s text:c="3"/>619,956</text:p>
          </table:table-cell>
          <table:table-cell office:value-type="float" office:value="602825" table:style-name="ce202">
            <text:p><text:s text:c="3"/>602,825</text:p>
          </table:table-cell>
          <table:table-cell office:value-type="float" office:value="661" table:style-name="ce202">
            <text:p><text:s text:c="3"/>661</text:p>
          </table:table-cell>
          <table:table-cell office:value-type="float" office:value="349" table:style-name="ce202">
            <text:p><text:s text:c="3"/>349</text:p>
          </table:table-cell>
          <table:table-cell office:value-type="float" office:value="312" table:style-name="ce202">
            <text:p><text:s text:c="3"/>312</text:p>
          </table:table-cell>
          <table:table-cell office:value-type="float" office:value="7.0412908310378004" table:style-name="ce203">
            <text:p>7.04</text:p>
          </table:table-cell>
          <table:table-cell office:value-type="float" office:value="1274" table:style-name="ce202">
            <text:p><text:s text:c="3"/>1,274</text:p>
          </table:table-cell>
          <table:table-cell office:value-type="float" office:value="719" table:style-name="ce202">
            <text:p><text:s text:c="3"/>719</text:p>
          </table:table-cell>
          <table:table-cell office:value-type="float" office:value="555" table:style-name="ce202">
            <text:p><text:s text:c="3"/>555</text:p>
          </table:table-cell>
          <table:table-cell office:value-type="float" office:value="13.5712625094435" table:style-name="ce203">
            <text:p>13.57</text:p>
          </table:table-cell>
          <table:table-cell office:value-type="float" office:value="-613" table:style-name="ce202">
            <text:p>－ <text:s/>613</text:p>
          </table:table-cell>
          <table:table-cell office:value-type="float" office:value="-6.5299716784057003" table:style-name="ce124">
            <text:p>–6.53</text:p>
          </table:table-cell>
          <table:table-cell office:value-type="float" office:value="334" table:style-name="ce202">
            <text:p><text:s text:c="3"/>334</text:p>
          </table:table-cell>
          <table:table-cell office:value-type="float" office:value="330" table:style-name="ce202">
            <text:p><text:s text:c="3"/>330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3.5579291037316598" table:style-name="ce203">
            <text:p>3.56</text:p>
          </table:table-cell>
          <table:table-cell office:value-type="float" office:value="197" table:style-name="ce202">
            <text:p><text:s text:c="3"/>197</text:p>
          </table:table-cell>
          <table:table-cell office:value-type="float" office:value="196" table:style-name="ce66">
            <text:p>196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2.0985390222608902" table:style-name="ce123">
            <text:p>2.10</text:p>
          </table:table-cell>
          <table:table-cell office:value-type="float" office:value="5205" table:style-name="ce64">
            <text:p>5,205</text:p>
          </table:table-cell>
          <table:table-cell office:value-type="float" office:value="6481" table:style-name="ce64">
            <text:p>6,481</text:p>
          </table:table-cell>
          <table:table-cell office:value-type="float" office:value="6980" table:style-name="ce64">
            <text:p>6,980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5920" table:style-name="ce204">
            <text:p><text:s text:c="3"/>185,920</text:p>
          </table:table-cell>
          <table:table-cell office:value-type="float" office:value="471647" table:style-name="ce204">
            <text:p><text:s text:c="3"/>471,647</text:p>
          </table:table-cell>
          <table:table-cell office:value-type="float" office:value="239799" table:style-name="ce204">
            <text:p><text:s text:c="3"/>239,799</text:p>
          </table:table-cell>
          <table:table-cell office:value-type="float" office:value="231848" table:style-name="ce204">
            <text:p><text:s text:c="3"/>231,848</text:p>
          </table:table-cell>
          <table:table-cell office:value-type="float" office:value="175" table:style-name="ce204">
            <text:p><text:s text:c="3"/>175</text:p>
          </table:table-cell>
          <table:table-cell office:value-type="float" office:value="90" table:style-name="ce204">
            <text:p><text:s text:c="3"/>90</text:p>
          </table:table-cell>
          <table:table-cell office:value-type="float" office:value="85" table:style-name="ce204">
            <text:p><text:s text:c="3"/>85</text:p>
          </table:table-cell>
          <table:table-cell office:value-type="float" office:value="4.83462662907049" table:style-name="ce205">
            <text:p>4.83</text:p>
          </table:table-cell>
          <table:table-cell office:value-type="float" office:value="601" table:style-name="ce204">
            <text:p><text:s text:c="3"/>601</text:p>
          </table:table-cell>
          <table:table-cell office:value-type="float" office:value="334" table:style-name="ce204">
            <text:p><text:s text:c="3"/>334</text:p>
          </table:table-cell>
          <table:table-cell office:value-type="float" office:value="267" table:style-name="ce204">
            <text:p><text:s text:c="3"/>267</text:p>
          </table:table-cell>
          <table:table-cell office:value-type="float" office:value="16.603489166122081" table:style-name="ce205">
            <text:p>16.60</text:p>
          </table:table-cell>
          <table:table-cell office:value-type="float" office:value="-426" table:style-name="ce204">
            <text:p>－ <text:s/>426</text:p>
          </table:table-cell>
          <table:table-cell office:value-type="float" office:value="-11.768862537051589" table:style-name="ce124">
            <text:p>–11.77</text:p>
          </table:table-cell>
          <table:table-cell office:value-type="float" office:value="162" table:style-name="ce204">
            <text:p><text:s text:c="3"/>162</text:p>
          </table:table-cell>
          <table:table-cell office:value-type="float" office:value="162" table:style-name="ce204">
            <text:p><text:s text:c="3"/>16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4.4754829366252498" table:style-name="ce205">
            <text:p>4.48</text:p>
          </table:table-cell>
          <table:table-cell office:value-type="float" office:value="78" table:style-name="ce204">
            <text:p><text:s text:c="3"/>78</text:p>
          </table:table-cell>
          <table:table-cell office:value-type="float" office:value="78" table:style-name="ce66">
            <text:p>78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1548621546714202" table:style-name="ce123">
            <text:p>2.15</text:p>
          </table:table-cell>
          <table:table-cell office:value-type="float" office:value="1996" table:style-name="ce64">
            <text:p>1,996</text:p>
          </table:table-cell>
          <table:table-cell office:value-type="float" office:value="1989" table:style-name="ce64">
            <text:p>1,989</text:p>
          </table:table-cell>
          <table:table-cell office:value-type="float" office:value="29968" table:style-name="ce64">
            <text:p>29,96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56752" table:style-name="ce206">
            <text:p><text:s text:c="3"/>256,752</text:p>
          </table:table-cell>
          <table:table-cell office:value-type="float" office:value="657034" table:style-name="ce206">
            <text:p><text:s text:c="3"/>657,034</text:p>
          </table:table-cell>
          <table:table-cell office:value-type="float" office:value="337765" table:style-name="ce206">
            <text:p><text:s text:c="3"/>337,765</text:p>
          </table:table-cell>
          <table:table-cell office:value-type="float" office:value="319269" table:style-name="ce206">
            <text:p><text:s text:c="3"/>319,269</text:p>
          </table:table-cell>
          <table:table-cell office:value-type="float" office:value="438" table:style-name="ce206">
            <text:p><text:s text:c="3"/>438</text:p>
          </table:table-cell>
          <table:table-cell office:value-type="float" office:value="219" table:style-name="ce206">
            <text:p><text:s text:c="3"/>219</text:p>
          </table:table-cell>
          <table:table-cell office:value-type="float" office:value="219" table:style-name="ce206">
            <text:p><text:s text:c="3"/>219</text:p>
          </table:table-cell>
          <table:table-cell office:value-type="float" office:value="8.6839599161403296" table:style-name="ce207">
            <text:p>8.68</text:p>
          </table:table-cell>
          <table:table-cell office:value-type="float" office:value="872" table:style-name="ce206">
            <text:p><text:s text:c="3"/>872</text:p>
          </table:table-cell>
          <table:table-cell office:value-type="float" office:value="494" table:style-name="ce206">
            <text:p><text:s text:c="3"/>494</text:p>
          </table:table-cell>
          <table:table-cell office:value-type="float" office:value="378" table:style-name="ce206">
            <text:p><text:s text:c="3"/>378</text:p>
          </table:table-cell>
          <table:table-cell office:value-type="float" office:value="17.288614262270261" table:style-name="ce207">
            <text:p>17.29</text:p>
          </table:table-cell>
          <table:table-cell office:value-type="float" office:value="-434" table:style-name="ce206">
            <text:p>－ <text:s/>434</text:p>
          </table:table-cell>
          <table:table-cell office:value-type="float" office:value="-8.6046543461299194" table:style-name="ce124">
            <text:p>–8.60</text:p>
          </table:table-cell>
          <table:table-cell office:value-type="float" office:value="216" table:style-name="ce206">
            <text:p><text:s text:c="3"/>216</text:p>
          </table:table-cell>
          <table:table-cell office:value-type="float" office:value="212" table:style-name="ce206">
            <text:p><text:s text:c="3"/>212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0" table:style-name="ce206">
            <text:p>—</text:p>
          </table:table-cell>
          <table:table-cell office:value-type="float" office:value="4" table:style-name="ce206">
            <text:p><text:s text:c="3"/>4</text:p>
          </table:table-cell>
          <table:table-cell office:value-type="float" office:value="4.2825007805623603" table:style-name="ce207">
            <text:p>4.28</text:p>
          </table:table-cell>
          <table:table-cell office:value-type="float" office:value="113" table:style-name="ce206">
            <text:p><text:s text:c="3"/>113</text:p>
          </table:table-cell>
          <table:table-cell office:value-type="float" office:value="111" table:style-name="ce66">
            <text:p>111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2.2403823527941999" table:style-name="ce123">
            <text:p>2.24</text:p>
          </table:table-cell>
          <table:table-cell office:value-type="float" office:value="2906" table:style-name="ce64">
            <text:p>2,906</text:p>
          </table:table-cell>
          <table:table-cell office:value-type="float" office:value="3390" table:style-name="ce64">
            <text:p>3,390</text:p>
          </table:table-cell>
          <table:table-cell office:value-type="float" office:value="3300" table:style-name="ce64">
            <text:p>3,30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1375" table:style-name="ce208">
            <text:p><text:s text:c="3"/>191,375</text:p>
          </table:table-cell>
          <table:table-cell office:value-type="float" office:value="477878" table:style-name="ce208">
            <text:p><text:s text:c="3"/>477,878</text:p>
          </table:table-cell>
          <table:table-cell office:value-type="float" office:value="247240" table:style-name="ce208">
            <text:p><text:s text:c="3"/>247,240</text:p>
          </table:table-cell>
          <table:table-cell office:value-type="float" office:value="230638" table:style-name="ce208">
            <text:p><text:s text:c="3"/>230,638</text:p>
          </table:table-cell>
          <table:table-cell office:value-type="float" office:value="171" table:style-name="ce208">
            <text:p><text:s text:c="3"/>171</text:p>
          </table:table-cell>
          <table:table-cell office:value-type="float" office:value="77" table:style-name="ce208">
            <text:p><text:s text:c="3"/>77</text:p>
          </table:table-cell>
          <table:table-cell office:value-type="float" office:value="94" table:style-name="ce208">
            <text:p><text:s text:c="3"/>94</text:p>
          </table:table-cell>
          <table:table-cell office:value-type="float" office:value="4.66191673756206" table:style-name="ce209">
            <text:p>4.66</text:p>
          </table:table-cell>
          <table:table-cell office:value-type="float" office:value="696" table:style-name="ce208">
            <text:p><text:s text:c="3"/>696</text:p>
          </table:table-cell>
          <table:table-cell office:value-type="float" office:value="410" table:style-name="ce208">
            <text:p><text:s text:c="3"/>410</text:p>
          </table:table-cell>
          <table:table-cell office:value-type="float" office:value="286" table:style-name="ce208">
            <text:p><text:s text:c="3"/>286</text:p>
          </table:table-cell>
          <table:table-cell office:value-type="float" office:value="18.974819002006981" table:style-name="ce209">
            <text:p>18.97</text:p>
          </table:table-cell>
          <table:table-cell office:value-type="float" office:value="-525" table:style-name="ce208">
            <text:p>－ <text:s/>525</text:p>
          </table:table-cell>
          <table:table-cell office:value-type="float" office:value="-14.31290226444492" table:style-name="ce124">
            <text:p>–14.31</text:p>
          </table:table-cell>
          <table:table-cell office:value-type="float" office:value="149" table:style-name="ce208">
            <text:p><text:s text:c="3"/>149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4.0621379760043697" table:style-name="ce209">
            <text:p>4.06</text:p>
          </table:table-cell>
          <table:table-cell office:value-type="float" office:value="76" table:style-name="ce208">
            <text:p><text:s text:c="3"/>76</text:p>
          </table:table-cell>
          <table:table-cell office:value-type="float" office:value="75" table:style-name="ce66">
            <text:p>7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0719629944720301" table:style-name="ce123">
            <text:p>2.07</text:p>
          </table:table-cell>
          <table:table-cell office:value-type="float" office:value="2091" table:style-name="ce64">
            <text:p>2,091</text:p>
          </table:table-cell>
          <table:table-cell office:value-type="float" office:value="2115" table:style-name="ce64">
            <text:p>2,115</text:p>
          </table:table-cell>
          <table:table-cell office:value-type="float" office:value="6221" table:style-name="ce64">
            <text:p>6,22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06724" table:style-name="ce210">
            <text:p><text:s text:c="3"/>306,724</text:p>
          </table:table-cell>
          <table:table-cell office:value-type="float" office:value="788180" table:style-name="ce210">
            <text:p><text:s text:c="3"/>788,180</text:p>
          </table:table-cell>
          <table:table-cell office:value-type="float" office:value="398641" table:style-name="ce210">
            <text:p><text:s text:c="3"/>398,641</text:p>
          </table:table-cell>
          <table:table-cell office:value-type="float" office:value="389539" table:style-name="ce210">
            <text:p><text:s text:c="3"/>389,539</text:p>
          </table:table-cell>
          <table:table-cell office:value-type="float" office:value="362" table:style-name="ce210">
            <text:p><text:s text:c="3"/>362</text:p>
          </table:table-cell>
          <table:table-cell office:value-type="float" office:value="173" table:style-name="ce210">
            <text:p><text:s text:c="3"/>173</text:p>
          </table:table-cell>
          <table:table-cell office:value-type="float" office:value="189" table:style-name="ce210">
            <text:p><text:s text:c="3"/>189</text:p>
          </table:table-cell>
          <table:table-cell office:value-type="float" office:value="5.9848234696756997" table:style-name="ce211">
            <text:p>5.98</text:p>
          </table:table-cell>
          <table:table-cell office:value-type="float" office:value="1009" table:style-name="ce210">
            <text:p><text:s text:c="3"/>1,009</text:p>
          </table:table-cell>
          <table:table-cell office:value-type="float" office:value="578" table:style-name="ce210">
            <text:p><text:s text:c="3"/>578</text:p>
          </table:table-cell>
          <table:table-cell office:value-type="float" office:value="431" table:style-name="ce210">
            <text:p><text:s text:c="3"/>431</text:p>
          </table:table-cell>
          <table:table-cell office:value-type="float" office:value="16.681455472107139" table:style-name="ce211">
            <text:p>16.68</text:p>
          </table:table-cell>
          <table:table-cell office:value-type="float" office:value="-647" table:style-name="ce210">
            <text:p>－ <text:s/>647</text:p>
          </table:table-cell>
          <table:table-cell office:value-type="float" office:value="-10.69663200243143" table:style-name="ce124">
            <text:p>–10.70</text:p>
          </table:table-cell>
          <table:table-cell office:value-type="float" office:value="297" table:style-name="ce210">
            <text:p><text:s text:c="3"/>297</text:p>
          </table:table-cell>
          <table:table-cell office:value-type="float" office:value="281" table:style-name="ce210">
            <text:p><text:s text:c="3"/>281</text:p>
          </table:table-cell>
          <table:table-cell office:value-type="float" office:value="16" table:style-name="ce210">
            <text:p><text:s text:c="3"/>16</text:p>
          </table:table-cell>
          <table:table-cell office:value-type="float" office:value="4" table:style-name="ce210">
            <text:p><text:s text:c="3"/>4</text:p>
          </table:table-cell>
          <table:table-cell office:value-type="float" office:value="12" table:style-name="ce210">
            <text:p><text:s text:c="3"/>12</text:p>
          </table:table-cell>
          <table:table-cell office:value-type="float" office:value="4.9102004709770304" table:style-name="ce211">
            <text:p>4.91</text:p>
          </table:table-cell>
          <table:table-cell office:value-type="float" office:value="173" table:style-name="ce210">
            <text:p><text:s text:c="3"/>173</text:p>
          </table:table-cell>
          <table:table-cell office:value-type="float" office:value="170" table:style-name="ce66">
            <text:p>170</text:p>
          </table:table-cell>
          <table:table-cell office:value-type="float" office:value="3" table:style-name="ce66">
            <text:p>3</text:p>
          </table:table-cell>
          <table:table-cell office:value-type="float" office:value="1" table:style-name="ce64">
            <text:p>1</text:p>
          </table:table-cell>
          <table:table-cell office:value-type="float" office:value="2" table:style-name="ce64">
            <text:p>2</text:p>
          </table:table-cell>
          <table:table-cell office:value-type="float" office:value="2.8601504426903199" table:style-name="ce123">
            <text:p>2.86</text:p>
          </table:table-cell>
          <table:table-cell office:value-type="float" office:value="3613" table:style-name="ce64">
            <text:p>3,613</text:p>
          </table:table-cell>
          <table:table-cell office:value-type="float" office:value="3571" table:style-name="ce64">
            <text:p>3,571</text:p>
          </table:table-cell>
          <table:table-cell office:value-type="float" office:value="62395" table:style-name="ce64">
            <text:p>62,395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6514" table:style-name="ce212">
            <text:p><text:s text:c="3"/>86,514</text:p>
          </table:table-cell>
          <table:table-cell office:value-type="float" office:value="209864" table:style-name="ce212">
            <text:p><text:s text:c="3"/>209,864</text:p>
          </table:table-cell>
          <table:table-cell office:value-type="float" office:value="106823" table:style-name="ce212">
            <text:p><text:s text:c="3"/>106,823</text:p>
          </table:table-cell>
          <table:table-cell office:value-type="float" office:value="103041" table:style-name="ce212">
            <text:p><text:s text:c="3"/>103,041</text:p>
          </table:table-cell>
          <table:table-cell office:value-type="float" office:value="120" table:style-name="ce212">
            <text:p><text:s text:c="3"/>120</text:p>
          </table:table-cell>
          <table:table-cell office:value-type="float" office:value="61" table:style-name="ce212">
            <text:p><text:s text:c="3"/>61</text:p>
          </table:table-cell>
          <table:table-cell office:value-type="float" office:value="59" table:style-name="ce212">
            <text:p><text:s text:c="3"/>59</text:p>
          </table:table-cell>
          <table:table-cell office:value-type="float" office:value="7.4492278994333798" table:style-name="ce213">
            <text:p>7.45</text:p>
          </table:table-cell>
          <table:table-cell office:value-type="float" office:value="279" table:style-name="ce212">
            <text:p><text:s text:c="3"/>279</text:p>
          </table:table-cell>
          <table:table-cell office:value-type="float" office:value="164" table:style-name="ce212">
            <text:p><text:s text:c="3"/>164</text:p>
          </table:table-cell>
          <table:table-cell office:value-type="float" office:value="115" table:style-name="ce212">
            <text:p><text:s text:c="3"/>115</text:p>
          </table:table-cell>
          <table:table-cell office:value-type="float" office:value="17.319454866182621" table:style-name="ce213">
            <text:p>17.32</text:p>
          </table:table-cell>
          <table:table-cell office:value-type="float" office:value="-159" table:style-name="ce212">
            <text:p>－ <text:s/>159</text:p>
          </table:table-cell>
          <table:table-cell office:value-type="float" office:value="-9.8702269667492306" table:style-name="ce124">
            <text:p>–9.87</text:p>
          </table:table-cell>
          <table:table-cell office:value-type="float" office:value="73" table:style-name="ce212">
            <text:p><text:s text:c="3"/>73</text:p>
          </table:table-cell>
          <table:table-cell office:value-type="float" office:value="70" table:style-name="ce212">
            <text:p><text:s text:c="3"/>70</text:p>
          </table:table-cell>
          <table:table-cell office:value-type="float" office:value="3" table:style-name="ce212">
            <text:p><text:s text:c="3"/>3</text:p>
          </table:table-cell>
          <table:table-cell office:value-type="float" office:value="0" table:style-name="ce212">
            <text:p>—</text:p>
          </table:table-cell>
          <table:table-cell office:value-type="float" office:value="3" table:style-name="ce212">
            <text:p><text:s text:c="3"/>3</text:p>
          </table:table-cell>
          <table:table-cell office:value-type="float" office:value="4.5316136388219697" table:style-name="ce213">
            <text:p>4.53</text:p>
          </table:table-cell>
          <table:table-cell office:value-type="float" office:value="44" table:style-name="ce212">
            <text:p><text:s text:c="3"/>44</text:p>
          </table:table-cell>
          <table:table-cell office:value-type="float" office:value="43" table:style-name="ce66">
            <text:p>43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7313835631255698" table:style-name="ce123">
            <text:p>2.73</text:p>
          </table:table-cell>
          <table:table-cell office:value-type="float" office:value="903" table:style-name="ce64">
            <text:p>903</text:p>
          </table:table-cell>
          <table:table-cell office:value-type="float" office:value="1002" table:style-name="ce64">
            <text:p>1,002</text:p>
          </table:table-cell>
          <table:table-cell office:value-type="float" office:value="78964" table:style-name="ce64">
            <text:p>78,96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1437" table:style-name="ce214">
            <text:p><text:s text:c="3"/>131,437</text:p>
          </table:table-cell>
          <table:table-cell office:value-type="float" office:value="314919" table:style-name="ce214">
            <text:p><text:s text:c="3"/>314,919</text:p>
          </table:table-cell>
          <table:table-cell office:value-type="float" office:value="157929" table:style-name="ce214">
            <text:p><text:s text:c="3"/>157,929</text:p>
          </table:table-cell>
          <table:table-cell office:value-type="float" office:value="156990" table:style-name="ce214">
            <text:p><text:s text:c="3"/>156,990</text:p>
          </table:table-cell>
          <table:table-cell office:value-type="float" office:value="131" table:style-name="ce214">
            <text:p><text:s text:c="3"/>131</text:p>
          </table:table-cell>
          <table:table-cell office:value-type="float" office:value="70" table:style-name="ce214">
            <text:p><text:s text:c="3"/>70</text:p>
          </table:table-cell>
          <table:table-cell office:value-type="float" office:value="61" table:style-name="ce214">
            <text:p><text:s text:c="3"/>61</text:p>
          </table:table-cell>
          <table:table-cell office:value-type="float" office:value="5.4204188646673899" table:style-name="ce215">
            <text:p>5.42</text:p>
          </table:table-cell>
          <table:table-cell office:value-type="float" office:value="423" table:style-name="ce214">
            <text:p><text:s text:c="3"/>423</text:p>
          </table:table-cell>
          <table:table-cell office:value-type="float" office:value="256" table:style-name="ce214">
            <text:p><text:s text:c="3"/>256</text:p>
          </table:table-cell>
          <table:table-cell office:value-type="float" office:value="167" table:style-name="ce214">
            <text:p><text:s text:c="3"/>167</text:p>
          </table:table-cell>
          <table:table-cell office:value-type="float" office:value="17.502573891254261" table:style-name="ce215">
            <text:p>17.50</text:p>
          </table:table-cell>
          <table:table-cell office:value-type="float" office:value="-292" table:style-name="ce214">
            <text:p>－ <text:s/>292</text:p>
          </table:table-cell>
          <table:table-cell office:value-type="float" office:value="-12.082155026586859" table:style-name="ce124">
            <text:p>–12.08</text:p>
          </table:table-cell>
          <table:table-cell office:value-type="float" office:value="110" table:style-name="ce214">
            <text:p><text:s text:c="3"/>110</text:p>
          </table:table-cell>
          <table:table-cell office:value-type="float" office:value="108" table:style-name="ce214">
            <text:p><text:s text:c="3"/>108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4.5514967565909403" table:style-name="ce215">
            <text:p>4.55</text:p>
          </table:table-cell>
          <table:table-cell office:value-type="float" office:value="75" table:style-name="ce214">
            <text:p><text:s text:c="3"/>75</text:p>
          </table:table-cell>
          <table:table-cell office:value-type="float" office:value="73" table:style-name="ce66">
            <text:p>73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3.1032932431301901" table:style-name="ce123">
            <text:p>3.10</text:p>
          </table:table-cell>
          <table:table-cell office:value-type="float" office:value="1753" table:style-name="ce64">
            <text:p>1,753</text:p>
          </table:table-cell>
          <table:table-cell office:value-type="float" office:value="1714" table:style-name="ce64">
            <text:p>1,714</text:p>
          </table:table-cell>
          <table:table-cell office:value-type="float" office:value="94221" table:style-name="ce64">
            <text:p>94,22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168" table:style-name="ce216">
            <text:p><text:s text:c="3"/>44,168</text:p>
          </table:table-cell>
          <table:table-cell office:value-type="float" office:value="107534" table:style-name="ce216">
            <text:p><text:s text:c="3"/>107,534</text:p>
          </table:table-cell>
          <table:table-cell office:value-type="float" office:value="54964" table:style-name="ce216">
            <text:p><text:s text:c="3"/>54,964</text:p>
          </table:table-cell>
          <table:table-cell office:value-type="float" office:value="52570" table:style-name="ce216">
            <text:p><text:s text:c="3"/>52,570</text:p>
          </table:table-cell>
          <table:table-cell office:value-type="float" office:value="62" table:style-name="ce216">
            <text:p><text:s text:c="3"/>62</text:p>
          </table:table-cell>
          <table:table-cell office:value-type="float" office:value="29" table:style-name="ce216">
            <text:p><text:s text:c="3"/>29</text:p>
          </table:table-cell>
          <table:table-cell office:value-type="float" office:value="33" table:style-name="ce216">
            <text:p><text:s text:c="3"/>33</text:p>
          </table:table-cell>
          <table:table-cell office:value-type="float" office:value="7.5034400437673003" table:style-name="ce217">
            <text:p>7.50</text:p>
          </table:table-cell>
          <table:table-cell office:value-type="float" office:value="115" table:style-name="ce216">
            <text:p><text:s text:c="3"/>115</text:p>
          </table:table-cell>
          <table:table-cell office:value-type="float" office:value="66" table:style-name="ce216">
            <text:p><text:s text:c="3"/>66</text:p>
          </table:table-cell>
          <table:table-cell office:value-type="float" office:value="49" table:style-name="ce216">
            <text:p><text:s text:c="3"/>49</text:p>
          </table:table-cell>
          <table:table-cell office:value-type="float" office:value="13.91767104892322" table:style-name="ce217">
            <text:p>13.92</text:p>
          </table:table-cell>
          <table:table-cell office:value-type="float" office:value="-53" table:style-name="ce216">
            <text:p>－ <text:s/>53</text:p>
          </table:table-cell>
          <table:table-cell office:value-type="float" office:value="-6.4142310051559202" table:style-name="ce124">
            <text:p>–6.41</text:p>
          </table:table-cell>
          <table:table-cell office:value-type="float" office:value="37" table:style-name="ce216">
            <text:p><text:s text:c="3"/>37</text:p>
          </table:table-cell>
          <table:table-cell office:value-type="float" office:value="37" table:style-name="ce216">
            <text:p><text:s text:c="3"/>37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4.4778593809579101" table:style-name="ce217">
            <text:p>4.48</text:p>
          </table:table-cell>
          <table:table-cell office:value-type="float" office:value="20" table:style-name="ce216">
            <text:p><text:s text:c="3"/>20</text:p>
          </table:table-cell>
          <table:table-cell office:value-type="float" office:value="20" table:style-name="ce66">
            <text:p>2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204645302475201" table:style-name="ce123">
            <text:p>2.42</text:p>
          </table:table-cell>
          <table:table-cell office:value-type="float" office:value="460" table:style-name="ce64">
            <text:p>460</text:p>
          </table:table-cell>
          <table:table-cell office:value-type="float" office:value="764" table:style-name="ce64">
            <text:p>764</text:p>
          </table:table-cell>
          <table:table-cell office:value-type="float" office:value="773" table:style-name="ce64">
            <text:p>77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4280" table:style-name="ce218">
            <text:p><text:s text:c="3"/>164,280</text:p>
          </table:table-cell>
          <table:table-cell office:value-type="float" office:value="361250" table:style-name="ce218">
            <text:p><text:s text:c="3"/>361,250</text:p>
          </table:table-cell>
          <table:table-cell office:value-type="float" office:value="179155" table:style-name="ce218">
            <text:p><text:s text:c="3"/>179,155</text:p>
          </table:table-cell>
          <table:table-cell office:value-type="float" office:value="182095" table:style-name="ce218">
            <text:p><text:s text:c="3"/>182,095</text:p>
          </table:table-cell>
          <table:table-cell office:value-type="float" office:value="89" table:style-name="ce218">
            <text:p><text:s text:c="3"/>89</text:p>
          </table:table-cell>
          <table:table-cell office:value-type="float" office:value="47" table:style-name="ce218">
            <text:p><text:s text:c="3"/>47</text:p>
          </table:table-cell>
          <table:table-cell office:value-type="float" office:value="42" table:style-name="ce218">
            <text:p><text:s text:c="3"/>42</text:p>
          </table:table-cell>
          <table:table-cell office:value-type="float" office:value="3.21124252201112" table:style-name="ce219">
            <text:p>3.21</text:p>
          </table:table-cell>
          <table:table-cell office:value-type="float" office:value="397" table:style-name="ce218">
            <text:p><text:s text:c="3"/>397</text:p>
          </table:table-cell>
          <table:table-cell office:value-type="float" office:value="248" table:style-name="ce218">
            <text:p><text:s text:c="3"/>248</text:p>
          </table:table-cell>
          <table:table-cell office:value-type="float" office:value="149" table:style-name="ce218">
            <text:p><text:s text:c="3"/>149</text:p>
          </table:table-cell>
          <table:table-cell office:value-type="float" office:value="14.32430653076872" table:style-name="ce219">
            <text:p>14.32</text:p>
          </table:table-cell>
          <table:table-cell office:value-type="float" office:value="-308" table:style-name="ce218">
            <text:p>－ <text:s/>308</text:p>
          </table:table-cell>
          <table:table-cell office:value-type="float" office:value="-11.11306400875759" table:style-name="ce124">
            <text:p>–11.11</text:p>
          </table:table-cell>
          <table:table-cell office:value-type="float" office:value="123" table:style-name="ce218">
            <text:p><text:s text:c="3"/>123</text:p>
          </table:table-cell>
          <table:table-cell office:value-type="float" office:value="118" table:style-name="ce218">
            <text:p><text:s text:c="3"/>118</text:p>
          </table:table-cell>
          <table:table-cell office:value-type="float" office:value="5" table:style-name="ce218">
            <text:p><text:s text:c="3"/>5</text:p>
          </table:table-cell>
          <table:table-cell office:value-type="float" office:value="2" table:style-name="ce218">
            <text:p><text:s text:c="3"/>2</text:p>
          </table:table-cell>
          <table:table-cell office:value-type="float" office:value="3" table:style-name="ce218">
            <text:p><text:s text:c="3"/>3</text:p>
          </table:table-cell>
          <table:table-cell office:value-type="float" office:value="4.4380093281726696" table:style-name="ce219">
            <text:p>4.44</text:p>
          </table:table-cell>
          <table:table-cell office:value-type="float" office:value="72" table:style-name="ce218">
            <text:p><text:s text:c="3"/>72</text:p>
          </table:table-cell>
          <table:table-cell office:value-type="float" office:value="71" table:style-name="ce66">
            <text:p>7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5978591189303502" table:style-name="ce123">
            <text:p>2.60</text:p>
          </table:table-cell>
          <table:table-cell office:value-type="float" office:value="2079" table:style-name="ce64">
            <text:p>2,079</text:p>
          </table:table-cell>
          <table:table-cell office:value-type="float" office:value="1844" table:style-name="ce64">
            <text:p>1,844</text:p>
          </table:table-cell>
          <table:table-cell office:value-type="float" office:value="10035" table:style-name="ce64">
            <text:p>10,03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5485" table:style-name="ce220">
            <text:p><text:s text:c="3"/>185,485</text:p>
          </table:table-cell>
          <table:table-cell office:value-type="float" office:value="456867" table:style-name="ce220">
            <text:p><text:s text:c="3"/>456,867</text:p>
          </table:table-cell>
          <table:table-cell office:value-type="float" office:value="225441" table:style-name="ce220">
            <text:p><text:s text:c="3"/>225,441</text:p>
          </table:table-cell>
          <table:table-cell office:value-type="float" office:value="231426" table:style-name="ce220">
            <text:p><text:s text:c="3"/>231,426</text:p>
          </table:table-cell>
          <table:table-cell office:value-type="float" office:value="234" table:style-name="ce220">
            <text:p><text:s text:c="3"/>234</text:p>
          </table:table-cell>
          <table:table-cell office:value-type="float" office:value="130" table:style-name="ce220">
            <text:p><text:s text:c="3"/>130</text:p>
          </table:table-cell>
          <table:table-cell office:value-type="float" office:value="104" table:style-name="ce220">
            <text:p><text:s text:c="3"/>104</text:p>
          </table:table-cell>
          <table:table-cell office:value-type="float" office:value="6.6742017448415396" table:style-name="ce221">
            <text:p>6.67</text:p>
          </table:table-cell>
          <table:table-cell office:value-type="float" office:value="307" table:style-name="ce220">
            <text:p><text:s text:c="3"/>307</text:p>
          </table:table-cell>
          <table:table-cell office:value-type="float" office:value="180" table:style-name="ce220">
            <text:p><text:s text:c="3"/>180</text:p>
          </table:table-cell>
          <table:table-cell office:value-type="float" office:value="127" table:style-name="ce220">
            <text:p><text:s text:c="3"/>127</text:p>
          </table:table-cell>
          <table:table-cell office:value-type="float" office:value="8.7563245113946699" table:style-name="ce221">
            <text:p>8.76</text:p>
          </table:table-cell>
          <table:table-cell office:value-type="float" office:value="-73" table:style-name="ce220">
            <text:p>－ <text:s/>73</text:p>
          </table:table-cell>
          <table:table-cell office:value-type="float" office:value="-2.0821227665531299" table:style-name="ce124">
            <text:p>–2.08</text:p>
          </table:table-cell>
          <table:table-cell office:value-type="float" office:value="157" table:style-name="ce220">
            <text:p><text:s text:c="3"/>157</text:p>
          </table:table-cell>
          <table:table-cell office:value-type="float" office:value="150" table:style-name="ce220">
            <text:p><text:s text:c="3"/>150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0" table:style-name="ce220">
            <text:p>—</text:p>
          </table:table-cell>
          <table:table-cell office:value-type="float" office:value="7" table:style-name="ce220">
            <text:p><text:s text:c="3"/>7</text:p>
          </table:table-cell>
          <table:table-cell office:value-type="float" office:value="4.4779900595731696" table:style-name="ce221">
            <text:p>4.48</text:p>
          </table:table-cell>
          <table:table-cell office:value-type="float" office:value="76" table:style-name="ce220">
            <text:p><text:s text:c="3"/>76</text:p>
          </table:table-cell>
          <table:table-cell office:value-type="float" office:value="74" table:style-name="ce66">
            <text:p>74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2.1676894555895601" table:style-name="ce123">
            <text:p>2.17</text:p>
          </table:table-cell>
          <table:table-cell office:value-type="float" office:value="2206" table:style-name="ce64">
            <text:p>2,206</text:p>
          </table:table-cell>
          <table:table-cell office:value-type="float" office:value="2473" table:style-name="ce64">
            <text:p>2,473</text:p>
          </table:table-cell>
          <table:table-cell office:value-type="float" office:value="5058" table:style-name="ce64">
            <text:p>5,05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6408" table:style-name="ce222">
            <text:p><text:s text:c="3"/>106,408</text:p>
          </table:table-cell>
          <table:table-cell office:value-type="float" office:value="261935" table:style-name="ce222">
            <text:p><text:s text:c="3"/>261,935</text:p>
          </table:table-cell>
          <table:table-cell office:value-type="float" office:value="125502" table:style-name="ce222">
            <text:p><text:s text:c="3"/>125,502</text:p>
          </table:table-cell>
          <table:table-cell office:value-type="float" office:value="136433" table:style-name="ce222">
            <text:p><text:s text:c="3"/>136,433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5.6213296785490803" table:style-name="ce223">
            <text:p>5.62</text:p>
          </table:table-cell>
          <table:table-cell office:value-type="float" office:value="261" table:style-name="ce222">
            <text:p><text:s text:c="3"/>261</text:p>
          </table:table-cell>
          <table:table-cell office:value-type="float" office:value="139" table:style-name="ce222">
            <text:p><text:s text:c="3"/>139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12.983779169038129" table:style-name="ce223">
            <text:p>12.98</text:p>
          </table:table-cell>
          <table:table-cell office:value-type="float" office:value="-148" table:style-name="ce222">
            <text:p>－ <text:s/>148</text:p>
          </table:table-cell>
          <table:table-cell office:value-type="float" office:value="-7.3624494904890598" table:style-name="ce124">
            <text:p>–7.36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3.8304635862679599" table:style-name="ce223">
            <text:p>3.83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47" table:style-name="ce66">
            <text:p>47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3878214563748301" table:style-name="ce123">
            <text:p>2.39</text:p>
          </table:table-cell>
          <table:table-cell office:value-type="float" office:value="1372" table:style-name="ce64">
            <text:p>1,372</text:p>
          </table:table-cell>
          <table:table-cell office:value-type="float" office:value="1442" table:style-name="ce64">
            <text:p>1,442</text:p>
          </table:table-cell>
          <table:table-cell office:value-type="float" office:value="1373" table:style-name="ce64">
            <text:p>1,373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9499" table:style-name="ce224">
            <text:p><text:s text:c="3"/>49,499</text:p>
          </table:table-cell>
          <table:table-cell office:value-type="float" office:value="156362" table:style-name="ce224">
            <text:p><text:s text:c="3"/>156,362</text:p>
          </table:table-cell>
          <table:table-cell office:value-type="float" office:value="78769" table:style-name="ce224">
            <text:p><text:s text:c="3"/>78,769</text:p>
          </table:table-cell>
          <table:table-cell office:value-type="float" office:value="77593" table:style-name="ce224">
            <text:p><text:s text:c="3"/>77,593</text:p>
          </table:table-cell>
          <table:table-cell office:value-type="float" office:value="69" table:style-name="ce224">
            <text:p><text:s text:c="3"/>69</text:p>
          </table:table-cell>
          <table:table-cell office:value-type="float" office:value="43" table:style-name="ce224">
            <text:p><text:s text:c="3"/>43</text:p>
          </table:table-cell>
          <table:table-cell office:value-type="float" office:value="26" table:style-name="ce224">
            <text:p><text:s text:c="3"/>26</text:p>
          </table:table-cell>
          <table:table-cell office:value-type="float" office:value="5.7340206720723002" table:style-name="ce225">
            <text:p>5.73</text:p>
          </table:table-cell>
          <table:table-cell office:value-type="float" office:value="103" table:style-name="ce224">
            <text:p><text:s text:c="3"/>103</text:p>
          </table:table-cell>
          <table:table-cell office:value-type="float" office:value="68" table:style-name="ce224">
            <text:p><text:s text:c="3"/>68</text:p>
          </table:table-cell>
          <table:table-cell office:value-type="float" office:value="35" table:style-name="ce224">
            <text:p><text:s text:c="3"/>35</text:p>
          </table:table-cell>
          <table:table-cell office:value-type="float" office:value="8.5594801336731496" table:style-name="ce225">
            <text:p>8.56</text:p>
          </table:table-cell>
          <table:table-cell office:value-type="float" office:value="-34" table:style-name="ce224">
            <text:p>－ <text:s/>34</text:p>
          </table:table-cell>
          <table:table-cell office:value-type="float" office:value="-2.8254594616008402" table:style-name="ce67">
            <text:p>–2.83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office:value-type="float" office:value="3.9888839457894298" table:style-name="ce225">
            <text:p>3.99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16" table:style-name="ce70">
            <text:p>16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.32962798192981" table:style-name="ce65">
            <text:p>1.33</text:p>
          </table:table-cell>
          <table:table-cell office:value-type="float" office:value="780" table:style-name="ce70">
            <text:p>780</text:p>
          </table:table-cell>
          <table:table-cell office:value-type="float" office:value="1751" table:style-name="ce70">
            <text:p>1,751</text:p>
          </table:table-cell>
          <table:table-cell office:value-type="float" office:value="1689" table:style-name="ce70">
            <text:p>1,689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5586" table:style-name="ce226">
            <text:p><text:s text:c="3"/>45,586</text:p>
          </table:table-cell>
          <table:table-cell office:value-type="float" office:value="142459" table:style-name="ce226">
            <text:p><text:s text:c="3"/>142,459</text:p>
          </table:table-cell>
          <table:table-cell office:value-type="float" office:value="70727" table:style-name="ce226">
            <text:p><text:s text:c="3"/>70,727</text:p>
          </table:table-cell>
          <table:table-cell office:value-type="float" office:value="71732" table:style-name="ce226">
            <text:p><text:s text:c="3"/>71,732</text:p>
          </table:table-cell>
          <table:table-cell office:value-type="float" office:value="62" table:style-name="ce226">
            <text:p><text:s text:c="3"/>62</text:p>
          </table:table-cell>
          <table:table-cell office:value-type="float" office:value="42" table:style-name="ce226">
            <text:p><text:s text:c="3"/>42</text:p>
          </table:table-cell>
          <table:table-cell office:value-type="float" office:value="20" table:style-name="ce226">
            <text:p><text:s text:c="3"/>20</text:p>
          </table:table-cell>
          <table:table-cell office:value-type="float" office:value="5.6543392243735804" table:style-name="ce227">
            <text:p>5.65</text:p>
          </table:table-cell>
          <table:table-cell office:value-type="float" office:value="96" table:style-name="ce226">
            <text:p><text:s text:c="3"/>96</text:p>
          </table:table-cell>
          <table:table-cell office:value-type="float" office:value="62" table:style-name="ce226">
            <text:p><text:s text:c="3"/>62</text:p>
          </table:table-cell>
          <table:table-cell office:value-type="float" office:value="34" table:style-name="ce226">
            <text:p><text:s text:c="3"/>34</text:p>
          </table:table-cell>
          <table:table-cell office:value-type="float" office:value="8.7551058958042507" table:style-name="ce227">
            <text:p>8.76</text:p>
          </table:table-cell>
          <table:table-cell office:value-type="float" office:value="-34" table:style-name="ce226">
            <text:p>－ <text:s/>34</text:p>
          </table:table-cell>
          <table:table-cell office:value-type="float" office:value="-3.1007666714306699" table:style-name="ce124">
            <text:p>–3.10</text:p>
          </table:table-cell>
          <table:table-cell office:value-type="float" office:value="41" table:style-name="ce226">
            <text:p><text:s text:c="3"/>41</text:p>
          </table:table-cell>
          <table:table-cell office:value-type="float" office:value="40" table:style-name="ce226">
            <text:p><text:s text:c="3"/>40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0" table:style-name="ce226">
            <text:p>—</text:p>
          </table:table-cell>
          <table:table-cell office:value-type="float" office:value="1" table:style-name="ce226">
            <text:p><text:s text:c="3"/>1</text:p>
          </table:table-cell>
          <table:table-cell office:value-type="float" office:value="3.7391598096664" table:style-name="ce227">
            <text:p>3.74</text:p>
          </table:table-cell>
          <table:table-cell office:value-type="float" office:value="13" table:style-name="ce226">
            <text:p><text:s text:c="3"/>13</text:p>
          </table:table-cell>
          <table:table-cell office:value-type="float" office:value="13" table:style-name="ce66">
            <text:p>1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18558725672349" table:style-name="ce123">
            <text:p>1.19</text:p>
          </table:table-cell>
          <table:table-cell office:value-type="float" office:value="663" table:style-name="ce64">
            <text:p>663</text:p>
          </table:table-cell>
          <table:table-cell office:value-type="float" office:value="1585" table:style-name="ce64">
            <text:p>1,585</text:p>
          </table:table-cell>
          <table:table-cell office:value-type="float" office:value="1375" table:style-name="ce64">
            <text:p>1,37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913" table:style-name="ce228">
            <text:p><text:s text:c="3"/>3,913</text:p>
          </table:table-cell>
          <table:table-cell office:value-type="float" office:value="13903" table:style-name="ce228">
            <text:p><text:s text:c="3"/>13,903</text:p>
          </table:table-cell>
          <table:table-cell office:value-type="float" office:value="8042" table:style-name="ce228">
            <text:p><text:s text:c="3"/>8,042</text:p>
          </table:table-cell>
          <table:table-cell office:value-type="float" office:value="5861" table:style-name="ce228">
            <text:p><text:s text:c="3"/>5,861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6.5517860348231904" table:style-name="ce229">
            <text:p>6.55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6.5517860348231904" table:style-name="ce229">
            <text:p>6.55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7" table:style-name="ce228">
            <text:p><text:s text:c="3"/>7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6.5517860348231904" table:style-name="ce229">
            <text:p>6.55</text:p>
          </table:table-cell>
          <table:table-cell office:value-type="float" office:value="3" table:style-name="ce228">
            <text:p><text:s text:c="3"/>3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8079083006385099" table:style-name="ce123">
            <text:p>2.81</text:p>
          </table:table-cell>
          <table:table-cell office:value-type="float" office:value="117" table:style-name="ce64">
            <text:p>117</text:p>
          </table:table-cell>
          <table:table-cell office:value-type="float" office:value="166" table:style-name="ce64">
            <text:p>166</text:p>
          </table:table-cell>
          <table:table-cell office:value-type="float" office:value="314" table:style-name="ce64">
            <text:p>314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65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2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00">
            <text:p>區域別</text:p>
          </table:table-cell>
          <table:table-cell office:value-type="string" table:number-columns-spanned="4" table:number-rows-spanned="2" table:style-name="ce40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0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0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0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0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03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384614" table:style-name="ce230">
            <text:p><text:s text:c="3"/>23,384,614</text:p>
          </table:table-cell>
          <table:table-cell office:value-type="float" office:value="11515767" table:style-name="ce230">
            <text:p><text:s text:c="3"/>11,515,767</text:p>
          </table:table-cell>
          <table:table-cell office:value-type="float" office:value="11868847" table:style-name="ce230">
            <text:p><text:s text:c="3"/>11,868,847</text:p>
          </table:table-cell>
          <table:table-cell office:value-type="float" office:value="100" table:style-name="ce231">
            <text:p>100.00</text:p>
          </table:table-cell>
          <table:table-cell office:value-type="float" office:value="2733872" table:style-name="ce230">
            <text:p><text:s text:c="3"/>2,733,872</text:p>
          </table:table-cell>
          <table:table-cell office:value-type="float" office:value="1415395" table:style-name="ce230">
            <text:p><text:s text:c="3"/>1,415,395</text:p>
          </table:table-cell>
          <table:table-cell office:value-type="float" office:value="1318477" table:style-name="ce230">
            <text:p><text:s text:c="3"/>1,318,477</text:p>
          </table:table-cell>
          <table:table-cell office:value-type="float" office:value="11.69090069222438" table:style-name="ce231">
            <text:p>11.69</text:p>
          </table:table-cell>
          <table:table-cell office:value-type="float" office:value="16126419" table:style-name="ce230">
            <text:p><text:s text:c="3"/>16,126,419</text:p>
          </table:table-cell>
          <table:table-cell office:value-type="float" office:value="8060624" table:style-name="ce230">
            <text:p><text:s text:c="3"/>8,060,624</text:p>
          </table:table-cell>
          <table:table-cell office:value-type="float" office:value="8065795" table:style-name="ce230">
            <text:p><text:s text:c="3"/>8,065,795</text:p>
          </table:table-cell>
          <table:table-cell office:value-type="float" office:value="68.961664280624859" table:style-name="ce231">
            <text:p>68.96</text:p>
          </table:table-cell>
          <table:table-cell office:value-type="float" office:value="4524323" table:style-name="ce230">
            <text:p><text:s text:c="3"/>4,524,323</text:p>
          </table:table-cell>
          <table:table-cell office:value-type="float" office:value="2039748" table:style-name="ce230">
            <text:p><text:s text:c="3"/>2,039,748</text:p>
          </table:table-cell>
          <table:table-cell office:value-type="float" office:value="2484575" table:style-name="ce230">
            <text:p><text:s text:c="3"/>2,484,575</text:p>
          </table:table-cell>
          <table:table-cell office:value-type="float" office:value="19.347435027150759" table:style-name="ce231">
            <text:p>19.35</text:p>
          </table:table-cell>
          <table:table-cell office:value-type="float" office:value="9846929" table:style-name="ce230">
            <text:p><text:s text:c="3"/>9,846,929</text:p>
          </table:table-cell>
          <table:table-cell office:value-type="float" office:value="4982393" table:style-name="ce230">
            <text:p><text:s text:c="3"/>4,982,393</text:p>
          </table:table-cell>
          <table:table-cell office:value-type="float" office:value="4864536" table:style-name="ce230">
            <text:p><text:s text:c="3"/>4,864,536</text:p>
          </table:table-cell>
          <table:table-cell office:value-type="float" office:value="42.108580453797529" table:style-name="ce231">
            <text:p>42.11</text:p>
          </table:table-cell>
          <table:table-cell office:value-type="float" office:value="19641163" table:style-name="ce230">
            <text:p><text:s text:c="3"/>19,641,163</text:p>
          </table:table-cell>
          <table:table-cell office:value-type="float" office:value="9574009" table:style-name="ce230">
            <text:p><text:s text:c="3"/>9,574,009</text:p>
          </table:table-cell>
          <table:table-cell office:value-type="float" office:value="10067154" table:style-name="ce230">
            <text:p><text:s text:c="3"/>10,067,154</text:p>
          </table:table-cell>
          <table:table-cell office:value-type="float" office:value="83.991820433726204" table:style-name="ce231">
            <text:p>83.99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7095" table:style-name="ce232">
            <text:p><text:s text:c="3"/>4,047,095</text:p>
          </table:table-cell>
          <table:table-cell office:value-type="float" office:value="1964964" table:style-name="ce232">
            <text:p><text:s text:c="3"/>1,964,964</text:p>
          </table:table-cell>
          <table:table-cell office:value-type="float" office:value="2082131" table:style-name="ce232">
            <text:p><text:s text:c="3"/>2,082,131</text:p>
          </table:table-cell>
          <table:table-cell office:value-type="float" office:value="100" table:style-name="ce233">
            <text:p>100.00</text:p>
          </table:table-cell>
          <table:table-cell office:value-type="float" office:value="443742" table:style-name="ce232">
            <text:p><text:s text:c="3"/>443,742</text:p>
          </table:table-cell>
          <table:table-cell office:value-type="float" office:value="228959" table:style-name="ce232">
            <text:p><text:s text:c="3"/>228,959</text:p>
          </table:table-cell>
          <table:table-cell office:value-type="float" office:value="214783" table:style-name="ce232">
            <text:p><text:s text:c="3"/>214,783</text:p>
          </table:table-cell>
          <table:table-cell office:value-type="float" office:value="10.964457221785009" table:style-name="ce233">
            <text:p>10.96</text:p>
          </table:table-cell>
          <table:table-cell office:value-type="float" office:value="2827909" table:style-name="ce232">
            <text:p><text:s text:c="3"/>2,827,909</text:p>
          </table:table-cell>
          <table:table-cell office:value-type="float" office:value="1394129" table:style-name="ce232">
            <text:p><text:s text:c="3"/>1,394,129</text:p>
          </table:table-cell>
          <table:table-cell office:value-type="float" office:value="1433780" table:style-name="ce232">
            <text:p><text:s text:c="3"/>1,433,780</text:p>
          </table:table-cell>
          <table:table-cell office:value-type="float" office:value="69.875033820555231" table:style-name="ce233">
            <text:p>69.88</text:p>
          </table:table-cell>
          <table:table-cell office:value-type="float" office:value="775444" table:style-name="ce232">
            <text:p><text:s text:c="3"/>775,444</text:p>
          </table:table-cell>
          <table:table-cell office:value-type="float" office:value="341876" table:style-name="ce232">
            <text:p><text:s text:c="3"/>341,876</text:p>
          </table:table-cell>
          <table:table-cell office:value-type="float" office:value="433568" table:style-name="ce232">
            <text:p><text:s text:c="3"/>433,568</text:p>
          </table:table-cell>
          <table:table-cell office:value-type="float" office:value="19.160508957659751" table:style-name="ce233">
            <text:p>19.16</text:p>
          </table:table-cell>
          <table:table-cell office:value-type="float" office:value="1719941" table:style-name="ce232">
            <text:p><text:s text:c="3"/>1,719,941</text:p>
          </table:table-cell>
          <table:table-cell office:value-type="float" office:value="867470" table:style-name="ce232">
            <text:p><text:s text:c="3"/>867,470</text:p>
          </table:table-cell>
          <table:table-cell office:value-type="float" office:value="852471" table:style-name="ce232">
            <text:p><text:s text:c="3"/>852,471</text:p>
          </table:table-cell>
          <table:table-cell office:value-type="float" office:value="42.498162262066991" table:style-name="ce233">
            <text:p>42.50</text:p>
          </table:table-cell>
          <table:table-cell office:value-type="float" office:value="3433950" table:style-name="ce232">
            <text:p><text:s text:c="3"/>3,433,950</text:p>
          </table:table-cell>
          <table:table-cell office:value-type="float" office:value="1647741" table:style-name="ce232">
            <text:p><text:s text:c="3"/>1,647,741</text:p>
          </table:table-cell>
          <table:table-cell office:value-type="float" office:value="1786209" table:style-name="ce232">
            <text:p><text:s text:c="3"/>1,786,209</text:p>
          </table:table-cell>
          <table:table-cell office:value-type="float" office:value="84.849750252959225" table:style-name="ce233">
            <text:p>84.8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80881" table:style-name="ce234">
            <text:p><text:s text:c="3"/>2,480,881</text:p>
          </table:table-cell>
          <table:table-cell office:value-type="float" office:value="1169575" table:style-name="ce234">
            <text:p><text:s text:c="3"/>1,169,575</text:p>
          </table:table-cell>
          <table:table-cell office:value-type="float" office:value="1311306" table:style-name="ce234">
            <text:p><text:s text:c="3"/>1,311,306</text:p>
          </table:table-cell>
          <table:table-cell office:value-type="float" office:value="100" table:style-name="ce235">
            <text:p>100.00</text:p>
          </table:table-cell>
          <table:table-cell office:value-type="float" office:value="301153" table:style-name="ce234">
            <text:p><text:s text:c="3"/>301,153</text:p>
          </table:table-cell>
          <table:table-cell office:value-type="float" office:value="155321" table:style-name="ce234">
            <text:p><text:s text:c="3"/>155,321</text:p>
          </table:table-cell>
          <table:table-cell office:value-type="float" office:value="145832" table:style-name="ce234">
            <text:p><text:s text:c="3"/>145,832</text:p>
          </table:table-cell>
          <table:table-cell office:value-type="float" office:value="12.138953863567011" table:style-name="ce235">
            <text:p>12.14</text:p>
          </table:table-cell>
          <table:table-cell office:value-type="float" office:value="1602418" table:style-name="ce234">
            <text:p><text:s text:c="3"/>1,602,418</text:p>
          </table:table-cell>
          <table:table-cell office:value-type="float" office:value="762383" table:style-name="ce234">
            <text:p><text:s text:c="3"/>762,383</text:p>
          </table:table-cell>
          <table:table-cell office:value-type="float" office:value="840035" table:style-name="ce234">
            <text:p><text:s text:c="3"/>840,035</text:p>
          </table:table-cell>
          <table:table-cell office:value-type="float" office:value="64.590683712761717" table:style-name="ce235">
            <text:p>64.59</text:p>
          </table:table-cell>
          <table:table-cell office:value-type="float" office:value="577310" table:style-name="ce234">
            <text:p><text:s text:c="3"/>577,310</text:p>
          </table:table-cell>
          <table:table-cell office:value-type="float" office:value="251871" table:style-name="ce234">
            <text:p><text:s text:c="3"/>251,871</text:p>
          </table:table-cell>
          <table:table-cell office:value-type="float" office:value="325439" table:style-name="ce234">
            <text:p><text:s text:c="3"/>325,439</text:p>
          </table:table-cell>
          <table:table-cell office:value-type="float" office:value="23.270362423671269" table:style-name="ce235">
            <text:p>23.27</text:p>
          </table:table-cell>
          <table:table-cell office:value-type="float" office:value="954765" table:style-name="ce234">
            <text:p><text:s text:c="3"/>954,765</text:p>
          </table:table-cell>
          <table:table-cell office:value-type="float" office:value="459250" table:style-name="ce234">
            <text:p><text:s text:c="3"/>459,250</text:p>
          </table:table-cell>
          <table:table-cell office:value-type="float" office:value="495515" table:style-name="ce234">
            <text:p><text:s text:c="3"/>495,515</text:p>
          </table:table-cell>
          <table:table-cell office:value-type="float" office:value="38.484917253185458" table:style-name="ce235">
            <text:p>38.48</text:p>
          </table:table-cell>
          <table:table-cell office:value-type="float" office:value="2081243" table:style-name="ce234">
            <text:p><text:s text:c="3"/>2,081,243</text:p>
          </table:table-cell>
          <table:table-cell office:value-type="float" office:value="963127" table:style-name="ce234">
            <text:p><text:s text:c="3"/>963,127</text:p>
          </table:table-cell>
          <table:table-cell office:value-type="float" office:value="1118116" table:style-name="ce234">
            <text:p><text:s text:c="3"/>1,118,116</text:p>
          </table:table-cell>
          <table:table-cell office:value-type="float" office:value="83.891287006510993" table:style-name="ce235">
            <text:p>83.8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41566" table:style-name="ce236">
            <text:p><text:s text:c="3"/>2,341,566</text:p>
          </table:table-cell>
          <table:table-cell office:value-type="float" office:value="1152825" table:style-name="ce236">
            <text:p><text:s text:c="3"/>1,152,825</text:p>
          </table:table-cell>
          <table:table-cell office:value-type="float" office:value="1188741" table:style-name="ce236">
            <text:p><text:s text:c="3"/>1,188,741</text:p>
          </table:table-cell>
          <table:table-cell office:value-type="float" office:value="100" table:style-name="ce237">
            <text:p>100.00</text:p>
          </table:table-cell>
          <table:table-cell office:value-type="float" office:value="313652" table:style-name="ce236">
            <text:p><text:s text:c="3"/>313,652</text:p>
          </table:table-cell>
          <table:table-cell office:value-type="float" office:value="162407" table:style-name="ce236">
            <text:p><text:s text:c="3"/>162,407</text:p>
          </table:table-cell>
          <table:table-cell office:value-type="float" office:value="151245" table:style-name="ce236">
            <text:p><text:s text:c="3"/>151,245</text:p>
          </table:table-cell>
          <table:table-cell office:value-type="float" office:value="13.39496729966185" table:style-name="ce237">
            <text:p>13.39</text:p>
          </table:table-cell>
          <table:table-cell office:value-type="float" office:value="1652099" table:style-name="ce236">
            <text:p><text:s text:c="3"/>1,652,099</text:p>
          </table:table-cell>
          <table:table-cell office:value-type="float" office:value="821370" table:style-name="ce236">
            <text:p><text:s text:c="3"/>821,370</text:p>
          </table:table-cell>
          <table:table-cell office:value-type="float" office:value="830729" table:style-name="ce236">
            <text:p><text:s text:c="3"/>830,729</text:p>
          </table:table-cell>
          <table:table-cell office:value-type="float" office:value="70.555303587428241" table:style-name="ce237">
            <text:p>70.56</text:p>
          </table:table-cell>
          <table:table-cell office:value-type="float" office:value="375815" table:style-name="ce236">
            <text:p><text:s text:c="3"/>375,815</text:p>
          </table:table-cell>
          <table:table-cell office:value-type="float" office:value="169048" table:style-name="ce236">
            <text:p><text:s text:c="3"/>169,048</text:p>
          </table:table-cell>
          <table:table-cell office:value-type="float" office:value="206767" table:style-name="ce236">
            <text:p><text:s text:c="3"/>206,767</text:p>
          </table:table-cell>
          <table:table-cell office:value-type="float" office:value="16.049729112909908" table:style-name="ce237">
            <text:p>16.05</text:p>
          </table:table-cell>
          <table:table-cell office:value-type="float" office:value="1043557" table:style-name="ce236">
            <text:p><text:s text:c="3"/>1,043,557</text:p>
          </table:table-cell>
          <table:table-cell office:value-type="float" office:value="524806" table:style-name="ce236">
            <text:p><text:s text:c="3"/>524,806</text:p>
          </table:table-cell>
          <table:table-cell office:value-type="float" office:value="518751" table:style-name="ce236">
            <text:p><text:s text:c="3"/>518,751</text:p>
          </table:table-cell>
          <table:table-cell office:value-type="float" office:value="44.566627632960163" table:style-name="ce237">
            <text:p>44.57</text:p>
          </table:table-cell>
          <table:table-cell office:value-type="float" office:value="1917837" table:style-name="ce236">
            <text:p><text:s text:c="3"/>1,917,837</text:p>
          </table:table-cell>
          <table:table-cell office:value-type="float" office:value="932730" table:style-name="ce236">
            <text:p><text:s text:c="3"/>932,730</text:p>
          </table:table-cell>
          <table:table-cell office:value-type="float" office:value="985107" table:style-name="ce236">
            <text:p><text:s text:c="3"/>985,107</text:p>
          </table:table-cell>
          <table:table-cell office:value-type="float" office:value="81.904033454534272" table:style-name="ce237">
            <text:p>81.9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3285" table:style-name="ce238">
            <text:p><text:s text:c="3"/>2,863,285</text:p>
          </table:table-cell>
          <table:table-cell office:value-type="float" office:value="1397337" table:style-name="ce238">
            <text:p><text:s text:c="3"/>1,397,337</text:p>
          </table:table-cell>
          <table:table-cell office:value-type="float" office:value="1465948" table:style-name="ce238">
            <text:p><text:s text:c="3"/>1,465,948</text:p>
          </table:table-cell>
          <table:table-cell office:value-type="float" office:value="100" table:style-name="ce239">
            <text:p>100.00</text:p>
          </table:table-cell>
          <table:table-cell office:value-type="float" office:value="371798" table:style-name="ce238">
            <text:p><text:s text:c="3"/>371,798</text:p>
          </table:table-cell>
          <table:table-cell office:value-type="float" office:value="192711" table:style-name="ce238">
            <text:p><text:s text:c="3"/>192,711</text:p>
          </table:table-cell>
          <table:table-cell office:value-type="float" office:value="179087" table:style-name="ce238">
            <text:p><text:s text:c="3"/>179,087</text:p>
          </table:table-cell>
          <table:table-cell office:value-type="float" office:value="12.9850154630084" table:style-name="ce239">
            <text:p>12.99</text:p>
          </table:table-cell>
          <table:table-cell office:value-type="float" office:value="2012622" table:style-name="ce238">
            <text:p><text:s text:c="3"/>2,012,622</text:p>
          </table:table-cell>
          <table:table-cell office:value-type="float" office:value="989514" table:style-name="ce238">
            <text:p><text:s text:c="3"/>989,514</text:p>
          </table:table-cell>
          <table:table-cell office:value-type="float" office:value="1023108" table:style-name="ce238">
            <text:p><text:s text:c="3"/>1,023,108</text:p>
          </table:table-cell>
          <table:table-cell office:value-type="float" office:value="70.290662647972525" table:style-name="ce239">
            <text:p>70.29</text:p>
          </table:table-cell>
          <table:table-cell office:value-type="float" office:value="478865" table:style-name="ce238">
            <text:p><text:s text:c="3"/>478,865</text:p>
          </table:table-cell>
          <table:table-cell office:value-type="float" office:value="215112" table:style-name="ce238">
            <text:p><text:s text:c="3"/>215,112</text:p>
          </table:table-cell>
          <table:table-cell office:value-type="float" office:value="263753" table:style-name="ce238">
            <text:p><text:s text:c="3"/>263,753</text:p>
          </table:table-cell>
          <table:table-cell office:value-type="float" office:value="16.72432188901908" table:style-name="ce239">
            <text:p>16.72</text:p>
          </table:table-cell>
          <table:table-cell office:value-type="float" office:value="1261330" table:style-name="ce238">
            <text:p><text:s text:c="3"/>1,261,330</text:p>
          </table:table-cell>
          <table:table-cell office:value-type="float" office:value="630487" table:style-name="ce238">
            <text:p><text:s text:c="3"/>630,487</text:p>
          </table:table-cell>
          <table:table-cell office:value-type="float" office:value="630843" table:style-name="ce238">
            <text:p><text:s text:c="3"/>630,843</text:p>
          </table:table-cell>
          <table:table-cell office:value-type="float" office:value="44.051849536459002" table:style-name="ce239">
            <text:p>44.05</text:p>
          </table:table-cell>
          <table:table-cell office:value-type="float" office:value="2359025" table:style-name="ce238">
            <text:p><text:s text:c="3"/>2,359,025</text:p>
          </table:table-cell>
          <table:table-cell office:value-type="float" office:value="1135900" table:style-name="ce238">
            <text:p><text:s text:c="3"/>1,135,900</text:p>
          </table:table-cell>
          <table:table-cell office:value-type="float" office:value="1223125" table:style-name="ce238">
            <text:p><text:s text:c="3"/>1,223,125</text:p>
          </table:table-cell>
          <table:table-cell office:value-type="float" office:value="82.38875976369799" table:style-name="ce239">
            <text:p>82.3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8302" table:style-name="ce240">
            <text:p><text:s text:c="3"/>1,858,302</text:p>
          </table:table-cell>
          <table:table-cell office:value-type="float" office:value="921241" table:style-name="ce240">
            <text:p><text:s text:c="3"/>921,241</text:p>
          </table:table-cell>
          <table:table-cell office:value-type="float" office:value="937061" table:style-name="ce240">
            <text:p><text:s text:c="3"/>937,061</text:p>
          </table:table-cell>
          <table:table-cell office:value-type="float" office:value="100" table:style-name="ce241">
            <text:p>100.00</text:p>
          </table:table-cell>
          <table:table-cell office:value-type="float" office:value="208472" table:style-name="ce240">
            <text:p><text:s text:c="3"/>208,472</text:p>
          </table:table-cell>
          <table:table-cell office:value-type="float" office:value="108168" table:style-name="ce240">
            <text:p><text:s text:c="3"/>108,168</text:p>
          </table:table-cell>
          <table:table-cell office:value-type="float" office:value="100304" table:style-name="ce240">
            <text:p><text:s text:c="3"/>100,304</text:p>
          </table:table-cell>
          <table:table-cell office:value-type="float" office:value="11.21841336876353" table:style-name="ce241">
            <text:p>11.22</text:p>
          </table:table-cell>
          <table:table-cell office:value-type="float" office:value="1282885" table:style-name="ce240">
            <text:p><text:s text:c="3"/>1,282,885</text:p>
          </table:table-cell>
          <table:table-cell office:value-type="float" office:value="644733" table:style-name="ce240">
            <text:p><text:s text:c="3"/>644,733</text:p>
          </table:table-cell>
          <table:table-cell office:value-type="float" office:value="638152" table:style-name="ce240">
            <text:p><text:s text:c="3"/>638,152</text:p>
          </table:table-cell>
          <table:table-cell office:value-type="float" office:value="69.03533440743216" table:style-name="ce241">
            <text:p>69.04</text:p>
          </table:table-cell>
          <table:table-cell office:value-type="float" office:value="366945" table:style-name="ce240">
            <text:p><text:s text:c="3"/>366,945</text:p>
          </table:table-cell>
          <table:table-cell office:value-type="float" office:value="168340" table:style-name="ce240">
            <text:p><text:s text:c="3"/>168,340</text:p>
          </table:table-cell>
          <table:table-cell office:value-type="float" office:value="198605" table:style-name="ce240">
            <text:p><text:s text:c="3"/>198,605</text:p>
          </table:table-cell>
          <table:table-cell office:value-type="float" office:value="19.746252223804309" table:style-name="ce241">
            <text:p>19.75</text:p>
          </table:table-cell>
          <table:table-cell office:value-type="float" office:value="780155" table:style-name="ce240">
            <text:p><text:s text:c="3"/>780,155</text:p>
          </table:table-cell>
          <table:table-cell office:value-type="float" office:value="397624" table:style-name="ce240">
            <text:p><text:s text:c="3"/>397,624</text:p>
          </table:table-cell>
          <table:table-cell office:value-type="float" office:value="382531" table:style-name="ce240">
            <text:p><text:s text:c="3"/>382,531</text:p>
          </table:table-cell>
          <table:table-cell office:value-type="float" office:value="41.982142837924087" table:style-name="ce241">
            <text:p>41.98</text:p>
          </table:table-cell>
          <table:table-cell office:value-type="float" office:value="1572622" table:style-name="ce240">
            <text:p><text:s text:c="3"/>1,572,622</text:p>
          </table:table-cell>
          <table:table-cell office:value-type="float" office:value="772981" table:style-name="ce240">
            <text:p><text:s text:c="3"/>772,981</text:p>
          </table:table-cell>
          <table:table-cell office:value-type="float" office:value="799641" table:style-name="ce240">
            <text:p><text:s text:c="3"/>799,641</text:p>
          </table:table-cell>
          <table:table-cell office:value-type="float" office:value="84.626825994913631" table:style-name="ce241">
            <text:p>84.6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29670" table:style-name="ce242">
            <text:p><text:s text:c="3"/>2,729,670</text:p>
          </table:table-cell>
          <table:table-cell office:value-type="float" office:value="1335856" table:style-name="ce242">
            <text:p><text:s text:c="3"/>1,335,856</text:p>
          </table:table-cell>
          <table:table-cell office:value-type="float" office:value="1393814" table:style-name="ce242">
            <text:p><text:s text:c="3"/>1,393,814</text:p>
          </table:table-cell>
          <table:table-cell office:value-type="float" office:value="100" table:style-name="ce243">
            <text:p>100.00</text:p>
          </table:table-cell>
          <table:table-cell office:value-type="float" office:value="299506" table:style-name="ce242">
            <text:p><text:s text:c="3"/>299,506</text:p>
          </table:table-cell>
          <table:table-cell office:value-type="float" office:value="155050" table:style-name="ce242">
            <text:p><text:s text:c="3"/>155,050</text:p>
          </table:table-cell>
          <table:table-cell office:value-type="float" office:value="144456" table:style-name="ce242">
            <text:p><text:s text:c="3"/>144,456</text:p>
          </table:table-cell>
          <table:table-cell office:value-type="float" office:value="10.97224206589075" table:style-name="ce243">
            <text:p>10.97</text:p>
          </table:table-cell>
          <table:table-cell office:value-type="float" office:value="1881860" table:style-name="ce242">
            <text:p><text:s text:c="3"/>1,881,860</text:p>
          </table:table-cell>
          <table:table-cell office:value-type="float" office:value="936671" table:style-name="ce242">
            <text:p><text:s text:c="3"/>936,671</text:p>
          </table:table-cell>
          <table:table-cell office:value-type="float" office:value="945189" table:style-name="ce242">
            <text:p><text:s text:c="3"/>945,189</text:p>
          </table:table-cell>
          <table:table-cell office:value-type="float" office:value="68.940934252125714" table:style-name="ce243">
            <text:p>68.94</text:p>
          </table:table-cell>
          <table:table-cell office:value-type="float" office:value="548304" table:style-name="ce242">
            <text:p><text:s text:c="3"/>548,304</text:p>
          </table:table-cell>
          <table:table-cell office:value-type="float" office:value="244135" table:style-name="ce242">
            <text:p><text:s text:c="3"/>244,135</text:p>
          </table:table-cell>
          <table:table-cell office:value-type="float" office:value="304169" table:style-name="ce242">
            <text:p><text:s text:c="3"/>304,169</text:p>
          </table:table-cell>
          <table:table-cell office:value-type="float" office:value="20.086823681983539" table:style-name="ce243">
            <text:p>20.09</text:p>
          </table:table-cell>
          <table:table-cell office:value-type="float" office:value="1138641" table:style-name="ce242">
            <text:p><text:s text:c="3"/>1,138,641</text:p>
          </table:table-cell>
          <table:table-cell office:value-type="float" office:value="574494" table:style-name="ce242">
            <text:p><text:s text:c="3"/>574,494</text:p>
          </table:table-cell>
          <table:table-cell office:value-type="float" office:value="564147" table:style-name="ce242">
            <text:p><text:s text:c="3"/>564,147</text:p>
          </table:table-cell>
          <table:table-cell office:value-type="float" office:value="41.713503830133313" table:style-name="ce243">
            <text:p>41.71</text:p>
          </table:table-cell>
          <table:table-cell office:value-type="float" office:value="2317372" table:style-name="ce242">
            <text:p><text:s text:c="3"/>2,317,372</text:p>
          </table:table-cell>
          <table:table-cell office:value-type="float" office:value="1122356" table:style-name="ce242">
            <text:p><text:s text:c="3"/>1,122,356</text:p>
          </table:table-cell>
          <table:table-cell office:value-type="float" office:value="1195016" table:style-name="ce242">
            <text:p><text:s text:c="3"/>1,195,016</text:p>
          </table:table-cell>
          <table:table-cell office:value-type="float" office:value="84.895683360992365" table:style-name="ce243">
            <text:p>84.9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907453" table:style-name="ce244">
            <text:p><text:s text:c="3"/>6,907,453</text:p>
          </table:table-cell>
          <table:table-cell office:value-type="float" office:value="3495200" table:style-name="ce244">
            <text:p><text:s text:c="3"/>3,495,200</text:p>
          </table:table-cell>
          <table:table-cell office:value-type="float" office:value="3412253" table:style-name="ce244">
            <text:p><text:s text:c="3"/>3,412,253</text:p>
          </table:table-cell>
          <table:table-cell office:value-type="float" office:value="100" table:style-name="ce245">
            <text:p>100.00</text:p>
          </table:table-cell>
          <table:table-cell office:value-type="float" office:value="783025" table:style-name="ce244">
            <text:p><text:s text:c="3"/>783,025</text:p>
          </table:table-cell>
          <table:table-cell office:value-type="float" office:value="406205" table:style-name="ce244">
            <text:p><text:s text:c="3"/>406,205</text:p>
          </table:table-cell>
          <table:table-cell office:value-type="float" office:value="376820" table:style-name="ce244">
            <text:p><text:s text:c="3"/>376,820</text:p>
          </table:table-cell>
          <table:table-cell office:value-type="float" office:value="11.33594394344775" table:style-name="ce245">
            <text:p>11.34</text:p>
          </table:table-cell>
          <table:table-cell office:value-type="float" office:value="4751498" table:style-name="ce244">
            <text:p><text:s text:c="3"/>4,751,498</text:p>
          </table:table-cell>
          <table:table-cell office:value-type="float" office:value="2453613" table:style-name="ce244">
            <text:p><text:s text:c="3"/>2,453,613</text:p>
          </table:table-cell>
          <table:table-cell office:value-type="float" office:value="2297885" table:style-name="ce244">
            <text:p><text:s text:c="3"/>2,297,885</text:p>
          </table:table-cell>
          <table:table-cell office:value-type="float" office:value="68.787988857832261" table:style-name="ce245">
            <text:p>68.79</text:p>
          </table:table-cell>
          <table:table-cell office:value-type="float" office:value="1372930" table:style-name="ce244">
            <text:p><text:s text:c="3"/>1,372,930</text:p>
          </table:table-cell>
          <table:table-cell office:value-type="float" office:value="635382" table:style-name="ce244">
            <text:p><text:s text:c="3"/>635,382</text:p>
          </table:table-cell>
          <table:table-cell office:value-type="float" office:value="737548" table:style-name="ce244">
            <text:p><text:s text:c="3"/>737,548</text:p>
          </table:table-cell>
          <table:table-cell office:value-type="float" office:value="19.876067198719991" table:style-name="ce245">
            <text:p>19.88</text:p>
          </table:table-cell>
          <table:table-cell office:value-type="float" office:value="2880273" table:style-name="ce244">
            <text:p><text:s text:c="3"/>2,880,273</text:p>
          </table:table-cell>
          <table:table-cell office:value-type="float" office:value="1493690" table:style-name="ce244">
            <text:p><text:s text:c="3"/>1,493,690</text:p>
          </table:table-cell>
          <table:table-cell office:value-type="float" office:value="1386583" table:style-name="ce244">
            <text:p><text:s text:c="3"/>1,386,583</text:p>
          </table:table-cell>
          <table:table-cell office:value-type="float" office:value="41.69804702254217" table:style-name="ce245">
            <text:p>41.70</text:p>
          </table:table-cell>
          <table:table-cell office:value-type="float" office:value="5821288" table:style-name="ce244">
            <text:p><text:s text:c="3"/>5,821,288</text:p>
          </table:table-cell>
          <table:table-cell office:value-type="float" office:value="2930125" table:style-name="ce244">
            <text:p><text:s text:c="3"/>2,930,125</text:p>
          </table:table-cell>
          <table:table-cell office:value-type="float" office:value="2891163" table:style-name="ce244">
            <text:p><text:s text:c="3"/>2,891,163</text:p>
          </table:table-cell>
          <table:table-cell office:value-type="float" office:value="84.275463039705073" table:style-name="ce245">
            <text:p>84.2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49418" table:style-name="ce246">
            <text:p><text:s text:c="3"/>449,418</text:p>
          </table:table-cell>
          <table:table-cell office:value-type="float" office:value="225161" table:style-name="ce246">
            <text:p><text:s text:c="3"/>225,161</text:p>
          </table:table-cell>
          <table:table-cell office:value-type="float" office:value="224257" table:style-name="ce246">
            <text:p><text:s text:c="3"/>224,257</text:p>
          </table:table-cell>
          <table:table-cell office:value-type="float" office:value="100" table:style-name="ce247">
            <text:p>100.00</text:p>
          </table:table-cell>
          <table:table-cell office:value-type="float" office:value="49990" table:style-name="ce246">
            <text:p><text:s text:c="3"/>49,990</text:p>
          </table:table-cell>
          <table:table-cell office:value-type="float" office:value="25850" table:style-name="ce246">
            <text:p><text:s text:c="3"/>25,850</text:p>
          </table:table-cell>
          <table:table-cell office:value-type="float" office:value="24140" table:style-name="ce246">
            <text:p><text:s text:c="3"/>24,140</text:p>
          </table:table-cell>
          <table:table-cell office:value-type="float" office:value="11.123274991210851" table:style-name="ce247">
            <text:p>11.12</text:p>
          </table:table-cell>
          <table:table-cell office:value-type="float" office:value="309065" table:style-name="ce246">
            <text:p><text:s text:c="3"/>309,065</text:p>
          </table:table-cell>
          <table:table-cell office:value-type="float" office:value="157671" table:style-name="ce246">
            <text:p><text:s text:c="3"/>157,671</text:p>
          </table:table-cell>
          <table:table-cell office:value-type="float" office:value="151394" table:style-name="ce246">
            <text:p><text:s text:c="3"/>151,394</text:p>
          </table:table-cell>
          <table:table-cell office:value-type="float" office:value="68.770053713914436" table:style-name="ce247">
            <text:p>68.77</text:p>
          </table:table-cell>
          <table:table-cell office:value-type="float" office:value="90363" table:style-name="ce246">
            <text:p><text:s text:c="3"/>90,363</text:p>
          </table:table-cell>
          <table:table-cell office:value-type="float" office:value="41640" table:style-name="ce246">
            <text:p><text:s text:c="3"/>41,640</text:p>
          </table:table-cell>
          <table:table-cell office:value-type="float" office:value="48723" table:style-name="ce246">
            <text:p><text:s text:c="3"/>48,723</text:p>
          </table:table-cell>
          <table:table-cell office:value-type="float" office:value="20.106671294874701" table:style-name="ce247">
            <text:p>20.11</text:p>
          </table:table-cell>
          <table:table-cell office:value-type="float" office:value="184580" table:style-name="ce246">
            <text:p><text:s text:c="3"/>184,580</text:p>
          </table:table-cell>
          <table:table-cell office:value-type="float" office:value="94971" table:style-name="ce246">
            <text:p><text:s text:c="3"/>94,971</text:p>
          </table:table-cell>
          <table:table-cell office:value-type="float" office:value="89609" table:style-name="ce246">
            <text:p><text:s text:c="3"/>89,609</text:p>
          </table:table-cell>
          <table:table-cell office:value-type="float" office:value="41.07089613678135" table:style-name="ce247">
            <text:p>41.07</text:p>
          </table:table-cell>
          <table:table-cell office:value-type="float" office:value="380386" table:style-name="ce246">
            <text:p><text:s text:c="3"/>380,386</text:p>
          </table:table-cell>
          <table:table-cell office:value-type="float" office:value="189447" table:style-name="ce246">
            <text:p><text:s text:c="3"/>189,447</text:p>
          </table:table-cell>
          <table:table-cell office:value-type="float" office:value="190939" table:style-name="ce246">
            <text:p><text:s text:c="3"/>190,939</text:p>
          </table:table-cell>
          <table:table-cell office:value-type="float" office:value="84.639689554045447" table:style-name="ce247">
            <text:p>84.6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5474" table:style-name="ce248">
            <text:p><text:s text:c="3"/>595,474</text:p>
          </table:table-cell>
          <table:table-cell office:value-type="float" office:value="303100" table:style-name="ce248">
            <text:p><text:s text:c="3"/>303,100</text:p>
          </table:table-cell>
          <table:table-cell office:value-type="float" office:value="292374" table:style-name="ce248">
            <text:p><text:s text:c="3"/>292,374</text:p>
          </table:table-cell>
          <table:table-cell office:value-type="float" office:value="100" table:style-name="ce249">
            <text:p>100.00</text:p>
          </table:table-cell>
          <table:table-cell office:value-type="float" office:value="89851" table:style-name="ce248">
            <text:p><text:s text:c="3"/>89,851</text:p>
          </table:table-cell>
          <table:table-cell office:value-type="float" office:value="46501" table:style-name="ce248">
            <text:p><text:s text:c="3"/>46,501</text:p>
          </table:table-cell>
          <table:table-cell office:value-type="float" office:value="43350" table:style-name="ce248">
            <text:p><text:s text:c="3"/>43,350</text:p>
          </table:table-cell>
          <table:table-cell office:value-type="float" office:value="15.08898793230267" table:style-name="ce249">
            <text:p>15.09</text:p>
          </table:table-cell>
          <table:table-cell office:value-type="float" office:value="418697" table:style-name="ce248">
            <text:p><text:s text:c="3"/>418,697</text:p>
          </table:table-cell>
          <table:table-cell office:value-type="float" office:value="215169" table:style-name="ce248">
            <text:p><text:s text:c="3"/>215,169</text:p>
          </table:table-cell>
          <table:table-cell office:value-type="float" office:value="203528" table:style-name="ce248">
            <text:p><text:s text:c="3"/>203,528</text:p>
          </table:table-cell>
          <table:table-cell office:value-type="float" office:value="70.313229460900047" table:style-name="ce249">
            <text:p>70.31</text:p>
          </table:table-cell>
          <table:table-cell office:value-type="float" office:value="86926" table:style-name="ce248">
            <text:p><text:s text:c="3"/>86,926</text:p>
          </table:table-cell>
          <table:table-cell office:value-type="float" office:value="41430" table:style-name="ce248">
            <text:p><text:s text:c="3"/>41,430</text:p>
          </table:table-cell>
          <table:table-cell office:value-type="float" office:value="45496" table:style-name="ce248">
            <text:p><text:s text:c="3"/>45,496</text:p>
          </table:table-cell>
          <table:table-cell office:value-type="float" office:value="14.597782606797271" table:style-name="ce249">
            <text:p>14.60</text:p>
          </table:table-cell>
          <table:table-cell office:value-type="float" office:value="264905" table:style-name="ce248">
            <text:p><text:s text:c="3"/>264,905</text:p>
          </table:table-cell>
          <table:table-cell office:value-type="float" office:value="136359" table:style-name="ce248">
            <text:p><text:s text:c="3"/>136,359</text:p>
          </table:table-cell>
          <table:table-cell office:value-type="float" office:value="128546" table:style-name="ce248">
            <text:p><text:s text:c="3"/>128,546</text:p>
          </table:table-cell>
          <table:table-cell office:value-type="float" office:value="44.486409146327127" table:style-name="ce249">
            <text:p>44.49</text:p>
          </table:table-cell>
          <table:table-cell office:value-type="float" office:value="474918" table:style-name="ce248">
            <text:p><text:s text:c="3"/>474,918</text:p>
          </table:table-cell>
          <table:table-cell office:value-type="float" office:value="240434" table:style-name="ce248">
            <text:p><text:s text:c="3"/>240,434</text:p>
          </table:table-cell>
          <table:table-cell office:value-type="float" office:value="234484" table:style-name="ce248">
            <text:p><text:s text:c="3"/>234,484</text:p>
          </table:table-cell>
          <table:table-cell office:value-type="float" office:value="79.754615650725299" table:style-name="ce249">
            <text:p>79.7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672" table:style-name="ce250">
            <text:p><text:s text:c="3"/>532,672</text:p>
          </table:table-cell>
          <table:table-cell office:value-type="float" office:value="273724" table:style-name="ce250">
            <text:p><text:s text:c="3"/>273,724</text:p>
          </table:table-cell>
          <table:table-cell office:value-type="float" office:value="258948" table:style-name="ce250">
            <text:p><text:s text:c="3"/>258,948</text:p>
          </table:table-cell>
          <table:table-cell office:value-type="float" office:value="100" table:style-name="ce251">
            <text:p>100.00</text:p>
          </table:table-cell>
          <table:table-cell office:value-type="float" office:value="60355" table:style-name="ce250">
            <text:p><text:s text:c="3"/>60,355</text:p>
          </table:table-cell>
          <table:table-cell office:value-type="float" office:value="31153" table:style-name="ce250">
            <text:p><text:s text:c="3"/>31,153</text:p>
          </table:table-cell>
          <table:table-cell office:value-type="float" office:value="29202" table:style-name="ce250">
            <text:p><text:s text:c="3"/>29,202</text:p>
          </table:table-cell>
          <table:table-cell office:value-type="float" office:value="11.33061245944972" table:style-name="ce251">
            <text:p>11.33</text:p>
          </table:table-cell>
          <table:table-cell office:value-type="float" office:value="367438" table:style-name="ce250">
            <text:p><text:s text:c="3"/>367,438</text:p>
          </table:table-cell>
          <table:table-cell office:value-type="float" office:value="192761" table:style-name="ce250">
            <text:p><text:s text:c="3"/>192,761</text:p>
          </table:table-cell>
          <table:table-cell office:value-type="float" office:value="174677" table:style-name="ce250">
            <text:p><text:s text:c="3"/>174,677</text:p>
          </table:table-cell>
          <table:table-cell office:value-type="float" office:value="68.980160398894625" table:style-name="ce251">
            <text:p>68.98</text:p>
          </table:table-cell>
          <table:table-cell office:value-type="float" office:value="104879" table:style-name="ce250">
            <text:p><text:s text:c="3"/>104,879</text:p>
          </table:table-cell>
          <table:table-cell office:value-type="float" office:value="49810" table:style-name="ce250">
            <text:p><text:s text:c="3"/>49,810</text:p>
          </table:table-cell>
          <table:table-cell office:value-type="float" office:value="55069" table:style-name="ce250">
            <text:p><text:s text:c="3"/>55,069</text:p>
          </table:table-cell>
          <table:table-cell office:value-type="float" office:value="19.68922714165565" table:style-name="ce251">
            <text:p>19.69</text:p>
          </table:table-cell>
          <table:table-cell office:value-type="float" office:value="224635" table:style-name="ce250">
            <text:p><text:s text:c="3"/>224,635</text:p>
          </table:table-cell>
          <table:table-cell office:value-type="float" office:value="118571" table:style-name="ce250">
            <text:p><text:s text:c="3"/>118,571</text:p>
          </table:table-cell>
          <table:table-cell office:value-type="float" office:value="106064" table:style-name="ce250">
            <text:p><text:s text:c="3"/>106,064</text:p>
          </table:table-cell>
          <table:table-cell office:value-type="float" office:value="42.171354980175423" table:style-name="ce251">
            <text:p>42.17</text:p>
          </table:table-cell>
          <table:table-cell office:value-type="float" office:value="448306" table:style-name="ce250">
            <text:p><text:s text:c="3"/>448,306</text:p>
          </table:table-cell>
          <table:table-cell office:value-type="float" office:value="229953" table:style-name="ce250">
            <text:p><text:s text:c="3"/>229,953</text:p>
          </table:table-cell>
          <table:table-cell office:value-type="float" office:value="218353" table:style-name="ce250">
            <text:p><text:s text:c="3"/>218,353</text:p>
          </table:table-cell>
          <table:table-cell office:value-type="float" office:value="84.161735552084579" table:style-name="ce251">
            <text:p>84.1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22781" table:style-name="ce252">
            <text:p><text:s text:c="3"/>1,222,781</text:p>
          </table:table-cell>
          <table:table-cell office:value-type="float" office:value="619956" table:style-name="ce252">
            <text:p><text:s text:c="3"/>619,956</text:p>
          </table:table-cell>
          <table:table-cell office:value-type="float" office:value="602825" table:style-name="ce252">
            <text:p><text:s text:c="3"/>602,825</text:p>
          </table:table-cell>
          <table:table-cell office:value-type="float" office:value="100" table:style-name="ce253">
            <text:p>100.00</text:p>
          </table:table-cell>
          <table:table-cell office:value-type="float" office:value="141909" table:style-name="ce252">
            <text:p><text:s text:c="3"/>141,909</text:p>
          </table:table-cell>
          <table:table-cell office:value-type="float" office:value="73940" table:style-name="ce252">
            <text:p><text:s text:c="3"/>73,940</text:p>
          </table:table-cell>
          <table:table-cell office:value-type="float" office:value="67969" table:style-name="ce252">
            <text:p><text:s text:c="3"/>67,969</text:p>
          </table:table-cell>
          <table:table-cell office:value-type="float" office:value="11.605430571786769" table:style-name="ce253">
            <text:p>11.61</text:p>
          </table:table-cell>
          <table:table-cell office:value-type="float" office:value="840235" table:style-name="ce252">
            <text:p><text:s text:c="3"/>840,235</text:p>
          </table:table-cell>
          <table:table-cell office:value-type="float" office:value="434448" table:style-name="ce252">
            <text:p><text:s text:c="3"/>434,448</text:p>
          </table:table-cell>
          <table:table-cell office:value-type="float" office:value="405787" table:style-name="ce252">
            <text:p><text:s text:c="3"/>405,787</text:p>
          </table:table-cell>
          <table:table-cell office:value-type="float" office:value="68.71508471263455" table:style-name="ce253">
            <text:p>68.72</text:p>
          </table:table-cell>
          <table:table-cell office:value-type="float" office:value="240637" table:style-name="ce252">
            <text:p><text:s text:c="3"/>240,637</text:p>
          </table:table-cell>
          <table:table-cell office:value-type="float" office:value="111568" table:style-name="ce252">
            <text:p><text:s text:c="3"/>111,568</text:p>
          </table:table-cell>
          <table:table-cell office:value-type="float" office:value="129069" table:style-name="ce252">
            <text:p><text:s text:c="3"/>129,069</text:p>
          </table:table-cell>
          <table:table-cell office:value-type="float" office:value="19.679484715578671" table:style-name="ce253">
            <text:p>19.68</text:p>
          </table:table-cell>
          <table:table-cell office:value-type="float" office:value="521853" table:style-name="ce252">
            <text:p><text:s text:c="3"/>521,853</text:p>
          </table:table-cell>
          <table:table-cell office:value-type="float" office:value="270733" table:style-name="ce252">
            <text:p><text:s text:c="3"/>270,733</text:p>
          </table:table-cell>
          <table:table-cell office:value-type="float" office:value="251120" table:style-name="ce252">
            <text:p><text:s text:c="3"/>251,120</text:p>
          </table:table-cell>
          <table:table-cell office:value-type="float" office:value="42.677552235437091" table:style-name="ce253">
            <text:p>42.68</text:p>
          </table:table-cell>
          <table:table-cell office:value-type="float" office:value="1025753" table:style-name="ce252">
            <text:p><text:s text:c="3"/>1,025,753</text:p>
          </table:table-cell>
          <table:table-cell office:value-type="float" office:value="516964" table:style-name="ce252">
            <text:p><text:s text:c="3"/>516,964</text:p>
          </table:table-cell>
          <table:table-cell office:value-type="float" office:value="508789" table:style-name="ce252">
            <text:p><text:s text:c="3"/>508,789</text:p>
          </table:table-cell>
          <table:table-cell office:value-type="float" office:value="83.886893891874337" table:style-name="ce253">
            <text:p>83.89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71647" table:style-name="ce254">
            <text:p><text:s text:c="3"/>471,647</text:p>
          </table:table-cell>
          <table:table-cell office:value-type="float" office:value="239799" table:style-name="ce254">
            <text:p><text:s text:c="3"/>239,799</text:p>
          </table:table-cell>
          <table:table-cell office:value-type="float" office:value="231848" table:style-name="ce254">
            <text:p><text:s text:c="3"/>231,848</text:p>
          </table:table-cell>
          <table:table-cell office:value-type="float" office:value="100" table:style-name="ce255">
            <text:p>100.00</text:p>
          </table:table-cell>
          <table:table-cell office:value-type="float" office:value="47866" table:style-name="ce254">
            <text:p><text:s text:c="3"/>47,866</text:p>
          </table:table-cell>
          <table:table-cell office:value-type="float" office:value="24940" table:style-name="ce254">
            <text:p><text:s text:c="3"/>24,940</text:p>
          </table:table-cell>
          <table:table-cell office:value-type="float" office:value="22926" table:style-name="ce254">
            <text:p><text:s text:c="3"/>22,926</text:p>
          </table:table-cell>
          <table:table-cell office:value-type="float" office:value="10.148691712233941" table:style-name="ce255">
            <text:p>10.15</text:p>
          </table:table-cell>
          <table:table-cell office:value-type="float" office:value="320475" table:style-name="ce254">
            <text:p><text:s text:c="3"/>320,475</text:p>
          </table:table-cell>
          <table:table-cell office:value-type="float" office:value="166306" table:style-name="ce254">
            <text:p><text:s text:c="3"/>166,306</text:p>
          </table:table-cell>
          <table:table-cell office:value-type="float" office:value="154169" table:style-name="ce254">
            <text:p><text:s text:c="3"/>154,169</text:p>
          </table:table-cell>
          <table:table-cell office:value-type="float" office:value="67.948062852090658" table:style-name="ce255">
            <text:p>67.95</text:p>
          </table:table-cell>
          <table:table-cell office:value-type="float" office:value="103306" table:style-name="ce254">
            <text:p><text:s text:c="3"/>103,306</text:p>
          </table:table-cell>
          <table:table-cell office:value-type="float" office:value="48553" table:style-name="ce254">
            <text:p><text:s text:c="3"/>48,553</text:p>
          </table:table-cell>
          <table:table-cell office:value-type="float" office:value="54753" table:style-name="ce254">
            <text:p><text:s text:c="3"/>54,753</text:p>
          </table:table-cell>
          <table:table-cell office:value-type="float" office:value="21.903245435675409" table:style-name="ce255">
            <text:p>21.90</text:p>
          </table:table-cell>
          <table:table-cell office:value-type="float" office:value="189595" table:style-name="ce254">
            <text:p><text:s text:c="3"/>189,595</text:p>
          </table:table-cell>
          <table:table-cell office:value-type="float" office:value="99726" table:style-name="ce254">
            <text:p><text:s text:c="3"/>99,726</text:p>
          </table:table-cell>
          <table:table-cell office:value-type="float" office:value="89869" table:style-name="ce254">
            <text:p><text:s text:c="3"/>89,869</text:p>
          </table:table-cell>
          <table:table-cell office:value-type="float" office:value="40.1984959090167" table:style-name="ce255">
            <text:p>40.20</text:p>
          </table:table-cell>
          <table:table-cell office:value-type="float" office:value="404280" table:style-name="ce254">
            <text:p><text:s text:c="3"/>404,280</text:p>
          </table:table-cell>
          <table:table-cell office:value-type="float" office:value="204766" table:style-name="ce254">
            <text:p><text:s text:c="3"/>204,766</text:p>
          </table:table-cell>
          <table:table-cell office:value-type="float" office:value="199514" table:style-name="ce254">
            <text:p><text:s text:c="3"/>199,514</text:p>
          </table:table-cell>
          <table:table-cell office:value-type="float" office:value="85.71664825600503" table:style-name="ce255">
            <text:p>85.7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7034" table:style-name="ce256">
            <text:p><text:s text:c="3"/>657,034</text:p>
          </table:table-cell>
          <table:table-cell office:value-type="float" office:value="337765" table:style-name="ce256">
            <text:p><text:s text:c="3"/>337,765</text:p>
          </table:table-cell>
          <table:table-cell office:value-type="float" office:value="319269" table:style-name="ce256">
            <text:p><text:s text:c="3"/>319,269</text:p>
          </table:table-cell>
          <table:table-cell office:value-type="float" office:value="100" table:style-name="ce257">
            <text:p>100.00</text:p>
          </table:table-cell>
          <table:table-cell office:value-type="float" office:value="69516" table:style-name="ce256">
            <text:p><text:s text:c="3"/>69,516</text:p>
          </table:table-cell>
          <table:table-cell office:value-type="float" office:value="35889" table:style-name="ce256">
            <text:p><text:s text:c="3"/>35,889</text:p>
          </table:table-cell>
          <table:table-cell office:value-type="float" office:value="33627" table:style-name="ce256">
            <text:p><text:s text:c="3"/>33,627</text:p>
          </table:table-cell>
          <table:table-cell office:value-type="float" office:value="10.58027438458284" table:style-name="ce257">
            <text:p>10.58</text:p>
          </table:table-cell>
          <table:table-cell office:value-type="float" office:value="447702" table:style-name="ce256">
            <text:p><text:s text:c="3"/>447,702</text:p>
          </table:table-cell>
          <table:table-cell office:value-type="float" office:value="236644" table:style-name="ce256">
            <text:p><text:s text:c="3"/>236,644</text:p>
          </table:table-cell>
          <table:table-cell office:value-type="float" office:value="211058" table:style-name="ce256">
            <text:p><text:s text:c="3"/>211,058</text:p>
          </table:table-cell>
          <table:table-cell office:value-type="float" office:value="68.139852732126499" table:style-name="ce257">
            <text:p>68.14</text:p>
          </table:table-cell>
          <table:table-cell office:value-type="float" office:value="139816" table:style-name="ce256">
            <text:p><text:s text:c="3"/>139,816</text:p>
          </table:table-cell>
          <table:table-cell office:value-type="float" office:value="65232" table:style-name="ce256">
            <text:p><text:s text:c="3"/>65,232</text:p>
          </table:table-cell>
          <table:table-cell office:value-type="float" office:value="74584" table:style-name="ce256">
            <text:p><text:s text:c="3"/>74,584</text:p>
          </table:table-cell>
          <table:table-cell office:value-type="float" office:value="21.279872883290668" table:style-name="ce257">
            <text:p>21.28</text:p>
          </table:table-cell>
          <table:table-cell office:value-type="float" office:value="269895" table:style-name="ce256">
            <text:p><text:s text:c="3"/>269,895</text:p>
          </table:table-cell>
          <table:table-cell office:value-type="float" office:value="140803" table:style-name="ce256">
            <text:p><text:s text:c="3"/>140,803</text:p>
          </table:table-cell>
          <table:table-cell office:value-type="float" office:value="129092" table:style-name="ce256">
            <text:p><text:s text:c="3"/>129,092</text:p>
          </table:table-cell>
          <table:table-cell office:value-type="float" office:value="41.077782884903982" table:style-name="ce257">
            <text:p>41.08</text:p>
          </table:table-cell>
          <table:table-cell office:value-type="float" office:value="559004" table:style-name="ce256">
            <text:p><text:s text:c="3"/>559,004</text:p>
          </table:table-cell>
          <table:table-cell office:value-type="float" office:value="286871" table:style-name="ce256">
            <text:p><text:s text:c="3"/>286,871</text:p>
          </table:table-cell>
          <table:table-cell office:value-type="float" office:value="272133" table:style-name="ce256">
            <text:p><text:s text:c="3"/>272,133</text:p>
          </table:table-cell>
          <table:table-cell office:value-type="float" office:value="85.079919760621209" table:style-name="ce257">
            <text:p>85.0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7878" table:style-name="ce258">
            <text:p><text:s text:c="3"/>477,878</text:p>
          </table:table-cell>
          <table:table-cell office:value-type="float" office:value="247240" table:style-name="ce258">
            <text:p><text:s text:c="3"/>247,240</text:p>
          </table:table-cell>
          <table:table-cell office:value-type="float" office:value="230638" table:style-name="ce258">
            <text:p><text:s text:c="3"/>230,638</text:p>
          </table:table-cell>
          <table:table-cell office:value-type="float" office:value="100" table:style-name="ce259">
            <text:p>100.00</text:p>
          </table:table-cell>
          <table:table-cell office:value-type="float" office:value="40019" table:style-name="ce258">
            <text:p><text:s text:c="3"/>40,019</text:p>
          </table:table-cell>
          <table:table-cell office:value-type="float" office:value="20719" table:style-name="ce258">
            <text:p><text:s text:c="3"/>20,719</text:p>
          </table:table-cell>
          <table:table-cell office:value-type="float" office:value="19300" table:style-name="ce258">
            <text:p><text:s text:c="3"/>19,300</text:p>
          </table:table-cell>
          <table:table-cell office:value-type="float" office:value="8.3743131092036105" table:style-name="ce259">
            <text:p>8.37</text:p>
          </table:table-cell>
          <table:table-cell office:value-type="float" office:value="326169" table:style-name="ce258">
            <text:p><text:s text:c="3"/>326,169</text:p>
          </table:table-cell>
          <table:table-cell office:value-type="float" office:value="173570" table:style-name="ce258">
            <text:p><text:s text:c="3"/>173,570</text:p>
          </table:table-cell>
          <table:table-cell office:value-type="float" office:value="152599" table:style-name="ce258">
            <text:p><text:s text:c="3"/>152,599</text:p>
          </table:table-cell>
          <table:table-cell office:value-type="float" office:value="68.25361284679353" table:style-name="ce259">
            <text:p>68.25</text:p>
          </table:table-cell>
          <table:table-cell office:value-type="float" office:value="111690" table:style-name="ce258">
            <text:p><text:s text:c="3"/>111,690</text:p>
          </table:table-cell>
          <table:table-cell office:value-type="float" office:value="52951" table:style-name="ce258">
            <text:p><text:s text:c="3"/>52,951</text:p>
          </table:table-cell>
          <table:table-cell office:value-type="float" office:value="58739" table:style-name="ce258">
            <text:p><text:s text:c="3"/>58,739</text:p>
          </table:table-cell>
          <table:table-cell office:value-type="float" office:value="23.372074044002861" table:style-name="ce259">
            <text:p>23.37</text:p>
          </table:table-cell>
          <table:table-cell office:value-type="float" office:value="190395" table:style-name="ce258">
            <text:p><text:s text:c="3"/>190,395</text:p>
          </table:table-cell>
          <table:table-cell office:value-type="float" office:value="100889" table:style-name="ce258">
            <text:p><text:s text:c="3"/>100,889</text:p>
          </table:table-cell>
          <table:table-cell office:value-type="float" office:value="89506" table:style-name="ce258">
            <text:p><text:s text:c="3"/>89,506</text:p>
          </table:table-cell>
          <table:table-cell office:value-type="float" office:value="39.841758775252259" table:style-name="ce259">
            <text:p>39.84</text:p>
          </table:table-cell>
          <table:table-cell office:value-type="float" office:value="419272" table:style-name="ce258">
            <text:p><text:s text:c="3"/>419,272</text:p>
          </table:table-cell>
          <table:table-cell office:value-type="float" office:value="216725" table:style-name="ce258">
            <text:p><text:s text:c="3"/>216,725</text:p>
          </table:table-cell>
          <table:table-cell office:value-type="float" office:value="202547" table:style-name="ce258">
            <text:p><text:s text:c="3"/>202,547</text:p>
          </table:table-cell>
          <table:table-cell office:value-type="float" office:value="87.736200452835249" table:style-name="ce259">
            <text:p>87.7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8180" table:style-name="ce260">
            <text:p><text:s text:c="3"/>788,180</text:p>
          </table:table-cell>
          <table:table-cell office:value-type="float" office:value="398641" table:style-name="ce260">
            <text:p><text:s text:c="3"/>398,641</text:p>
          </table:table-cell>
          <table:table-cell office:value-type="float" office:value="389539" table:style-name="ce260">
            <text:p><text:s text:c="3"/>389,539</text:p>
          </table:table-cell>
          <table:table-cell office:value-type="float" office:value="100" table:style-name="ce261">
            <text:p>100.00</text:p>
          </table:table-cell>
          <table:table-cell office:value-type="float" office:value="79211" table:style-name="ce260">
            <text:p><text:s text:c="3"/>79,211</text:p>
          </table:table-cell>
          <table:table-cell office:value-type="float" office:value="41148" table:style-name="ce260">
            <text:p><text:s text:c="3"/>41,148</text:p>
          </table:table-cell>
          <table:table-cell office:value-type="float" office:value="38063" table:style-name="ce260">
            <text:p><text:s text:c="3"/>38,063</text:p>
          </table:table-cell>
          <table:table-cell office:value-type="float" office:value="10.04986170671674" table:style-name="ce261">
            <text:p>10.05</text:p>
          </table:table-cell>
          <table:table-cell office:value-type="float" office:value="542419" table:style-name="ce260">
            <text:p><text:s text:c="3"/>542,419</text:p>
          </table:table-cell>
          <table:table-cell office:value-type="float" office:value="280650" table:style-name="ce260">
            <text:p><text:s text:c="3"/>280,650</text:p>
          </table:table-cell>
          <table:table-cell office:value-type="float" office:value="261769" table:style-name="ce260">
            <text:p><text:s text:c="3"/>261,769</text:p>
          </table:table-cell>
          <table:table-cell office:value-type="float" office:value="68.819178360273042" table:style-name="ce261">
            <text:p>68.82</text:p>
          </table:table-cell>
          <table:table-cell office:value-type="float" office:value="166550" table:style-name="ce260">
            <text:p><text:s text:c="3"/>166,550</text:p>
          </table:table-cell>
          <table:table-cell office:value-type="float" office:value="76843" table:style-name="ce260">
            <text:p><text:s text:c="3"/>76,843</text:p>
          </table:table-cell>
          <table:table-cell office:value-type="float" office:value="89707" table:style-name="ce260">
            <text:p><text:s text:c="3"/>89,707</text:p>
          </table:table-cell>
          <table:table-cell office:value-type="float" office:value="21.130959933010232" table:style-name="ce261">
            <text:p>21.13</text:p>
          </table:table-cell>
          <table:table-cell office:value-type="float" office:value="323233" table:style-name="ce260">
            <text:p><text:s text:c="3"/>323,233</text:p>
          </table:table-cell>
          <table:table-cell office:value-type="float" office:value="168897" table:style-name="ce260">
            <text:p><text:s text:c="3"/>168,897</text:p>
          </table:table-cell>
          <table:table-cell office:value-type="float" office:value="154336" table:style-name="ce260">
            <text:p><text:s text:c="3"/>154,336</text:p>
          </table:table-cell>
          <table:table-cell office:value-type="float" office:value="41.010048466086431" table:style-name="ce261">
            <text:p>41.01</text:p>
          </table:table-cell>
          <table:table-cell office:value-type="float" office:value="678086" table:style-name="ce260">
            <text:p><text:s text:c="3"/>678,086</text:p>
          </table:table-cell>
          <table:table-cell office:value-type="float" office:value="341371" table:style-name="ce260">
            <text:p><text:s text:c="3"/>341,371</text:p>
          </table:table-cell>
          <table:table-cell office:value-type="float" office:value="336715" table:style-name="ce260">
            <text:p><text:s text:c="3"/>336,715</text:p>
          </table:table-cell>
          <table:table-cell office:value-type="float" office:value="86.031870892435734" table:style-name="ce261">
            <text:p>86.03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9864" table:style-name="ce262">
            <text:p><text:s text:c="3"/>209,864</text:p>
          </table:table-cell>
          <table:table-cell office:value-type="float" office:value="106823" table:style-name="ce262">
            <text:p><text:s text:c="3"/>106,823</text:p>
          </table:table-cell>
          <table:table-cell office:value-type="float" office:value="103041" table:style-name="ce262">
            <text:p><text:s text:c="3"/>103,041</text:p>
          </table:table-cell>
          <table:table-cell office:value-type="float" office:value="100" table:style-name="ce263">
            <text:p>100.00</text:p>
          </table:table-cell>
          <table:table-cell office:value-type="float" office:value="22915" table:style-name="ce262">
            <text:p><text:s text:c="3"/>22,915</text:p>
          </table:table-cell>
          <table:table-cell office:value-type="float" office:value="11934" table:style-name="ce262">
            <text:p><text:s text:c="3"/>11,934</text:p>
          </table:table-cell>
          <table:table-cell office:value-type="float" office:value="10981" table:style-name="ce262">
            <text:p><text:s text:c="3"/>10,981</text:p>
          </table:table-cell>
          <table:table-cell office:value-type="float" office:value="10.91897609880685" table:style-name="ce263">
            <text:p>10.92</text:p>
          </table:table-cell>
          <table:table-cell office:value-type="float" office:value="144378" table:style-name="ce262">
            <text:p><text:s text:c="3"/>144,378</text:p>
          </table:table-cell>
          <table:table-cell office:value-type="float" office:value="75591" table:style-name="ce262">
            <text:p><text:s text:c="3"/>75,591</text:p>
          </table:table-cell>
          <table:table-cell office:value-type="float" office:value="68787" table:style-name="ce262">
            <text:p><text:s text:c="3"/>68,787</text:p>
          </table:table-cell>
          <table:table-cell office:value-type="float" office:value="68.795982159874967" table:style-name="ce263">
            <text:p>68.80</text:p>
          </table:table-cell>
          <table:table-cell office:value-type="float" office:value="42571" table:style-name="ce262">
            <text:p><text:s text:c="3"/>42,571</text:p>
          </table:table-cell>
          <table:table-cell office:value-type="float" office:value="19298" table:style-name="ce262">
            <text:p><text:s text:c="3"/>19,298</text:p>
          </table:table-cell>
          <table:table-cell office:value-type="float" office:value="23273" table:style-name="ce262">
            <text:p><text:s text:c="3"/>23,273</text:p>
          </table:table-cell>
          <table:table-cell office:value-type="float" office:value="20.285041741318189" table:style-name="ce263">
            <text:p>20.29</text:p>
          </table:table-cell>
          <table:table-cell office:value-type="float" office:value="84577" table:style-name="ce262">
            <text:p><text:s text:c="3"/>84,577</text:p>
          </table:table-cell>
          <table:table-cell office:value-type="float" office:value="44268" table:style-name="ce262">
            <text:p><text:s text:c="3"/>44,268</text:p>
          </table:table-cell>
          <table:table-cell office:value-type="float" office:value="40309" table:style-name="ce262">
            <text:p><text:s text:c="3"/>40,309</text:p>
          </table:table-cell>
          <table:table-cell office:value-type="float" office:value="40.300861510311442" table:style-name="ce263">
            <text:p>40.30</text:p>
          </table:table-cell>
          <table:table-cell office:value-type="float" office:value="177956" table:style-name="ce262">
            <text:p><text:s text:c="3"/>177,956</text:p>
          </table:table-cell>
          <table:table-cell office:value-type="float" office:value="90145" table:style-name="ce262">
            <text:p><text:s text:c="3"/>90,145</text:p>
          </table:table-cell>
          <table:table-cell office:value-type="float" office:value="87811" table:style-name="ce262">
            <text:p><text:s text:c="3"/>87,811</text:p>
          </table:table-cell>
          <table:table-cell office:value-type="float" office:value="84.795867800099117" table:style-name="ce263">
            <text:p>84.8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4919" table:style-name="ce264">
            <text:p><text:s text:c="3"/>314,919</text:p>
          </table:table-cell>
          <table:table-cell office:value-type="float" office:value="157929" table:style-name="ce264">
            <text:p><text:s text:c="3"/>157,929</text:p>
          </table:table-cell>
          <table:table-cell office:value-type="float" office:value="156990" table:style-name="ce264">
            <text:p><text:s text:c="3"/>156,990</text:p>
          </table:table-cell>
          <table:table-cell office:value-type="float" office:value="100" table:style-name="ce265">
            <text:p>100.00</text:p>
          </table:table-cell>
          <table:table-cell office:value-type="float" office:value="34445" table:style-name="ce264">
            <text:p><text:s text:c="3"/>34,445</text:p>
          </table:table-cell>
          <table:table-cell office:value-type="float" office:value="18020" table:style-name="ce264">
            <text:p><text:s text:c="3"/>18,020</text:p>
          </table:table-cell>
          <table:table-cell office:value-type="float" office:value="16425" table:style-name="ce264">
            <text:p><text:s text:c="3"/>16,425</text:p>
          </table:table-cell>
          <table:table-cell office:value-type="float" office:value="10.93773319488503" table:style-name="ce265">
            <text:p>10.94</text:p>
          </table:table-cell>
          <table:table-cell office:value-type="float" office:value="214915" table:style-name="ce264">
            <text:p><text:s text:c="3"/>214,915</text:p>
          </table:table-cell>
          <table:table-cell office:value-type="float" office:value="110172" table:style-name="ce264">
            <text:p><text:s text:c="3"/>110,172</text:p>
          </table:table-cell>
          <table:table-cell office:value-type="float" office:value="104743" table:style-name="ce264">
            <text:p><text:s text:c="3"/>104,743</text:p>
          </table:table-cell>
          <table:table-cell office:value-type="float" office:value="68.244532721112421" table:style-name="ce265">
            <text:p>68.24</text:p>
          </table:table-cell>
          <table:table-cell office:value-type="float" office:value="65559" table:style-name="ce264">
            <text:p><text:s text:c="3"/>65,559</text:p>
          </table:table-cell>
          <table:table-cell office:value-type="float" office:value="29737" table:style-name="ce264">
            <text:p><text:s text:c="3"/>29,737</text:p>
          </table:table-cell>
          <table:table-cell office:value-type="float" office:value="35822" table:style-name="ce264">
            <text:p><text:s text:c="3"/>35,822</text:p>
          </table:table-cell>
          <table:table-cell office:value-type="float" office:value="20.817734084002549" table:style-name="ce265">
            <text:p>20.82</text:p>
          </table:table-cell>
          <table:table-cell office:value-type="float" office:value="127407" table:style-name="ce264">
            <text:p><text:s text:c="3"/>127,407</text:p>
          </table:table-cell>
          <table:table-cell office:value-type="float" office:value="65933" table:style-name="ce264">
            <text:p><text:s text:c="3"/>65,933</text:p>
          </table:table-cell>
          <table:table-cell office:value-type="float" office:value="61474" table:style-name="ce264">
            <text:p><text:s text:c="3"/>61,474</text:p>
          </table:table-cell>
          <table:table-cell office:value-type="float" office:value="40.457069913215783" table:style-name="ce265">
            <text:p>40.46</text:p>
          </table:table-cell>
          <table:table-cell office:value-type="float" office:value="267158" table:style-name="ce264">
            <text:p><text:s text:c="3"/>267,158</text:p>
          </table:table-cell>
          <table:table-cell office:value-type="float" office:value="132896" table:style-name="ce264">
            <text:p><text:s text:c="3"/>132,896</text:p>
          </table:table-cell>
          <table:table-cell office:value-type="float" office:value="134262" table:style-name="ce264">
            <text:p><text:s text:c="3"/>134,262</text:p>
          </table:table-cell>
          <table:table-cell office:value-type="float" office:value="84.83387791781378" table:style-name="ce265">
            <text:p>84.8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7534" table:style-name="ce266">
            <text:p><text:s text:c="3"/>107,534</text:p>
          </table:table-cell>
          <table:table-cell office:value-type="float" office:value="54964" table:style-name="ce266">
            <text:p><text:s text:c="3"/>54,964</text:p>
          </table:table-cell>
          <table:table-cell office:value-type="float" office:value="52570" table:style-name="ce266">
            <text:p><text:s text:c="3"/>52,570</text:p>
          </table:table-cell>
          <table:table-cell office:value-type="float" office:value="100" table:style-name="ce267">
            <text:p>100.00</text:p>
          </table:table-cell>
          <table:table-cell office:value-type="float" office:value="10246" table:style-name="ce266">
            <text:p><text:s text:c="3"/>10,246</text:p>
          </table:table-cell>
          <table:table-cell office:value-type="float" office:value="5306" table:style-name="ce266">
            <text:p><text:s text:c="3"/>5,306</text:p>
          </table:table-cell>
          <table:table-cell office:value-type="float" office:value="4940" table:style-name="ce266">
            <text:p><text:s text:c="3"/>4,940</text:p>
          </table:table-cell>
          <table:table-cell office:value-type="float" office:value="9.5281492365205391" table:style-name="ce267">
            <text:p>9.53</text:p>
          </table:table-cell>
          <table:table-cell office:value-type="float" office:value="75623" table:style-name="ce266">
            <text:p><text:s text:c="3"/>75,623</text:p>
          </table:table-cell>
          <table:table-cell office:value-type="float" office:value="39417" table:style-name="ce266">
            <text:p><text:s text:c="3"/>39,417</text:p>
          </table:table-cell>
          <table:table-cell office:value-type="float" office:value="36206" table:style-name="ce266">
            <text:p><text:s text:c="3"/>36,206</text:p>
          </table:table-cell>
          <table:table-cell office:value-type="float" office:value="70.324734502575922" table:style-name="ce267">
            <text:p>70.32</text:p>
          </table:table-cell>
          <table:table-cell office:value-type="float" office:value="21665" table:style-name="ce266">
            <text:p><text:s text:c="3"/>21,665</text:p>
          </table:table-cell>
          <table:table-cell office:value-type="float" office:value="10241" table:style-name="ce266">
            <text:p><text:s text:c="3"/>10,241</text:p>
          </table:table-cell>
          <table:table-cell office:value-type="float" office:value="11424" table:style-name="ce266">
            <text:p><text:s text:c="3"/>11,424</text:p>
          </table:table-cell>
          <table:table-cell office:value-type="float" office:value="20.14711626090353" table:style-name="ce267">
            <text:p>20.15</text:p>
          </table:table-cell>
          <table:table-cell office:value-type="float" office:value="46502" table:style-name="ce266">
            <text:p><text:s text:c="3"/>46,502</text:p>
          </table:table-cell>
          <table:table-cell office:value-type="float" office:value="24266" table:style-name="ce266">
            <text:p><text:s text:c="3"/>24,266</text:p>
          </table:table-cell>
          <table:table-cell office:value-type="float" office:value="22236" table:style-name="ce266">
            <text:p><text:s text:c="3"/>22,236</text:p>
          </table:table-cell>
          <table:table-cell office:value-type="float" office:value="43.243997247382218" table:style-name="ce267">
            <text:p>43.24</text:p>
          </table:table-cell>
          <table:table-cell office:value-type="float" office:value="92999" table:style-name="ce266">
            <text:p><text:s text:c="3"/>92,999</text:p>
          </table:table-cell>
          <table:table-cell office:value-type="float" office:value="47371" table:style-name="ce266">
            <text:p><text:s text:c="3"/>47,371</text:p>
          </table:table-cell>
          <table:table-cell office:value-type="float" office:value="45628" table:style-name="ce266">
            <text:p><text:s text:c="3"/>45,628</text:p>
          </table:table-cell>
          <table:table-cell office:value-type="float" office:value="86.483344802574067" table:style-name="ce267">
            <text:p>86.4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250" table:style-name="ce268">
            <text:p><text:s text:c="3"/>361,250</text:p>
          </table:table-cell>
          <table:table-cell office:value-type="float" office:value="179155" table:style-name="ce268">
            <text:p><text:s text:c="3"/>179,155</text:p>
          </table:table-cell>
          <table:table-cell office:value-type="float" office:value="182095" table:style-name="ce268">
            <text:p><text:s text:c="3"/>182,095</text:p>
          </table:table-cell>
          <table:table-cell office:value-type="float" office:value="100" table:style-name="ce269">
            <text:p>100.00</text:p>
          </table:table-cell>
          <table:table-cell office:value-type="float" office:value="34131" table:style-name="ce268">
            <text:p><text:s text:c="3"/>34,131</text:p>
          </table:table-cell>
          <table:table-cell office:value-type="float" office:value="17644" table:style-name="ce268">
            <text:p><text:s text:c="3"/>17,644</text:p>
          </table:table-cell>
          <table:table-cell office:value-type="float" office:value="16487" table:style-name="ce268">
            <text:p><text:s text:c="3"/>16,487</text:p>
          </table:table-cell>
          <table:table-cell office:value-type="float" office:value="9.4480276816608999" table:style-name="ce269">
            <text:p>9.45</text:p>
          </table:table-cell>
          <table:table-cell office:value-type="float" office:value="249629" table:style-name="ce268">
            <text:p><text:s text:c="3"/>249,629</text:p>
          </table:table-cell>
          <table:table-cell office:value-type="float" office:value="126696" table:style-name="ce268">
            <text:p><text:s text:c="3"/>126,696</text:p>
          </table:table-cell>
          <table:table-cell office:value-type="float" office:value="122933" table:style-name="ce268">
            <text:p><text:s text:c="3"/>122,933</text:p>
          </table:table-cell>
          <table:table-cell office:value-type="float" office:value="69.101453287197231" table:style-name="ce269">
            <text:p>69.10</text:p>
          </table:table-cell>
          <table:table-cell office:value-type="float" office:value="77490" table:style-name="ce268">
            <text:p><text:s text:c="3"/>77,490</text:p>
          </table:table-cell>
          <table:table-cell office:value-type="float" office:value="34815" table:style-name="ce268">
            <text:p><text:s text:c="3"/>34,815</text:p>
          </table:table-cell>
          <table:table-cell office:value-type="float" office:value="42675" table:style-name="ce268">
            <text:p><text:s text:c="3"/>42,675</text:p>
          </table:table-cell>
          <table:table-cell office:value-type="float" office:value="21.450519031141869" table:style-name="ce269">
            <text:p>21.45</text:p>
          </table:table-cell>
          <table:table-cell office:value-type="float" office:value="146299" table:style-name="ce268">
            <text:p><text:s text:c="3"/>146,299</text:p>
          </table:table-cell>
          <table:table-cell office:value-type="float" office:value="75523" table:style-name="ce268">
            <text:p><text:s text:c="3"/>75,523</text:p>
          </table:table-cell>
          <table:table-cell office:value-type="float" office:value="70776" table:style-name="ce268">
            <text:p><text:s text:c="3"/>70,776</text:p>
          </table:table-cell>
          <table:table-cell office:value-type="float" office:value="40.497993079584766" table:style-name="ce269">
            <text:p>40.50</text:p>
          </table:table-cell>
          <table:table-cell office:value-type="float" office:value="313127" table:style-name="ce268">
            <text:p><text:s text:c="3"/>313,127</text:p>
          </table:table-cell>
          <table:table-cell office:value-type="float" office:value="154272" table:style-name="ce268">
            <text:p><text:s text:c="3"/>154,272</text:p>
          </table:table-cell>
          <table:table-cell office:value-type="float" office:value="158855" table:style-name="ce268">
            <text:p><text:s text:c="3"/>158,855</text:p>
          </table:table-cell>
          <table:table-cell office:value-type="float" office:value="86.678754325259504" table:style-name="ce269">
            <text:p>86.6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6867" table:style-name="ce270">
            <text:p><text:s text:c="3"/>456,867</text:p>
          </table:table-cell>
          <table:table-cell office:value-type="float" office:value="225441" table:style-name="ce270">
            <text:p><text:s text:c="3"/>225,441</text:p>
          </table:table-cell>
          <table:table-cell office:value-type="float" office:value="231426" table:style-name="ce270">
            <text:p><text:s text:c="3"/>231,426</text:p>
          </table:table-cell>
          <table:table-cell office:value-type="float" office:value="100" table:style-name="ce271">
            <text:p>100.00</text:p>
          </table:table-cell>
          <table:table-cell office:value-type="float" office:value="70494" table:style-name="ce270">
            <text:p><text:s text:c="3"/>70,494</text:p>
          </table:table-cell>
          <table:table-cell office:value-type="float" office:value="36595" table:style-name="ce270">
            <text:p><text:s text:c="3"/>36,595</text:p>
          </table:table-cell>
          <table:table-cell office:value-type="float" office:value="33899" table:style-name="ce270">
            <text:p><text:s text:c="3"/>33,899</text:p>
          </table:table-cell>
          <table:table-cell office:value-type="float" office:value="15.429873464268599" table:style-name="ce271">
            <text:p>15.43</text:p>
          </table:table-cell>
          <table:table-cell office:value-type="float" office:value="315359" table:style-name="ce270">
            <text:p><text:s text:c="3"/>315,359</text:p>
          </table:table-cell>
          <table:table-cell office:value-type="float" office:value="157592" table:style-name="ce270">
            <text:p><text:s text:c="3"/>157,592</text:p>
          </table:table-cell>
          <table:table-cell office:value-type="float" office:value="157767" table:style-name="ce270">
            <text:p><text:s text:c="3"/>157,767</text:p>
          </table:table-cell>
          <table:table-cell office:value-type="float" office:value="69.026434389001608" table:style-name="ce271">
            <text:p>69.03</text:p>
          </table:table-cell>
          <table:table-cell office:value-type="float" office:value="71014" table:style-name="ce270">
            <text:p><text:s text:c="3"/>71,014</text:p>
          </table:table-cell>
          <table:table-cell office:value-type="float" office:value="31254" table:style-name="ce270">
            <text:p><text:s text:c="3"/>31,254</text:p>
          </table:table-cell>
          <table:table-cell office:value-type="float" office:value="39760" table:style-name="ce270">
            <text:p><text:s text:c="3"/>39,760</text:p>
          </table:table-cell>
          <table:table-cell office:value-type="float" office:value="15.543692146729789" table:style-name="ce271">
            <text:p>15.54</text:p>
          </table:table-cell>
          <table:table-cell office:value-type="float" office:value="198257" table:style-name="ce270">
            <text:p><text:s text:c="3"/>198,257</text:p>
          </table:table-cell>
          <table:table-cell office:value-type="float" office:value="99553" table:style-name="ce270">
            <text:p><text:s text:c="3"/>99,553</text:p>
          </table:table-cell>
          <table:table-cell office:value-type="float" office:value="98704" table:style-name="ce270">
            <text:p><text:s text:c="3"/>98,704</text:p>
          </table:table-cell>
          <table:table-cell office:value-type="float" office:value="43.394904862903211" table:style-name="ce271">
            <text:p>43.39</text:p>
          </table:table-cell>
          <table:table-cell office:value-type="float" office:value="362579" table:style-name="ce270">
            <text:p><text:s text:c="3"/>362,579</text:p>
          </table:table-cell>
          <table:table-cell office:value-type="float" office:value="176400" table:style-name="ce270">
            <text:p><text:s text:c="3"/>176,400</text:p>
          </table:table-cell>
          <table:table-cell office:value-type="float" office:value="186179" table:style-name="ce270">
            <text:p><text:s text:c="3"/>186,179</text:p>
          </table:table-cell>
          <table:table-cell office:value-type="float" office:value="79.36204628480499" table:style-name="ce271">
            <text:p>79.3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935" table:style-name="ce272">
            <text:p><text:s text:c="3"/>261,935</text:p>
          </table:table-cell>
          <table:table-cell office:value-type="float" office:value="125502" table:style-name="ce272">
            <text:p><text:s text:c="3"/>125,502</text:p>
          </table:table-cell>
          <table:table-cell office:value-type="float" office:value="136433" table:style-name="ce272">
            <text:p><text:s text:c="3"/>136,433</text:p>
          </table:table-cell>
          <table:table-cell office:value-type="float" office:value="100" table:style-name="ce273">
            <text:p>100.00</text:p>
          </table:table-cell>
          <table:table-cell office:value-type="float" office:value="32077" table:style-name="ce272">
            <text:p><text:s text:c="3"/>32,077</text:p>
          </table:table-cell>
          <table:table-cell office:value-type="float" office:value="16566" table:style-name="ce272">
            <text:p><text:s text:c="3"/>16,566</text:p>
          </table:table-cell>
          <table:table-cell office:value-type="float" office:value="15511" table:style-name="ce272">
            <text:p><text:s text:c="3"/>15,511</text:p>
          </table:table-cell>
          <table:table-cell office:value-type="float" office:value="12.246167942428469" table:style-name="ce273">
            <text:p>12.25</text:p>
          </table:table-cell>
          <table:table-cell office:value-type="float" office:value="179394" table:style-name="ce272">
            <text:p><text:s text:c="3"/>179,394</text:p>
          </table:table-cell>
          <table:table-cell office:value-type="float" office:value="86926" table:style-name="ce272">
            <text:p><text:s text:c="3"/>86,926</text:p>
          </table:table-cell>
          <table:table-cell office:value-type="float" office:value="92468" table:style-name="ce272">
            <text:p><text:s text:c="3"/>92,468</text:p>
          </table:table-cell>
          <table:table-cell office:value-type="float" office:value="68.487983660068338" table:style-name="ce273">
            <text:p>68.49</text:p>
          </table:table-cell>
          <table:table-cell office:value-type="float" office:value="50464" table:style-name="ce272">
            <text:p><text:s text:c="3"/>50,464</text:p>
          </table:table-cell>
          <table:table-cell office:value-type="float" office:value="22010" table:style-name="ce272">
            <text:p><text:s text:c="3"/>22,010</text:p>
          </table:table-cell>
          <table:table-cell office:value-type="float" office:value="28454" table:style-name="ce272">
            <text:p><text:s text:c="3"/>28,454</text:p>
          </table:table-cell>
          <table:table-cell office:value-type="float" office:value="19.265848397503191" table:style-name="ce273">
            <text:p>19.27</text:p>
          </table:table-cell>
          <table:table-cell office:value-type="float" office:value="108140" table:style-name="ce272">
            <text:p><text:s text:c="3"/>108,140</text:p>
          </table:table-cell>
          <table:table-cell office:value-type="float" office:value="53198" table:style-name="ce272">
            <text:p><text:s text:c="3"/>53,198</text:p>
          </table:table-cell>
          <table:table-cell office:value-type="float" office:value="54942" table:style-name="ce272">
            <text:p><text:s text:c="3"/>54,942</text:p>
          </table:table-cell>
          <table:table-cell office:value-type="float" office:value="41.2850516349476" table:style-name="ce273">
            <text:p>41.29</text:p>
          </table:table-cell>
          <table:table-cell office:value-type="float" office:value="217464" table:style-name="ce272">
            <text:p><text:s text:c="3"/>217,464</text:p>
          </table:table-cell>
          <table:table-cell office:value-type="float" office:value="102510" table:style-name="ce272">
            <text:p><text:s text:c="3"/>102,510</text:p>
          </table:table-cell>
          <table:table-cell office:value-type="float" office:value="114954" table:style-name="ce272">
            <text:p><text:s text:c="3"/>114,954</text:p>
          </table:table-cell>
          <table:table-cell office:value-type="float" office:value="83.022123809342006" table:style-name="ce273">
            <text:p>83.0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6362" table:style-name="ce274">
            <text:p><text:s text:c="3"/>156,362</text:p>
          </table:table-cell>
          <table:table-cell office:value-type="float" office:value="78769" table:style-name="ce274">
            <text:p><text:s text:c="3"/>78,769</text:p>
          </table:table-cell>
          <table:table-cell office:value-type="float" office:value="77593" table:style-name="ce274">
            <text:p><text:s text:c="3"/>77,593</text:p>
          </table:table-cell>
          <table:table-cell office:value-type="float" office:value="100" table:style-name="ce275">
            <text:p>100.00</text:p>
          </table:table-cell>
          <table:table-cell office:value-type="float" office:value="12524" table:style-name="ce274">
            <text:p><text:s text:c="3"/>12,524</text:p>
          </table:table-cell>
          <table:table-cell office:value-type="float" office:value="6574" table:style-name="ce274">
            <text:p><text:s text:c="3"/>6,574</text:p>
          </table:table-cell>
          <table:table-cell office:value-type="float" office:value="5950" table:style-name="ce274">
            <text:p><text:s text:c="3"/>5,950</text:p>
          </table:table-cell>
          <table:table-cell office:value-type="float" office:value="8.0096187053120307" table:style-name="ce275">
            <text:p>8.01</text:p>
          </table:table-cell>
          <table:table-cell office:value-type="float" office:value="115128" table:style-name="ce274">
            <text:p><text:s text:c="3"/>115,128</text:p>
          </table:table-cell>
          <table:table-cell office:value-type="float" office:value="58211" table:style-name="ce274">
            <text:p><text:s text:c="3"/>58,211</text:p>
          </table:table-cell>
          <table:table-cell office:value-type="float" office:value="56917" table:style-name="ce274">
            <text:p><text:s text:c="3"/>56,917</text:p>
          </table:table-cell>
          <table:table-cell office:value-type="float" office:value="73.629142630562413" table:style-name="ce275">
            <text:p>73.63</text:p>
          </table:table-cell>
          <table:table-cell office:value-type="float" office:value="28710" table:style-name="ce274">
            <text:p><text:s text:c="3"/>28,710</text:p>
          </table:table-cell>
          <table:table-cell office:value-type="float" office:value="13984" table:style-name="ce274">
            <text:p><text:s text:c="3"/>13,984</text:p>
          </table:table-cell>
          <table:table-cell office:value-type="float" office:value="14726" table:style-name="ce274">
            <text:p><text:s text:c="3"/>14,726</text:p>
          </table:table-cell>
          <table:table-cell office:value-type="float" office:value="18.361238664125551" table:style-name="ce275">
            <text:p>18.36</text:p>
          </table:table-cell>
          <table:table-cell office:value-type="float" office:value="68267" table:style-name="ce274">
            <text:p><text:s text:c="3"/>68,267</text:p>
          </table:table-cell>
          <table:table-cell office:value-type="float" office:value="34572" table:style-name="ce274">
            <text:p><text:s text:c="3"/>34,572</text:p>
          </table:table-cell>
          <table:table-cell office:value-type="float" office:value="33695" table:style-name="ce274">
            <text:p><text:s text:c="3"/>33,695</text:p>
          </table:table-cell>
          <table:table-cell office:value-type="float" office:value="43.659584809608468" table:style-name="ce275">
            <text:p>43.66</text:p>
          </table:table-cell>
          <table:table-cell office:value-type="float" office:value="137826" table:style-name="ce274">
            <text:p><text:s text:c="3"/>137,826</text:p>
          </table:table-cell>
          <table:table-cell office:value-type="float" office:value="69049" table:style-name="ce274">
            <text:p><text:s text:c="3"/>69,049</text:p>
          </table:table-cell>
          <table:table-cell office:value-type="float" office:value="68777" table:style-name="ce274">
            <text:p><text:s text:c="3"/>68,777</text:p>
          </table:table-cell>
          <table:table-cell office:value-type="float" office:value="88.145457336181423" table:style-name="ce275">
            <text:p>88.15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2459" table:style-name="ce276">
            <text:p><text:s text:c="3"/>142,459</text:p>
          </table:table-cell>
          <table:table-cell office:value-type="float" office:value="70727" table:style-name="ce276">
            <text:p><text:s text:c="3"/>70,727</text:p>
          </table:table-cell>
          <table:table-cell office:value-type="float" office:value="71732" table:style-name="ce276">
            <text:p><text:s text:c="3"/>71,732</text:p>
          </table:table-cell>
          <table:table-cell office:value-type="float" office:value="100" table:style-name="ce277">
            <text:p>100.00</text:p>
          </table:table-cell>
          <table:table-cell office:value-type="float" office:value="11151" table:style-name="ce276">
            <text:p><text:s text:c="3"/>11,151</text:p>
          </table:table-cell>
          <table:table-cell office:value-type="float" office:value="5828" table:style-name="ce276">
            <text:p><text:s text:c="3"/>5,828</text:p>
          </table:table-cell>
          <table:table-cell office:value-type="float" office:value="5323" table:style-name="ce276">
            <text:p><text:s text:c="3"/>5,323</text:p>
          </table:table-cell>
          <table:table-cell office:value-type="float" office:value="7.8275152850995697" table:style-name="ce277">
            <text:p>7.83</text:p>
          </table:table-cell>
          <table:table-cell office:value-type="float" office:value="104859" table:style-name="ce276">
            <text:p><text:s text:c="3"/>104,859</text:p>
          </table:table-cell>
          <table:table-cell office:value-type="float" office:value="52154" table:style-name="ce276">
            <text:p><text:s text:c="3"/>52,154</text:p>
          </table:table-cell>
          <table:table-cell office:value-type="float" office:value="52705" table:style-name="ce276">
            <text:p><text:s text:c="3"/>52,705</text:p>
          </table:table-cell>
          <table:table-cell office:value-type="float" office:value="73.606441151489193" table:style-name="ce277">
            <text:p>73.61</text:p>
          </table:table-cell>
          <table:table-cell office:value-type="float" office:value="26449" table:style-name="ce276">
            <text:p><text:s text:c="3"/>26,449</text:p>
          </table:table-cell>
          <table:table-cell office:value-type="float" office:value="12745" table:style-name="ce276">
            <text:p><text:s text:c="3"/>12,745</text:p>
          </table:table-cell>
          <table:table-cell office:value-type="float" office:value="13704" table:style-name="ce276">
            <text:p><text:s text:c="3"/>13,704</text:p>
          </table:table-cell>
          <table:table-cell office:value-type="float" office:value="18.566043563411231" table:style-name="ce277">
            <text:p>18.57</text:p>
          </table:table-cell>
          <table:table-cell office:value-type="float" office:value="61886" table:style-name="ce276">
            <text:p><text:s text:c="3"/>61,886</text:p>
          </table:table-cell>
          <table:table-cell office:value-type="float" office:value="30826" table:style-name="ce276">
            <text:p><text:s text:c="3"/>30,826</text:p>
          </table:table-cell>
          <table:table-cell office:value-type="float" office:value="31060" table:style-name="ce276">
            <text:p><text:s text:c="3"/>31,060</text:p>
          </table:table-cell>
          <table:table-cell office:value-type="float" office:value="43.4412708217803" table:style-name="ce277">
            <text:p>43.44</text:p>
          </table:table-cell>
          <table:table-cell office:value-type="float" office:value="125848" table:style-name="ce276">
            <text:p><text:s text:c="3"/>125,848</text:p>
          </table:table-cell>
          <table:table-cell office:value-type="float" office:value="62065" table:style-name="ce276">
            <text:p><text:s text:c="3"/>62,065</text:p>
          </table:table-cell>
          <table:table-cell office:value-type="float" office:value="63783" table:style-name="ce276">
            <text:p><text:s text:c="3"/>63,783</text:p>
          </table:table-cell>
          <table:table-cell office:value-type="float" office:value="88.339803031047524" table:style-name="ce277">
            <text:p>88.34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903" table:style-name="ce278">
            <text:p><text:s text:c="3"/>13,903</text:p>
          </table:table-cell>
          <table:table-cell office:value-type="float" office:value="8042" table:style-name="ce278">
            <text:p><text:s text:c="3"/>8,042</text:p>
          </table:table-cell>
          <table:table-cell office:value-type="float" office:value="5861" table:style-name="ce278">
            <text:p><text:s text:c="3"/>5,861</text:p>
          </table:table-cell>
          <table:table-cell office:value-type="float" office:value="100" table:style-name="ce279">
            <text:p>100.00</text:p>
          </table:table-cell>
          <table:table-cell office:value-type="float" office:value="1373" table:style-name="ce278">
            <text:p><text:s text:c="3"/>1,373</text:p>
          </table:table-cell>
          <table:table-cell office:value-type="float" office:value="746" table:style-name="ce278">
            <text:p><text:s text:c="3"/>746</text:p>
          </table:table-cell>
          <table:table-cell office:value-type="float" office:value="627" table:style-name="ce278">
            <text:p><text:s text:c="3"/>627</text:p>
          </table:table-cell>
          <table:table-cell office:value-type="float" office:value="9.8755664245126997" table:style-name="ce279">
            <text:p>9.88</text:p>
          </table:table-cell>
          <table:table-cell office:value-type="float" office:value="10269" table:style-name="ce278">
            <text:p><text:s text:c="3"/>10,269</text:p>
          </table:table-cell>
          <table:table-cell office:value-type="float" office:value="6057" table:style-name="ce278">
            <text:p><text:s text:c="3"/>6,057</text:p>
          </table:table-cell>
          <table:table-cell office:value-type="float" office:value="4212" table:style-name="ce278">
            <text:p><text:s text:c="3"/>4,212</text:p>
          </table:table-cell>
          <table:table-cell office:value-type="float" office:value="73.861756455441281" table:style-name="ce279">
            <text:p>73.86</text:p>
          </table:table-cell>
          <table:table-cell office:value-type="float" office:value="2261" table:style-name="ce278">
            <text:p><text:s text:c="3"/>2,261</text:p>
          </table:table-cell>
          <table:table-cell office:value-type="float" office:value="1239" table:style-name="ce278">
            <text:p><text:s text:c="3"/>1,239</text:p>
          </table:table-cell>
          <table:table-cell office:value-type="float" office:value="1022" table:style-name="ce278">
            <text:p><text:s text:c="3"/>1,022</text:p>
          </table:table-cell>
          <table:table-cell office:value-type="float" office:value="16.262677120046039" table:style-name="ce279">
            <text:p>16.26</text:p>
          </table:table-cell>
          <table:table-cell office:value-type="float" office:value="6381" table:style-name="ce278">
            <text:p><text:s text:c="3"/>6,381</text:p>
          </table:table-cell>
          <table:table-cell office:value-type="float" office:value="3746" table:style-name="ce278">
            <text:p><text:s text:c="3"/>3,746</text:p>
          </table:table-cell>
          <table:table-cell office:value-type="float" office:value="2635" table:style-name="ce278">
            <text:p><text:s text:c="3"/>2,635</text:p>
          </table:table-cell>
          <table:table-cell office:value-type="float" office:value="45.896569085808821" table:style-name="ce279">
            <text:p>45.90</text:p>
          </table:table-cell>
          <table:table-cell office:value-type="float" office:value="11978" table:style-name="ce278">
            <text:p><text:s text:c="3"/>11,978</text:p>
          </table:table-cell>
          <table:table-cell office:value-type="float" office:value="6984" table:style-name="ce278">
            <text:p><text:s text:c="3"/>6,984</text:p>
          </table:table-cell>
          <table:table-cell office:value-type="float" office:value="4994" table:style-name="ce278">
            <text:p><text:s text:c="3"/>4,994</text:p>
          </table:table-cell>
          <table:table-cell office:value-type="float" office:value="86.154067467453061" table:style-name="ce279">
            <text:p>86.15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83"/>
        <table:table-row table:style-name="ro22">
          <table:table-cell table:style-name="ce383">
            <draw:frame draw:z-index="1" draw:id="id0" draw:style-name="a0" draw:name="Object 1" svg:x="0.15625in" svg:y="0.01042in" svg:width="7.05208in" svg:height="10.093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6" table:style-name="ro22">
          <table:table-cell table:number-columns-repeated="16384"/>
        </table:table-row>
        <table:table-row table:style-name="ro22">
          <table:table-cell table:style-name="ce383">
            <draw:frame draw:z-index="2" draw:id="id1" draw:style-name="a1" draw:name="Object 2" svg:x="0.14583in" svg:y="0.16667in" svg:width="7.05208in" svg:height="9.3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2">
          <table:table-cell table:number-columns-repeated="16384"/>
        </table:table-row>
        <table:table-row table:style-name="ro29">
          <table:table-cell table:number-columns-repeated="16384" table:style-name="ce383"/>
        </table:table-row>
        <table:table-row table:number-rows-repeated="15" table:style-name="ro22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382"/>
          <table:table-cell table:number-columns-repeated="16372"/>
        </table:table-row>
        <table:table-row table:style-name="ro30">
          <table:table-cell table:number-columns-repeated="11"/>
          <table:table-cell table:style-name="ce384"/>
          <table:table-cell table:number-columns-repeated="16372"/>
        </table:table-row>
        <table:table-row table:number-rows-repeated="1048503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資料分析.$J$64" table:base-cell-address="01資料分析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range table:name="_Hlk160521250" table:cell-range-address="01資料分析.$J$34" table:base-cell-address="01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Moi6169-110/D/Users/moi1849/Desktop/123/3/1.月報/06速(月)報套印/11012/上網各月速報公式(12月).xls'#說明" table:style-name="ta5">
        <table:table-source xlink:href="file://Moi6169-110/D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60" table:style-name="ta5">
        <table:table-source xlink:href="file://Moi6169-110/D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70" table:style-name="ta5">
        <table:table-source xlink:href="file://Moi6169-110/D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B0" table:style-name="ta5">
        <table:table-source xlink:href="file://Moi6169-110/D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1-年月別(貼01-縣市別)" table:style-name="ta5">
        <table:table-source xlink:href="file://Moi6169-110/D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1-縣市別" table:style-name="ta5">
        <table:table-source xlink:href="file://Moi6169-110/D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1-年齡結構" table:style-name="ta5">
        <table:table-source xlink:href="file://Moi6169-110/D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1資料分析" table:style-name="ta5">
        <table:table-source xlink:href="file://Moi6169-110/D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1分析(草稿)" table:style-name="ta5">
        <table:table-source xlink:href="file://Moi6169-110/D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2-年月別" table:style-name="ta5">
        <table:table-source xlink:href="file://Moi6169-110/D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2-縣市別" table:style-name="ta5">
        <table:table-source xlink:href="file://Moi6169-110/D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4-單一年齡" table:style-name="ta5">
        <table:table-source xlink:href="file://Moi6169-110/D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5-年齡結構" table:style-name="ta5">
        <table:table-source xlink:href="file://Moi6169-110/D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6-人口增加&amp;生死結離" table:style-name="ta5">
        <table:table-source xlink:href="file://Moi6169-110/D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7-年月別" table:style-name="ta5">
        <table:table-source xlink:href="file://Moi6169-110/D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07-縣市別" table:style-name="ta5">
        <table:table-source xlink:href="file://Moi6169-110/D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0-年月別" table:style-name="ta5">
        <table:table-source xlink:href="file://Moi6169-110/D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0-縣市別" table:style-name="ta5">
        <table:table-source xlink:href="file://Moi6169-110/D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11-遷徙" table:style-name="ta5">
        <table:table-source xlink:href="file://Moi6169-110/D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Users/moi1849/Desktop/123/3/1.月報/06速(月)報套印/11012/上網各月速報公式(12月).xls'##REF" table:style-name="ta5">
        <table:table-source xlink:href="file://Moi6169-110/D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張伊榕</meta:initial-creator>
    <dc:creator>張伊榕</dc:creator>
    <meta:creation-date>2025-03-05T05:47:28Z</meta:creation-date>
    <dc:date>2025-03-06T09:43:25Z</dc:date>
    <meta:print-date>2022-07-14T08:53:18Z</meta:print-date>
  </office:meta>
</office:document-meta>
</file>